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18.733cm"/>
        </style:tab-stops>
      </style:paragraph-properties>
      <style:text-properties fo:font-size="14pt" officeooo:paragraph-rsid="00587d6d" style:font-size-asian="14pt" style:font-size-complex="14pt"/>
    </style:style>
    <style:style style:name="P2" style:family="paragraph" style:parent-style-name="Standard">
      <style:text-properties fo:font-size="14pt" officeooo:paragraph-rsid="00587d6d" style:font-size-asian="14pt" style:font-size-complex="14pt"/>
    </style:style>
    <style:style style:name="P3" style:family="paragraph" style:parent-style-name="Standard">
      <style:text-properties fo:font-size="14pt" officeooo:rsid="00559eea" officeooo:paragraph-rsid="005a6ecc" style:font-size-asian="14pt" style:font-size-complex="14pt"/>
    </style:style>
    <style:style style:name="P4" style:family="paragraph" style:parent-style-name="Standard">
      <style:text-properties fo:font-size="14pt" officeooo:rsid="005601e1" officeooo:paragraph-rsid="005a6ecc" style:font-size-asian="14pt" style:font-size-complex="14pt"/>
    </style:style>
    <style:style style:name="P5" style:family="paragraph" style:parent-style-name="Standard">
      <style:text-properties fo:font-size="14pt" officeooo:rsid="005601e1" officeooo:paragraph-rsid="005ac96c" style:font-size-asian="14pt" style:font-size-complex="14pt"/>
    </style:style>
    <style:style style:name="P6" style:family="paragraph" style:parent-style-name="Standard">
      <style:text-properties fo:font-size="14pt" officeooo:rsid="00578dde" officeooo:paragraph-rsid="005a6ecc" style:font-size-asian="14pt" style:font-size-complex="14pt"/>
    </style:style>
    <style:style style:name="P7" style:family="paragraph" style:parent-style-name="Standard">
      <style:text-properties fo:font-size="14pt" officeooo:rsid="005ca17c" officeooo:paragraph-rsid="005ca17c" style:font-size-asian="14pt" style:font-size-complex="14pt"/>
    </style:style>
    <style:style style:name="P8" style:family="paragraph" style:parent-style-name="Standard">
      <style:text-properties fo:font-size="14pt" officeooo:rsid="005ee90a" officeooo:paragraph-rsid="005ee90a" style:font-size-asian="14pt" style:font-size-complex="14pt"/>
    </style:style>
    <style:style style:name="P9" style:family="paragraph" style:parent-style-name="Standard">
      <style:text-properties fo:font-size="14pt" officeooo:rsid="005f9dfd" officeooo:paragraph-rsid="005f9dfd" style:font-size-asian="14pt" style:font-size-complex="14pt"/>
    </style:style>
    <style:style style:name="P10" style:family="paragraph" style:parent-style-name="Standard">
      <style:paragraph-properties fo:text-align="start" style:justify-single-word="false"/>
      <style:text-properties fo:font-size="14pt" officeooo:paragraph-rsid="005fb53e" style:font-size-asian="14pt" style:font-size-complex="14pt"/>
    </style:style>
    <style:style style:name="P11" style:family="paragraph" style:parent-style-name="Standard">
      <style:text-properties fo:font-size="14pt" officeooo:rsid="005fb53e" officeooo:paragraph-rsid="005fb53e" style:font-size-asian="14pt" style:font-size-complex="14pt"/>
    </style:style>
    <style:style style:name="P12" style:family="paragraph" style:parent-style-name="Standard">
      <style:text-properties fo:font-size="14pt" officeooo:rsid="005fb53e" officeooo:paragraph-rsid="0061dd90" style:font-size-asian="14pt" style:font-size-complex="14pt"/>
    </style:style>
    <style:style style:name="P13" style:family="paragraph" style:parent-style-name="Standard">
      <style:text-properties fo:font-size="14pt" officeooo:rsid="0084a806" officeooo:paragraph-rsid="005fb53e" style:font-size-asian="14pt" style:font-size-complex="14pt"/>
    </style:style>
    <style:style style:name="P14" style:family="paragraph" style:parent-style-name="Standard">
      <style:text-properties fo:font-size="14pt" officeooo:rsid="00620097" officeooo:paragraph-rsid="00620097" style:font-size-asian="14pt" style:font-size-complex="14pt"/>
    </style:style>
    <style:style style:name="P15" style:family="paragraph" style:parent-style-name="Standard">
      <style:text-properties fo:font-size="14pt" officeooo:paragraph-rsid="00aee3c4" style:font-size-asian="14pt" style:font-size-complex="14pt"/>
    </style:style>
    <style:style style:name="P16" style:family="paragraph" style:parent-style-name="Standard">
      <style:text-properties fo:font-size="14pt" officeooo:rsid="004d5b64" officeooo:paragraph-rsid="00d01f81" style:font-size-asian="14pt" style:font-size-complex="14pt"/>
    </style:style>
    <style:style style:name="P17" style:family="paragraph" style:parent-style-name="Standard">
      <style:text-properties fo:font-size="14pt" officeooo:rsid="0045cff8" officeooo:paragraph-rsid="00d01f81" style:font-size-asian="14pt" style:font-size-complex="14pt"/>
    </style:style>
    <style:style style:name="P18" style:family="paragraph" style:parent-style-name="Standard">
      <style:text-properties fo:font-size="14pt" officeooo:rsid="0045cff8" officeooo:paragraph-rsid="00e03f79" style:font-size-asian="14pt" style:font-size-complex="14pt"/>
    </style:style>
    <style:style style:name="P19" style:family="paragraph" style:parent-style-name="Standard">
      <style:text-properties fo:font-size="14pt" officeooo:rsid="00d01f81" officeooo:paragraph-rsid="00d01f81" style:font-size-asian="14pt" style:font-size-complex="14pt"/>
    </style:style>
    <style:style style:name="P20" style:family="paragraph" style:parent-style-name="Standard">
      <style:text-properties fo:font-size="14pt" fo:font-weight="normal" officeooo:paragraph-rsid="00587d6d" style:font-size-asian="14pt" style:font-weight-asian="normal" style:font-size-complex="14pt" style:font-weight-complex="normal"/>
    </style:style>
    <style:style style:name="P21" style:family="paragraph" style:parent-style-name="Standard">
      <style:text-properties fo:font-size="14pt" fo:font-weight="normal" officeooo:rsid="0075375f" officeooo:paragraph-rsid="00736f11" style:font-size-asian="14pt" style:font-weight-asian="normal" style:font-size-complex="14pt" style:font-weight-complex="normal"/>
    </style:style>
    <style:style style:name="P22" style:family="paragraph" style:parent-style-name="Standard">
      <style:text-properties fo:font-size="14pt" fo:font-weight="normal" officeooo:rsid="005eecd2" officeooo:paragraph-rsid="005a6ecc" style:font-size-asian="14pt" style:font-weight-asian="normal" style:font-size-complex="14pt" style:font-weight-complex="normal"/>
    </style:style>
    <style:style style:name="P23" style:family="paragraph" style:parent-style-name="Standard">
      <style:text-properties fo:font-size="14pt" fo:font-weight="normal" officeooo:rsid="00794774" officeooo:paragraph-rsid="005ac96c" style:font-size-asian="14pt" style:font-weight-asian="normal" style:font-size-complex="14pt" style:font-weight-complex="normal"/>
    </style:style>
    <style:style style:name="P24" style:family="paragraph" style:parent-style-name="Standard">
      <style:text-properties fo:font-size="14pt" fo:font-weight="normal" officeooo:rsid="00736f11" officeooo:paragraph-rsid="00736f11"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50ebb2" officeooo:paragraph-rsid="005a6ecc" style:font-size-asian="14pt" style:font-weight-asian="normal" style:font-size-complex="14pt" style:font-weight-complex="normal"/>
    </style:style>
    <style:style style:name="P26" style:family="paragraph" style:parent-style-name="Standard">
      <style:text-properties fo:font-size="14pt" fo:font-weight="normal" officeooo:rsid="0035ab17" officeooo:paragraph-rsid="006bd25f" style:font-size-asian="14pt" style:font-weight-asian="normal" style:font-size-complex="14pt" style:font-weight-complex="normal"/>
    </style:style>
    <style:style style:name="P27" style:family="paragraph" style:parent-style-name="Standard">
      <style:text-properties fo:font-size="14pt" fo:font-weight="normal" officeooo:rsid="0035ab17" officeooo:paragraph-rsid="0071433a" style:font-size-asian="14pt" style:font-weight-asian="normal" style:font-size-complex="14pt" style:font-weight-complex="normal"/>
    </style:style>
    <style:style style:name="P28" style:family="paragraph" style:parent-style-name="Standard">
      <style:text-properties fo:font-size="14pt" fo:font-weight="normal" officeooo:rsid="0035ab17" officeooo:paragraph-rsid="007c26e8" style:font-size-asian="14pt" style:font-weight-asian="normal" style:font-size-complex="14pt" style:font-weight-complex="normal"/>
    </style:style>
    <style:style style:name="P29" style:family="paragraph" style:parent-style-name="Standard">
      <style:text-properties fo:font-size="14pt" fo:font-weight="normal" officeooo:rsid="0035ab17" officeooo:paragraph-rsid="0089f6c2" style:font-size-asian="14pt" style:font-weight-asian="normal" style:font-size-complex="14pt" style:font-weight-complex="normal"/>
    </style:style>
    <style:style style:name="P30" style:family="paragraph" style:parent-style-name="Standard">
      <style:text-properties fo:font-size="14pt" fo:font-weight="normal" officeooo:rsid="0035ab17" officeooo:paragraph-rsid="00929221" style:font-size-asian="14pt" style:font-weight-asian="normal" style:font-size-complex="14pt" style:font-weight-complex="normal"/>
    </style:style>
    <style:style style:name="P31" style:family="paragraph" style:parent-style-name="Standard">
      <style:text-properties fo:font-size="14pt" fo:font-weight="normal" officeooo:rsid="0035ab17" officeooo:paragraph-rsid="009ad012" style:font-size-asian="14pt" style:font-weight-asian="normal" style:font-size-complex="14pt" style:font-weight-complex="normal"/>
    </style:style>
    <style:style style:name="P32" style:family="paragraph" style:parent-style-name="Standard">
      <style:text-properties fo:font-size="14pt" fo:font-weight="normal" officeooo:rsid="0035ab17" officeooo:paragraph-rsid="009ea7dc" style:font-size-asian="14pt" style:font-weight-asian="normal" style:font-size-complex="14pt" style:font-weight-complex="normal"/>
    </style:style>
    <style:style style:name="P33" style:family="paragraph" style:parent-style-name="Standard">
      <style:text-properties fo:font-size="14pt" fo:font-weight="normal" officeooo:rsid="0035ab17" officeooo:paragraph-rsid="00a43282" style:font-size-asian="14pt" style:font-weight-asian="normal" style:font-size-complex="14pt" style:font-weight-complex="normal"/>
    </style:style>
    <style:style style:name="P34" style:family="paragraph" style:parent-style-name="Standard">
      <style:text-properties fo:font-size="14pt" fo:font-weight="normal" officeooo:rsid="0035ab17" officeooo:paragraph-rsid="00a61a5a" style:font-size-asian="14pt" style:font-weight-asian="normal" style:font-size-complex="14pt" style:font-weight-complex="normal"/>
    </style:style>
    <style:style style:name="P35" style:family="paragraph" style:parent-style-name="Standard">
      <style:text-properties fo:font-size="14pt" fo:font-weight="normal" officeooo:rsid="0035ab17" officeooo:paragraph-rsid="00ddd2bf" style:font-size-asian="14pt" style:font-weight-asian="normal" style:font-size-complex="14pt" style:font-weight-complex="normal"/>
    </style:style>
    <style:style style:name="P36" style:family="paragraph" style:parent-style-name="Standard">
      <style:text-properties fo:font-size="14pt" fo:font-weight="normal" officeooo:rsid="006bd25f" officeooo:paragraph-rsid="006bd25f" style:font-size-asian="14pt" style:font-weight-asian="normal" style:font-size-complex="14pt" style:font-weight-complex="normal"/>
    </style:style>
    <style:style style:name="P37" style:family="paragraph" style:parent-style-name="Standard">
      <style:text-properties fo:font-size="14pt" fo:font-weight="normal" officeooo:rsid="006bd25f" officeooo:paragraph-rsid="0071433a" style:font-size-asian="14pt" style:font-weight-asian="normal" style:font-size-complex="14pt" style:font-weight-complex="normal"/>
    </style:style>
    <style:style style:name="P38" style:family="paragraph" style:parent-style-name="Standard">
      <style:text-properties fo:font-size="14pt" fo:font-weight="normal" officeooo:rsid="006bd25f" officeooo:paragraph-rsid="007c26e8" style:font-size-asian="14pt" style:font-weight-asian="normal" style:font-size-complex="14pt" style:font-weight-complex="normal"/>
    </style:style>
    <style:style style:name="P39" style:family="paragraph" style:parent-style-name="Standard">
      <style:text-properties fo:font-size="14pt" fo:font-weight="normal" officeooo:rsid="006bd25f" officeooo:paragraph-rsid="007dd9d0" style:font-size-asian="14pt" style:font-weight-asian="normal" style:font-size-complex="14pt" style:font-weight-complex="normal"/>
    </style:style>
    <style:style style:name="P40" style:family="paragraph" style:parent-style-name="Standard">
      <style:text-properties fo:font-size="14pt" fo:font-weight="normal" officeooo:rsid="006bd25f" officeooo:paragraph-rsid="00a43282" style:font-size-asian="14pt" style:font-weight-asian="normal" style:font-size-complex="14pt" style:font-weight-complex="normal"/>
    </style:style>
    <style:style style:name="P41" style:family="paragraph" style:parent-style-name="Standard">
      <style:text-properties fo:font-size="14pt" fo:font-weight="normal" officeooo:rsid="006bd25f" officeooo:paragraph-rsid="00a61a5a" style:font-size-asian="14pt" style:font-weight-asian="normal" style:font-size-complex="14pt" style:font-weight-complex="normal"/>
    </style:style>
    <style:style style:name="P42" style:family="paragraph" style:parent-style-name="Standard">
      <style:text-properties fo:font-size="14pt" fo:font-weight="normal" officeooo:rsid="007dd9d0" officeooo:paragraph-rsid="007dd9d0"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786c0d" officeooo:paragraph-rsid="007c26e8"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7e8520" officeooo:paragraph-rsid="007e8520" style:font-size-asian="14pt" style:font-weight-asian="normal" style:font-size-complex="14pt" style:font-weight-complex="normal"/>
    </style:style>
    <style:style style:name="P45" style:family="paragraph" style:parent-style-name="Standard">
      <style:text-properties fo:font-size="14pt" fo:font-weight="normal" officeooo:rsid="00a43282" officeooo:paragraph-rsid="00a43282" style:font-size-asian="14pt" style:font-weight-asian="normal" style:font-size-complex="14pt" style:font-weight-complex="normal"/>
    </style:style>
    <style:style style:name="P46" style:family="paragraph" style:parent-style-name="Standard">
      <style:text-properties fo:font-size="14pt" fo:font-weight="normal" officeooo:rsid="00a43282" officeooo:paragraph-rsid="00a61a5a" style:font-size-asian="14pt" style:font-weight-asian="normal" style:font-size-complex="14pt" style:font-weight-complex="normal"/>
    </style:style>
    <style:style style:name="P47" style:family="paragraph" style:parent-style-name="Standard">
      <style:text-properties fo:font-size="14pt" fo:font-weight="normal" officeooo:rsid="0071433a" officeooo:paragraph-rsid="00a43282" style:font-size-asian="14pt" style:font-weight-asian="normal" style:font-size-complex="14pt" style:font-weight-complex="normal"/>
    </style:style>
    <style:style style:name="P48" style:family="paragraph" style:parent-style-name="Standard">
      <style:text-properties fo:font-size="14pt" fo:font-weight="normal" officeooo:rsid="00a60105" officeooo:paragraph-rsid="00a60105" style:font-size-asian="14pt" style:font-weight-asian="normal" style:font-size-complex="14pt" style:font-weight-complex="normal"/>
    </style:style>
    <style:style style:name="P49" style:family="paragraph" style:parent-style-name="Standard">
      <style:text-properties fo:font-size="14pt" fo:font-weight="normal" officeooo:rsid="00a61a5a" officeooo:paragraph-rsid="00a61a5a" style:font-size-asian="14pt" style:font-weight-asian="normal" style:font-size-complex="14pt" style:font-weight-complex="normal"/>
    </style:style>
    <style:style style:name="P50" style:family="paragraph" style:parent-style-name="Standard">
      <style:text-properties fo:font-size="14pt" fo:font-weight="normal" officeooo:rsid="00a83f3f" officeooo:paragraph-rsid="00a61a5a" style:font-size-asian="14pt" style:font-weight-asian="normal" style:font-size-complex="14pt" style:font-weight-complex="normal"/>
    </style:style>
    <style:style style:name="P51" style:family="paragraph" style:parent-style-name="Standard">
      <style:text-properties fo:font-size="14pt" fo:font-weight="normal" officeooo:rsid="00577bcd" officeooo:paragraph-rsid="00577bcd" style:font-size-asian="14pt" style:font-weight-asian="normal" style:font-size-complex="14pt" style:font-weight-complex="normal"/>
    </style:style>
    <style:style style:name="P52" style:family="paragraph" style:parent-style-name="Standard">
      <style:text-properties fo:font-size="14pt" fo:font-weight="normal" officeooo:rsid="00aa25b7" officeooo:paragraph-rsid="00aa25b7" style:font-size-asian="14pt" style:font-weight-asian="normal" style:font-size-complex="14pt" style:font-weight-complex="normal"/>
    </style:style>
    <style:style style:name="P53" style:family="paragraph" style:parent-style-name="Standard">
      <style:text-properties fo:font-size="14pt" fo:font-weight="normal" officeooo:rsid="00b48134" officeooo:paragraph-rsid="00b48134" style:font-size-asian="14pt" style:font-weight-asian="normal" style:font-size-complex="14pt" style:font-weight-complex="normal"/>
    </style:style>
    <style:style style:name="P54" style:family="paragraph" style:parent-style-name="Standard">
      <style:text-properties fo:font-size="14pt" fo:font-weight="normal" officeooo:rsid="00b74c3a" officeooo:paragraph-rsid="00b74c3a" style:font-size-asian="14pt" style:font-weight-asian="normal" style:font-size-complex="14pt" style:font-weight-complex="normal"/>
    </style:style>
    <style:style style:name="P55" style:family="paragraph" style:parent-style-name="Standard">
      <style:text-properties fo:font-size="14pt" fo:font-weight="normal" officeooo:rsid="00c7f20e" officeooo:paragraph-rsid="00c7f20e" style:font-size-asian="14pt" style:font-weight-asian="normal" style:font-size-complex="14pt" style:font-weight-complex="normal"/>
    </style:style>
    <style:style style:name="P56" style:family="paragraph" style:parent-style-name="Standard">
      <style:text-properties fo:font-size="14pt" fo:font-weight="normal" officeooo:rsid="00cd3ba4" officeooo:paragraph-rsid="00cd3ba4" style:font-size-asian="14pt" style:font-weight-asian="normal" style:font-size-complex="14pt" style:font-weight-complex="normal"/>
    </style:style>
    <style:style style:name="P57" style:family="paragraph" style:parent-style-name="Standard">
      <style:text-properties fo:font-size="14pt" fo:font-weight="normal" officeooo:rsid="00d5c575" officeooo:paragraph-rsid="00d5c575" style:font-size-asian="14pt" style:font-weight-asian="normal" style:font-size-complex="14pt" style:font-weight-complex="normal"/>
    </style:style>
    <style:style style:name="P58" style:family="paragraph" style:parent-style-name="Standard">
      <style:text-properties fo:font-size="14pt" fo:font-weight="normal" officeooo:rsid="00e651d3" officeooo:paragraph-rsid="00e651d3" style:font-size-asian="14pt" style:font-weight-asian="normal" style:font-size-complex="14pt" style:font-weight-complex="normal"/>
    </style:style>
    <style:style style:name="P59" style:family="paragraph" style:parent-style-name="Standard">
      <style:text-properties fo:font-size="14pt" fo:font-weight="bold" officeooo:rsid="005601e1" officeooo:paragraph-rsid="005a6ecc" style:font-size-asian="14pt" style:font-weight-asian="bold" style:font-size-complex="14pt" style:font-weight-complex="bold"/>
    </style:style>
    <style:style style:name="P60" style:family="paragraph" style:parent-style-name="Standard">
      <style:text-properties fo:font-size="14pt" fo:font-weight="bold" officeooo:rsid="005601e1" officeooo:paragraph-rsid="005ac96c" style:font-size-asian="14pt" style:font-weight-asian="bold" style:font-size-complex="14pt" style:font-weight-complex="bold"/>
    </style:style>
    <style:style style:name="P61" style:family="paragraph" style:parent-style-name="Standard">
      <style:text-properties fo:font-size="14pt" fo:font-weight="bold" officeooo:rsid="005b89c8" officeooo:paragraph-rsid="005a6ecc" style:font-size-asian="14pt" style:font-weight-asian="bold" style:font-size-complex="14pt" style:font-weight-complex="bold"/>
    </style:style>
    <style:style style:name="P62" style:family="paragraph" style:parent-style-name="Standard">
      <style:text-properties fo:font-size="14pt" fo:font-weight="bold" officeooo:rsid="005d2e22" officeooo:paragraph-rsid="005a6ecc" style:font-size-asian="14pt" style:font-weight-asian="bold" style:font-size-complex="14pt" style:font-weight-complex="bold"/>
    </style:style>
    <style:style style:name="P63" style:family="paragraph" style:parent-style-name="Standard">
      <style:text-properties fo:font-size="14pt" fo:font-weight="bold" officeooo:rsid="006f2bca" officeooo:paragraph-rsid="005ac96c" style:font-size-asian="14pt" style:font-weight-asian="bold" style:font-size-complex="14pt" style:font-weight-complex="bold"/>
    </style:style>
    <style:style style:name="P64" style:family="paragraph" style:parent-style-name="Standard">
      <style:text-properties fo:font-size="14pt" fo:font-weight="bold" officeooo:rsid="00736f11" officeooo:paragraph-rsid="00736f11" style:font-size-asian="14pt" style:font-weight-asian="bold" style:font-size-complex="14pt" style:font-weight-complex="bold"/>
    </style:style>
    <style:style style:name="P65" style:family="paragraph" style:parent-style-name="Standard">
      <style:text-properties fo:font-size="14pt" fo:font-weight="bold" officeooo:rsid="00620097" officeooo:paragraph-rsid="00620097" style:font-size-asian="14pt" style:font-weight-asian="bold" style:font-size-complex="14pt" style:font-weight-complex="bold"/>
    </style:style>
    <style:style style:name="P66" style:family="paragraph" style:parent-style-name="Standard">
      <style:text-properties fo:font-size="14pt" fo:font-weight="bold" officeooo:rsid="006eafbb" officeooo:paragraph-rsid="006bd25f" style:font-size-asian="14pt" style:font-weight-asian="bold" style:font-size-complex="14pt" style:font-weight-complex="bold"/>
    </style:style>
    <style:style style:name="P67" style:family="paragraph" style:parent-style-name="Standard">
      <style:text-properties fo:font-size="14pt" fo:font-weight="bold" officeooo:rsid="006eafbb" officeooo:paragraph-rsid="0071433a" style:font-size-asian="14pt" style:font-weight-asian="bold" style:font-size-complex="14pt" style:font-weight-complex="bold"/>
    </style:style>
    <style:style style:name="P68" style:family="paragraph" style:parent-style-name="Standard">
      <style:text-properties fo:font-size="14pt" fo:font-weight="bold" officeooo:rsid="006eafbb" officeooo:paragraph-rsid="007c26e8" style:font-size-asian="14pt" style:font-weight-asian="bold" style:font-size-complex="14pt" style:font-weight-complex="bold"/>
    </style:style>
    <style:style style:name="P69" style:family="paragraph" style:parent-style-name="Standard">
      <style:text-properties fo:font-size="14pt" fo:font-weight="bold" officeooo:rsid="006eafbb" officeooo:paragraph-rsid="0089f6c2" style:font-size-asian="14pt" style:font-weight-asian="bold" style:font-size-complex="14pt" style:font-weight-complex="bold"/>
    </style:style>
    <style:style style:name="P70" style:family="paragraph" style:parent-style-name="Standard">
      <style:text-properties fo:font-size="14pt" fo:font-weight="bold" officeooo:rsid="006eafbb" officeooo:paragraph-rsid="00929221" style:font-size-asian="14pt" style:font-weight-asian="bold" style:font-size-complex="14pt" style:font-weight-complex="bold"/>
    </style:style>
    <style:style style:name="P71" style:family="paragraph" style:parent-style-name="Standard">
      <style:text-properties fo:font-size="14pt" fo:font-weight="bold" officeooo:rsid="006eafbb" officeooo:paragraph-rsid="009ad012" style:font-size-asian="14pt" style:font-weight-asian="bold" style:font-size-complex="14pt" style:font-weight-complex="bold"/>
    </style:style>
    <style:style style:name="P72" style:family="paragraph" style:parent-style-name="Standard">
      <style:text-properties fo:font-size="14pt" fo:font-weight="bold" officeooo:rsid="006eafbb" officeooo:paragraph-rsid="009ea7dc" style:font-size-asian="14pt" style:font-weight-asian="bold" style:font-size-complex="14pt" style:font-weight-complex="bold"/>
    </style:style>
    <style:style style:name="P73" style:family="paragraph" style:parent-style-name="Standard">
      <style:text-properties fo:font-size="14pt" fo:font-weight="bold" officeooo:rsid="006eafbb" officeooo:paragraph-rsid="00a43282" style:font-size-asian="14pt" style:font-weight-asian="bold" style:font-size-complex="14pt" style:font-weight-complex="bold"/>
    </style:style>
    <style:style style:name="P74" style:family="paragraph" style:parent-style-name="Standard">
      <style:text-properties fo:font-size="14pt" fo:font-weight="bold" officeooo:rsid="006eafbb" officeooo:paragraph-rsid="00ddd2bf" style:font-size-asian="14pt" style:font-weight-asian="bold" style:font-size-complex="14pt" style:font-weight-complex="bold"/>
    </style:style>
    <style:style style:name="P75" style:family="paragraph" style:parent-style-name="Standard">
      <style:text-properties fo:font-size="14pt" fo:font-weight="bold" officeooo:rsid="00a43282" officeooo:paragraph-rsid="00a43282" style:font-size-asian="14pt" style:font-weight-asian="bold" style:font-size-complex="14pt" style:font-weight-complex="bold"/>
    </style:style>
    <style:style style:name="P76" style:family="paragraph" style:parent-style-name="Standard">
      <style:text-properties fo:font-size="14pt" fo:font-weight="bold" officeooo:rsid="00a43282" officeooo:paragraph-rsid="00a61a5a" style:font-size-asian="14pt" style:font-weight-asian="bold" style:font-size-complex="14pt" style:font-weight-complex="bold"/>
    </style:style>
    <style:style style:name="P77" style:family="paragraph" style:parent-style-name="Standard">
      <style:text-properties fo:font-size="14pt" fo:font-weight="bold" officeooo:rsid="00a60105" officeooo:paragraph-rsid="00a60105" style:font-size-asian="14pt" style:font-weight-asian="bold" style:font-size-complex="14pt" style:font-weight-complex="bold"/>
    </style:style>
    <style:style style:name="P78" style:family="paragraph" style:parent-style-name="Standard">
      <style:text-properties fo:font-size="14pt" fo:font-weight="bold" officeooo:rsid="00aa25b7" officeooo:paragraph-rsid="00aa25b7"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font-style="normal" fo:font-weight="normal" officeooo:paragraph-rsid="00587d6d" style:font-size-asian="12.25pt" style:font-style-asian="normal" style:font-weight-asian="normal" style:font-size-complex="14pt" style:font-style-complex="normal" style:font-weight-complex="normal"/>
    </style:style>
    <style:style style:name="P80" style:family="paragraph" style:parent-style-name="Standard">
      <style:text-properties fo:font-size="14pt" fo:font-style="normal" officeooo:rsid="00587d6d" officeooo:paragraph-rsid="00587d6d" style:font-size-asian="14pt" style:font-style-asian="normal" style:font-size-complex="14pt" style:font-style-complex="normal"/>
    </style:style>
    <style:style style:name="P81" style:family="paragraph" style:parent-style-name="Standard">
      <style:text-properties fo:font-size="14pt" style:text-underline-style="none" fo:font-weight="bold" officeooo:rsid="00620097" officeooo:paragraph-rsid="00620097" style:font-size-asian="14pt" style:font-weight-asian="bold" style:font-size-complex="14pt" style:font-weight-complex="bold"/>
    </style:style>
    <style:style style:name="P82" style:family="paragraph" style:parent-style-name="Standard">
      <style:text-properties fo:font-size="14pt" style:text-underline-style="solid" style:text-underline-width="auto" style:text-underline-color="font-color" fo:font-weight="bold" officeooo:rsid="00620097" officeooo:paragraph-rsid="00620097" style:font-size-asian="14pt" style:font-weight-asian="bold" style:font-size-complex="14pt" style:font-weight-complex="bold"/>
    </style:style>
    <style:style style:name="P83" style:family="paragraph" style:parent-style-name="Standard">
      <style:text-properties fo:font-size="14pt" style:text-underline-style="solid" style:text-underline-width="auto" style:text-underline-color="font-color" officeooo:rsid="00d1a099" officeooo:paragraph-rsid="00d1a099" style:font-size-asian="14pt" style:font-size-complex="14pt"/>
    </style:style>
    <style:style style:name="P84" style:family="paragraph" style:parent-style-name="Standard">
      <style:text-properties fo:font-size="14pt" style:text-underline-style="solid" style:text-underline-width="auto" style:text-underline-color="font-color" officeooo:rsid="00d1cd21" officeooo:paragraph-rsid="00d1cd21" style:font-size-asian="14pt" style:font-size-complex="14pt"/>
    </style:style>
    <style:style style:name="P85" style:family="paragraph" style:parent-style-name="Standard">
      <style:text-properties fo:font-size="14pt" fo:font-style="italic" fo:font-weight="normal" officeooo:rsid="00a43282" officeooo:paragraph-rsid="00a43282" style:font-size-asian="14pt" style:font-style-asian="italic" style:font-weight-asian="normal" style:font-size-complex="14pt" style:font-style-complex="italic" style:font-weight-complex="normal"/>
    </style:style>
    <style:style style:name="P86" style:family="paragraph" style:parent-style-name="Standard">
      <style:text-properties fo:font-size="14pt" fo:font-style="italic" fo:font-weight="normal" officeooo:rsid="00a43282" officeooo:paragraph-rsid="00a61a5a" style:font-size-asian="14pt" style:font-style-asian="italic" style:font-weight-asian="normal" style:font-size-complex="14pt" style:font-style-complex="italic" style:font-weight-complex="normal"/>
    </style:style>
    <style:style style:name="P87" style:family="paragraph" style:parent-style-name="Standard">
      <style:text-properties fo:font-size="14pt" fo:font-style="italic" style:text-underline-style="solid" style:text-underline-width="auto" style:text-underline-color="font-color" fo:font-weight="bold" officeooo:rsid="00d409fa" officeooo:paragraph-rsid="00d409fa" style:font-size-asian="14pt" style:font-style-asian="italic" style:font-weight-asian="bold" style:font-size-complex="14pt" style:font-style-complex="italic" style:font-weight-complex="bold"/>
    </style:style>
    <style:style style:name="P88"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89" style:family="paragraph" style:parent-style-name="Standard">
      <style:text-properties fo:font-size="24pt" style:text-underline-style="solid" style:text-underline-width="auto" style:text-underline-color="font-color" fo:font-weight="bold" officeooo:rsid="00337a53" officeooo:paragraph-rsid="007c26e8" style:font-size-asian="24pt" style:font-weight-asian="bold" style:font-size-complex="24pt" style:font-weight-complex="bold"/>
    </style:style>
    <style:style style:name="P90" style:family="paragraph" style:parent-style-name="Standard">
      <style:text-properties fo:font-size="24pt" style:text-underline-style="solid" style:text-underline-width="auto" style:text-underline-color="font-color" fo:font-weight="bold" officeooo:rsid="00337a53" officeooo:paragraph-rsid="0071433a" style:font-size-asian="24pt" style:font-weight-asian="bold" style:font-size-complex="24pt" style:font-weight-complex="bold"/>
    </style:style>
    <style:style style:name="P91" style:family="paragraph" style:parent-style-name="Standard">
      <style:text-properties fo:font-size="24pt" style:text-underline-style="solid" style:text-underline-width="auto" style:text-underline-color="font-color" fo:font-weight="bold" officeooo:rsid="00337a53" officeooo:paragraph-rsid="0089f6c2" style:font-size-asian="24pt" style:font-weight-asian="bold" style:font-size-complex="24pt" style:font-weight-complex="bold"/>
    </style:style>
    <style:style style:name="P92" style:family="paragraph" style:parent-style-name="Standard">
      <style:text-properties fo:font-size="24pt" style:text-underline-style="solid" style:text-underline-width="auto" style:text-underline-color="font-color" fo:font-weight="bold" officeooo:rsid="00337a53" officeooo:paragraph-rsid="00929221" style:font-size-asian="24pt" style:font-weight-asian="bold" style:font-size-complex="24pt" style:font-weight-complex="bold"/>
    </style:style>
    <style:style style:name="P93" style:family="paragraph" style:parent-style-name="Standard">
      <style:text-properties fo:font-size="24pt" style:text-underline-style="solid" style:text-underline-width="auto" style:text-underline-color="font-color" fo:font-weight="bold" officeooo:rsid="00337a53" officeooo:paragraph-rsid="009ad012" style:font-size-asian="24pt" style:font-weight-asian="bold" style:font-size-complex="24pt" style:font-weight-complex="bold"/>
    </style:style>
    <style:style style:name="P94" style:family="paragraph" style:parent-style-name="Standard">
      <style:text-properties fo:font-size="24pt" style:text-underline-style="solid" style:text-underline-width="auto" style:text-underline-color="font-color" fo:font-weight="bold" officeooo:rsid="00337a53" officeooo:paragraph-rsid="009ea7dc" style:font-size-asian="24pt" style:font-weight-asian="bold" style:font-size-complex="24pt" style:font-weight-complex="bold"/>
    </style:style>
    <style:style style:name="P95" style:family="paragraph" style:parent-style-name="Standard">
      <style:text-properties fo:font-size="24pt" style:text-underline-style="solid" style:text-underline-width="auto" style:text-underline-color="font-color" fo:font-weight="bold" officeooo:rsid="00337a53" officeooo:paragraph-rsid="00a43282" style:font-size-asian="24pt" style:font-weight-asian="bold" style:font-size-complex="24pt" style:font-weight-complex="bold"/>
    </style:style>
    <style:style style:name="P96" style:family="paragraph" style:parent-style-name="Standard">
      <style:text-properties fo:font-size="24pt" style:text-underline-style="solid" style:text-underline-width="auto" style:text-underline-color="font-color" fo:font-weight="bold" officeooo:rsid="00337a53" officeooo:paragraph-rsid="00a61a5a" style:font-size-asian="24pt" style:font-weight-asian="bold" style:font-size-complex="24pt" style:font-weight-complex="bold"/>
    </style:style>
    <style:style style:name="P97" style:family="paragraph" style:parent-style-name="Standard">
      <style:text-properties fo:font-size="24pt" style:text-underline-style="solid" style:text-underline-width="auto" style:text-underline-color="font-color" fo:font-weight="bold" officeooo:rsid="00337a53" officeooo:paragraph-rsid="00ddd2bf" style:font-size-asian="24pt" style:font-weight-asian="bold" style:font-size-complex="24pt" style:font-weight-complex="bold"/>
    </style:style>
    <style:style style:name="P98" style:family="paragraph" style:parent-style-name="Standard">
      <style:paragraph-properties fo:text-align="start" style:justify-single-word="false"/>
      <style:text-properties style:text-position="0% 100%" fo:font-size="14pt" fo:font-style="normal" fo:font-weight="normal" officeooo:paragraph-rsid="00587d6d"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style:text-position="0% 100%" fo:font-size="14pt" fo:font-style="normal" fo:font-weight="normal" officeooo:rsid="00577bcd" officeooo:paragraph-rsid="00587d6d"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text-position="0% 100%" fo:font-size="14pt" fo:font-style="normal" fo:font-weight="normal" officeooo:rsid="00aa25b7" officeooo:paragraph-rsid="00aa25b7"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text-position="0% 100%" fo:font-size="14pt" fo:font-style="normal" fo:font-weight="normal" officeooo:rsid="00acfcb4" officeooo:paragraph-rsid="00b0cc2c"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text-position="0% 100%" fo:font-size="14pt" fo:font-style="normal" fo:font-weight="normal" officeooo:rsid="00c48354" officeooo:paragraph-rsid="00c48354"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text-position="0% 100%" fo:font-size="14pt" fo:font-style="normal" fo:font-weight="normal" officeooo:rsid="00da1aec" officeooo:paragraph-rsid="00da1aec"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text-position="0% 100%" fo:font-size="14pt" fo:font-style="normal" fo:font-weight="normal" officeooo:rsid="00e5b099" officeooo:paragraph-rsid="00e5b099"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text-position="0% 100%" fo:font-size="14pt" fo:font-style="normal" fo:font-weight="normal" officeooo:rsid="00e651d3" officeooo:paragraph-rsid="00e651d3"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text-position="0% 100%" fo:font-size="14pt" fo:font-style="normal" fo:font-weight="normal" officeooo:rsid="00e6650d" officeooo:paragraph-rsid="00e6650d"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style:text-position="0% 100%" fo:font-size="14pt" fo:font-style="normal" fo:font-weight="normal" officeooo:rsid="00e87fbb" officeooo:paragraph-rsid="00e87fbb" style:font-size-asian="14pt" style:font-style-asian="normal" style:font-weight-asian="normal" style:font-size-complex="14pt" style:font-style-complex="normal" style:font-weight-complex="normal"/>
    </style:style>
    <style:style style:name="P108" style:family="paragraph" style:parent-style-name="Standard">
      <style:text-properties style:text-position="0% 100%" fo:font-size="14pt" fo:font-style="normal" officeooo:paragraph-rsid="00587d6d" style:font-size-asian="14pt" style:font-style-asian="normal" style:font-size-complex="14pt" style:font-style-complex="normal"/>
    </style:style>
    <style:style style:name="P109" style:family="paragraph" style:parent-style-name="Standard">
      <style:text-properties style:text-position="0% 100%" fo:font-size="14pt" fo:font-style="normal" officeooo:rsid="00587d6d" officeooo:paragraph-rsid="00587d6d" style:font-size-asian="14pt" style:font-style-asian="normal" style:font-size-complex="14pt" style:font-style-complex="normal"/>
    </style:style>
    <style:style style:name="P110" style:family="paragraph" style:parent-style-name="Standard">
      <style:text-properties style:text-position="0% 100%" fo:font-size="14pt" fo:font-style="normal" officeooo:rsid="00aa25b7" officeooo:paragraph-rsid="00aa25b7" style:font-size-asian="14pt" style:font-style-asian="normal" style:font-size-complex="14pt" style:font-style-complex="normal"/>
    </style:style>
    <style:style style:name="P111" style:family="paragraph" style:parent-style-name="Standard">
      <style:text-properties style:text-position="0% 100%" fo:font-size="14pt" fo:font-style="normal" style:text-underline-style="none" fo:font-weight="normal" officeooo:rsid="009618ac" officeooo:paragraph-rsid="009ea7dc" style:font-size-asian="14pt" style:font-style-asian="normal" style:font-weight-asian="normal" style:font-size-complex="14pt" style:font-style-complex="normal" style:font-weight-complex="normal"/>
    </style:style>
    <style:style style:name="P112" style:family="paragraph" style:parent-style-name="Standard">
      <style:text-properties style:text-position="0% 100%" fo:font-size="14pt" officeooo:paragraph-rsid="00587d6d" style:font-size-asian="14pt" style:font-size-complex="14pt"/>
    </style:style>
    <style:style style:name="P113" style:family="paragraph" style:parent-style-name="Standard">
      <style:text-properties style:text-position="0% 100%" fo:font-size="14pt" officeooo:rsid="005601e1" officeooo:paragraph-rsid="005a6ecc" style:font-size-asian="14pt" style:font-size-complex="14pt"/>
    </style:style>
    <style:style style:name="P114" style:family="paragraph" style:parent-style-name="Standard">
      <style:text-properties style:text-position="0% 100%" fo:font-size="14pt" officeooo:rsid="005601e1" officeooo:paragraph-rsid="005c681f" style:font-size-asian="14pt" style:font-size-complex="14pt"/>
    </style:style>
    <style:style style:name="P115" style:family="paragraph" style:parent-style-name="Standard">
      <style:text-properties style:text-position="0% 100%" fo:font-size="14pt" officeooo:rsid="005601e1" officeooo:paragraph-rsid="006327d3" style:font-size-asian="14pt" style:font-size-complex="14pt"/>
    </style:style>
    <style:style style:name="P116" style:family="paragraph" style:parent-style-name="Standard">
      <style:text-properties style:text-position="0% 100%" fo:font-size="14pt" officeooo:rsid="005601e1" officeooo:paragraph-rsid="00aa25b7" style:font-size-asian="14pt" style:font-size-complex="14pt"/>
    </style:style>
    <style:style style:name="P117" style:family="paragraph" style:parent-style-name="Standard">
      <style:text-properties style:text-position="0% 100%" fo:font-size="14pt" officeooo:rsid="005a6ecc" officeooo:paragraph-rsid="005a6ecc" style:font-size-asian="14pt" style:font-size-complex="14pt"/>
    </style:style>
    <style:style style:name="P118" style:family="paragraph" style:parent-style-name="Standard">
      <style:text-properties style:text-position="0% 100%" fo:font-size="14pt" officeooo:rsid="00aa25b7" officeooo:paragraph-rsid="00aa25b7" style:font-size-asian="14pt" style:font-size-complex="14pt"/>
    </style:style>
    <style:style style:name="P119" style:family="paragraph" style:parent-style-name="Standard">
      <style:text-properties style:text-position="0% 100%" fo:font-size="14pt" fo:font-weight="normal" officeooo:paragraph-rsid="00587d6d" style:font-size-asian="14pt" style:font-weight-asian="normal" style:font-size-complex="14pt" style:font-weight-complex="normal"/>
    </style:style>
    <style:style style:name="P120" style:family="paragraph" style:parent-style-name="Standard">
      <style:text-properties style:text-position="0% 100%" fo:font-size="14pt" fo:font-weight="normal" officeooo:rsid="002f44fe" officeooo:paragraph-rsid="00587d6d" style:font-size-asian="14pt" style:font-weight-asian="normal" style:font-size-complex="14pt" style:font-weight-complex="normal"/>
    </style:style>
    <style:style style:name="P121" style:family="paragraph" style:parent-style-name="Standard">
      <style:text-properties style:text-position="0% 100%" fo:font-size="14pt" fo:font-weight="normal" officeooo:rsid="002f44fe" officeooo:paragraph-rsid="00c48354"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style:text-position="0% 100%" fo:font-size="14pt" fo:font-weight="normal" officeooo:rsid="005a6ecc" officeooo:paragraph-rsid="005c681f"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text-position="0% 100%" fo:font-size="14pt" fo:font-weight="normal" officeooo:rsid="006327d3" officeooo:paragraph-rsid="006327d3"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style:text-position="0% 100%" fo:font-size="14pt" fo:font-weight="normal" officeooo:rsid="006327d3" officeooo:paragraph-rsid="00aa25b7"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text-position="0% 100%" fo:font-size="14pt" fo:font-weight="normal" officeooo:rsid="006327d3" officeooo:paragraph-rsid="00aad4a6"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style:text-position="0% 100%" fo:font-size="14pt" fo:font-weight="normal" officeooo:rsid="006327d3" officeooo:paragraph-rsid="00b0e5e5"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style:text-position="0% 100%" fo:font-size="14pt" fo:font-weight="normal" officeooo:rsid="00641149" officeooo:paragraph-rsid="00641149"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style:text-position="0% 100%" fo:font-size="14pt" fo:font-weight="normal" officeooo:rsid="0065f460" officeooo:paragraph-rsid="0065f460"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style:text-position="0% 100%" fo:font-size="14pt" fo:font-weight="normal" officeooo:rsid="0067c0a4" officeooo:paragraph-rsid="0067c0a4"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style:text-position="0% 100%" fo:font-size="14pt" fo:font-weight="normal" officeooo:rsid="00687723" officeooo:paragraph-rsid="00687723"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style:text-position="0% 100%" fo:font-size="14pt" fo:font-weight="normal" officeooo:rsid="006a0de9" officeooo:paragraph-rsid="006a0de9"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style:text-position="0% 100%" fo:font-size="14pt" fo:font-weight="normal" officeooo:rsid="006bd25f" officeooo:paragraph-rsid="006bd25f"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style:text-position="0% 100%" fo:font-size="14pt" fo:font-weight="normal" officeooo:rsid="006bd25f" officeooo:paragraph-rsid="0071433a" style:font-size-asian="14pt" style:font-weight-asian="normal" style:font-size-complex="14pt" style:font-weight-complex="normal"/>
    </style:style>
    <style:style style:name="P134" style:family="paragraph" style:parent-style-name="Standard">
      <style:paragraph-properties fo:text-align="start" style:justify-single-word="false"/>
      <style:text-properties style:text-position="0% 100%" fo:font-size="14pt" fo:font-weight="normal" officeooo:rsid="006bd25f" officeooo:paragraph-rsid="007c26e8"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style:text-position="0% 100%" fo:font-size="14pt" fo:font-weight="normal" officeooo:rsid="006bd25f" officeooo:paragraph-rsid="0089f6c2"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style:text-position="0% 100%" fo:font-size="14pt" fo:font-weight="normal" officeooo:rsid="006bd25f" officeooo:paragraph-rsid="00929221" style:font-size-asian="14pt" style:font-weight-asian="normal" style:font-size-complex="14pt" style:font-weight-complex="normal"/>
    </style:style>
    <style:style style:name="P137" style:family="paragraph" style:parent-style-name="Standard">
      <style:paragraph-properties fo:text-align="start" style:justify-single-word="false"/>
      <style:text-properties style:text-position="0% 100%" fo:font-size="14pt" fo:font-weight="normal" officeooo:rsid="006bd25f" officeooo:paragraph-rsid="009ad012" style:font-size-asian="14pt" style:font-weight-asian="normal" style:font-size-complex="14pt" style:font-weight-complex="normal"/>
    </style:style>
    <style:style style:name="P138" style:family="paragraph" style:parent-style-name="Standard">
      <style:paragraph-properties fo:text-align="start" style:justify-single-word="false"/>
      <style:text-properties style:text-position="0% 100%" fo:font-size="14pt" fo:font-weight="normal" officeooo:rsid="006bd25f" officeooo:paragraph-rsid="009ea7dc" style:font-size-asian="14pt" style:font-weight-asian="normal" style:font-size-complex="14pt" style:font-weight-complex="normal"/>
    </style:style>
    <style:style style:name="P139" style:family="paragraph" style:parent-style-name="Standard">
      <style:paragraph-properties fo:text-align="start" style:justify-single-word="false"/>
      <style:text-properties style:text-position="0% 100%" fo:font-size="14pt" fo:font-weight="normal" officeooo:rsid="006d3e03" officeooo:paragraph-rsid="006d3e03" style:font-size-asian="14pt" style:font-weight-asian="normal" style:font-size-complex="14pt" style:font-weight-complex="normal"/>
    </style:style>
    <style:style style:name="P140" style:family="paragraph" style:parent-style-name="Standard">
      <style:paragraph-properties fo:text-align="start" style:justify-single-word="false"/>
      <style:text-properties style:text-position="0% 100%" fo:font-size="14pt" fo:font-weight="normal" officeooo:rsid="006d3e03" officeooo:paragraph-rsid="0071433a" style:font-size-asian="14pt" style:font-weight-asian="normal" style:font-size-complex="14pt" style:font-weight-complex="normal"/>
    </style:style>
    <style:style style:name="P141" style:family="paragraph" style:parent-style-name="Standard">
      <style:paragraph-properties fo:text-align="start" style:justify-single-word="false"/>
      <style:text-properties style:text-position="0% 100%" fo:font-size="14pt" fo:font-weight="normal" officeooo:rsid="006d3e03" officeooo:paragraph-rsid="0072d588" style:font-size-asian="14pt" style:font-weight-asian="normal" style:font-size-complex="14pt" style:font-weight-complex="normal"/>
    </style:style>
    <style:style style:name="P142" style:family="paragraph" style:parent-style-name="Standard">
      <style:paragraph-properties fo:text-align="start" style:justify-single-word="false"/>
      <style:text-properties style:text-position="0% 100%" fo:font-size="14pt" fo:font-weight="normal" officeooo:rsid="006d3e03" officeooo:paragraph-rsid="007c26e8" style:font-size-asian="14pt" style:font-weight-asian="normal" style:font-size-complex="14pt" style:font-weight-complex="normal"/>
    </style:style>
    <style:style style:name="P143" style:family="paragraph" style:parent-style-name="Standard">
      <style:paragraph-properties fo:text-align="start" style:justify-single-word="false"/>
      <style:text-properties style:text-position="0% 100%" fo:font-size="14pt" fo:font-weight="normal" officeooo:rsid="006d3e03" officeooo:paragraph-rsid="008c6d4a"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style:text-position="0% 100%" fo:font-size="14pt" fo:font-weight="normal" officeooo:rsid="006d3e03" officeooo:paragraph-rsid="008e9e3a"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style:text-position="0% 100%" fo:font-size="14pt" fo:font-weight="normal" officeooo:rsid="006d3e03" officeooo:paragraph-rsid="00929221"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style:text-position="0% 100%" fo:font-size="14pt" fo:font-weight="normal" officeooo:rsid="006d3e03" officeooo:paragraph-rsid="009ad012"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style:text-position="0% 100%" fo:font-size="14pt" fo:font-weight="normal" officeooo:rsid="006d3e03" officeooo:paragraph-rsid="009ea7dc"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style:text-position="0% 100%" fo:font-size="14pt" fo:font-weight="normal" officeooo:rsid="006d3e03" officeooo:paragraph-rsid="00a43282"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text-position="0% 100%" fo:font-size="14pt" fo:font-weight="normal" officeooo:rsid="006d3e03" officeooo:paragraph-rsid="00ddd2bf"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style:text-position="0% 100%" fo:font-size="14pt" fo:font-weight="normal" officeooo:rsid="006e607f" officeooo:paragraph-rsid="006eafbb"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style:text-position="0% 100%" fo:font-size="14pt" fo:font-weight="normal" officeooo:rsid="006e607f" officeooo:paragraph-rsid="0071433a"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style:text-position="0% 100%" fo:font-size="14pt" fo:font-weight="normal" officeooo:rsid="006e607f" officeooo:paragraph-rsid="007c26e8"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style:text-position="0% 100%" fo:font-size="14pt" fo:font-weight="normal" officeooo:rsid="006e607f" officeooo:paragraph-rsid="0087c601" style:font-size-asian="14pt" style:font-weight-asian="normal" style:font-size-complex="14pt" style:font-weight-complex="normal"/>
    </style:style>
    <style:style style:name="P154" style:family="paragraph" style:parent-style-name="Standard">
      <style:text-properties style:text-position="0% 100%" fo:font-size="14pt" fo:font-weight="normal" officeooo:rsid="0071433a" officeooo:paragraph-rsid="0071433a" style:font-size-asian="14pt" style:font-weight-asian="normal" style:font-size-complex="14pt" style:font-weight-complex="normal"/>
    </style:style>
    <style:style style:name="P155" style:family="paragraph" style:parent-style-name="Standard">
      <style:text-properties style:text-position="0% 100%" fo:font-size="14pt" fo:font-weight="normal" officeooo:rsid="0071433a" officeooo:paragraph-rsid="00a43282"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style:text-position="0% 100%" fo:font-size="14pt" fo:font-weight="normal" officeooo:rsid="0072d588" officeooo:paragraph-rsid="0072d588"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style:text-position="0% 100%" fo:font-size="14pt" fo:font-weight="normal" officeooo:rsid="0072d588" officeooo:paragraph-rsid="0071433a"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style:text-position="0% 100%" fo:font-size="14pt" fo:font-weight="normal" officeooo:rsid="0072d588" officeooo:paragraph-rsid="007702b2"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style:text-position="0% 100%" fo:font-size="14pt" fo:font-weight="normal" officeooo:rsid="0072d588" officeooo:paragraph-rsid="007c26e8"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style:text-position="0% 100%" fo:font-size="14pt" fo:font-weight="normal" officeooo:rsid="0072d588" officeooo:paragraph-rsid="00a43282"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style:text-position="0% 100%" fo:font-size="14pt" fo:font-weight="normal" officeooo:rsid="007a0266" officeooo:paragraph-rsid="007a0266"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style:text-position="0% 100%" fo:font-size="14pt" fo:font-weight="normal" officeooo:rsid="00786c0d" officeooo:paragraph-rsid="00786c0d"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style:text-position="0% 100%" fo:font-size="14pt" fo:font-weight="normal" officeooo:rsid="00786c0d" officeooo:paragraph-rsid="007c26e8"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style:text-position="0% 100%" fo:font-size="14pt" fo:font-weight="normal" officeooo:rsid="00786c0d" officeooo:paragraph-rsid="008e9e3a"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style:text-position="0% 100%" fo:font-size="14pt" fo:font-weight="normal" officeooo:rsid="00786c0d" officeooo:paragraph-rsid="007a0266"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style:text-position="0% 100%" fo:font-size="14pt" fo:font-weight="normal" officeooo:rsid="00786c0d" officeooo:paragraph-rsid="00a43282"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style:text-position="0% 100%" fo:font-size="14pt" fo:font-weight="normal" officeooo:rsid="00786c0d" officeooo:paragraph-rsid="00a61a5a"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style:text-position="0% 100%" fo:font-size="14pt" fo:font-weight="normal" officeooo:rsid="00786c0d" officeooo:paragraph-rsid="00ddd2bf" style:font-size-asian="14pt" style:font-weight-asian="normal" style:font-size-complex="14pt" style:font-weight-complex="normal"/>
    </style:style>
    <style:style style:name="P169" style:family="paragraph" style:parent-style-name="Standard">
      <style:text-properties style:text-position="0% 100%" fo:font-size="14pt" fo:font-weight="normal" officeooo:rsid="007c26e8" officeooo:paragraph-rsid="007c26e8"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style:text-position="0% 100%" fo:font-size="14pt" fo:font-weight="normal" officeooo:rsid="007e8520" officeooo:paragraph-rsid="007c26e8"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style:text-position="0% 100%" fo:font-size="14pt" fo:font-weight="normal" officeooo:rsid="0085e772" officeooo:paragraph-rsid="0085e772" style:font-size-asian="14pt" style:font-weight-asian="normal" style:font-size-complex="14pt" style:font-weight-complex="normal"/>
    </style:style>
    <style:style style:name="P172" style:family="paragraph" style:parent-style-name="Standard">
      <style:text-properties style:text-position="0% 100%" fo:font-size="14pt" fo:font-weight="normal" officeooo:rsid="007dd9d0" officeooo:paragraph-rsid="007dd9d0"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style:text-position="0% 100%" fo:font-size="14pt" fo:font-weight="normal" officeooo:rsid="007a0af3" officeooo:paragraph-rsid="006bd25f"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style:text-position="0% 100%" fo:font-size="14pt" fo:font-weight="normal" officeooo:rsid="007a0af3" officeooo:paragraph-rsid="009ad012"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style:text-position="0% 100%" fo:font-size="14pt" fo:font-weight="normal" officeooo:rsid="007a0af3" officeooo:paragraph-rsid="009ea7dc"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style:text-position="0% 100%" fo:font-size="14pt" fo:font-weight="normal" officeooo:rsid="007a0af3" officeooo:paragraph-rsid="007a0af3" style:font-size-asian="14pt" style:font-weight-asian="normal" style:font-size-complex="14pt" style:font-weight-complex="normal"/>
    </style:style>
    <style:style style:name="P177" style:family="paragraph" style:parent-style-name="Standard">
      <style:text-properties style:text-position="0% 100%" fo:font-size="14pt" fo:font-weight="normal" officeooo:rsid="007a0af3" officeooo:paragraph-rsid="00a61a5a" style:font-size-asian="14pt" style:font-weight-asian="normal" style:font-size-complex="14pt" style:font-weight-complex="normal"/>
    </style:style>
    <style:style style:name="P178" style:family="paragraph" style:parent-style-name="Standard">
      <style:paragraph-properties fo:text-align="start" style:justify-single-word="false"/>
      <style:text-properties style:text-position="0% 100%" fo:font-size="14pt" fo:font-weight="normal" officeooo:rsid="0089f6c2" officeooo:paragraph-rsid="0089f6c2"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style:text-position="0% 100%" fo:font-size="14pt" fo:font-weight="normal" officeooo:rsid="0089f6c2" officeooo:paragraph-rsid="0090374e" style:font-size-asian="14pt" style:font-weight-asian="normal" style:font-size-complex="14pt" style:font-weight-complex="normal"/>
    </style:style>
    <style:style style:name="P180" style:family="paragraph" style:parent-style-name="Standard">
      <style:paragraph-properties fo:text-align="start" style:justify-single-word="false"/>
      <style:text-properties style:text-position="0% 100%" fo:font-size="14pt" fo:font-weight="normal" officeooo:rsid="0089f6c2" officeooo:paragraph-rsid="00929221"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style:text-position="0% 100%" fo:font-size="14pt" fo:font-weight="normal" officeooo:rsid="0089f6c2" officeooo:paragraph-rsid="009ad012" style:font-size-asian="14pt" style:font-weight-asian="normal" style:font-size-complex="14pt" style:font-weight-complex="normal"/>
    </style:style>
    <style:style style:name="P182" style:family="paragraph" style:parent-style-name="Standard">
      <style:paragraph-properties fo:text-align="start" style:justify-single-word="false"/>
      <style:text-properties style:text-position="0% 100%" fo:font-size="14pt" fo:font-weight="normal" officeooo:rsid="0089f6c2" officeooo:paragraph-rsid="009ea7dc" style:font-size-asian="14pt" style:font-weight-asian="normal" style:font-size-complex="14pt" style:font-weight-complex="normal"/>
    </style:style>
    <style:style style:name="P183" style:family="paragraph" style:parent-style-name="Standard">
      <style:paragraph-properties fo:text-align="start" style:justify-single-word="false"/>
      <style:text-properties style:text-position="0% 100%" fo:font-size="14pt" fo:font-weight="normal" officeooo:rsid="0089f6c2" officeooo:paragraph-rsid="00c7f20e" style:font-size-asian="14pt" style:font-weight-asian="normal" style:font-size-complex="14pt" style:font-weight-complex="normal"/>
    </style:style>
    <style:style style:name="P184" style:family="paragraph" style:parent-style-name="Standard">
      <style:paragraph-properties fo:text-align="start" style:justify-single-word="false"/>
      <style:text-properties style:text-position="0% 100%" fo:font-size="14pt" fo:font-weight="normal" officeooo:rsid="0089f6c2" officeooo:paragraph-rsid="00cd3ba4" style:font-size-asian="14pt" style:font-weight-asian="normal" style:font-size-complex="14pt" style:font-weight-complex="normal"/>
    </style:style>
    <style:style style:name="P185" style:family="paragraph" style:parent-style-name="Standard">
      <style:paragraph-properties fo:text-align="start" style:justify-single-word="false"/>
      <style:text-properties style:text-position="0% 100%" fo:font-size="14pt" fo:font-weight="normal" officeooo:rsid="0089f6c2" officeooo:paragraph-rsid="00ddd2bf"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style:text-position="0% 100%" fo:font-size="14pt" fo:font-weight="normal" officeooo:rsid="008c6d4a" officeooo:paragraph-rsid="008c6d4a" style:font-size-asian="14pt" style:font-weight-asian="normal" style:font-size-complex="14pt" style:font-weight-complex="normal"/>
    </style:style>
    <style:style style:name="P187" style:family="paragraph" style:parent-style-name="Standard">
      <style:paragraph-properties fo:text-align="start" style:justify-single-word="false"/>
      <style:text-properties style:text-position="0% 100%" fo:font-size="14pt" fo:font-weight="normal" officeooo:rsid="00929221" officeooo:paragraph-rsid="00929221"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text-position="0% 100%" fo:font-size="14pt" fo:font-weight="normal" officeooo:rsid="00929221" officeooo:paragraph-rsid="009ad012"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style:text-position="0% 100%" fo:font-size="14pt" fo:font-weight="normal" officeooo:rsid="00929221" officeooo:paragraph-rsid="009ea7dc"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text-position="0% 100%" fo:font-size="14pt" fo:font-weight="normal" officeooo:rsid="0093ef65" officeooo:paragraph-rsid="0093ef65" style:font-size-asian="14pt" style:font-weight-asian="normal" style:font-size-complex="14pt" style:font-weight-complex="normal"/>
    </style:style>
    <style:style style:name="P191" style:family="paragraph" style:parent-style-name="Standard">
      <style:paragraph-properties fo:text-align="start" style:justify-single-word="false"/>
      <style:text-properties style:text-position="0% 100%" fo:font-size="14pt" fo:font-weight="normal" officeooo:rsid="0093ef65" officeooo:paragraph-rsid="009b1702" style:font-size-asian="14pt" style:font-weight-asian="normal" style:font-size-complex="14pt" style:font-weight-complex="normal"/>
    </style:style>
    <style:style style:name="P192" style:family="paragraph" style:parent-style-name="Standard">
      <style:paragraph-properties fo:text-align="start" style:justify-single-word="false"/>
      <style:text-properties style:text-position="0% 100%" fo:font-size="14pt" fo:font-weight="normal" officeooo:rsid="00941997" officeooo:paragraph-rsid="00941997" style:font-size-asian="14pt" style:font-weight-asian="normal" style:font-size-complex="14pt" style:font-weight-complex="normal"/>
    </style:style>
    <style:style style:name="P193" style:family="paragraph" style:parent-style-name="Standard">
      <style:paragraph-properties fo:text-align="start" style:justify-single-word="false"/>
      <style:text-properties style:text-position="0% 100%" fo:font-size="14pt" fo:font-weight="normal" officeooo:rsid="00941997" officeooo:paragraph-rsid="009ad012"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style:text-position="0% 100%" fo:font-size="14pt" fo:font-weight="normal" officeooo:rsid="00941997" officeooo:paragraph-rsid="009b1702"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style:text-position="0% 100%" fo:font-size="14pt" fo:font-weight="normal" officeooo:rsid="00941997" officeooo:paragraph-rsid="009ea7dc" style:font-size-asian="14pt" style:font-weight-asian="normal" style:font-size-complex="14pt" style:font-weight-complex="normal"/>
    </style:style>
    <style:style style:name="P196" style:family="paragraph" style:parent-style-name="Standard">
      <style:paragraph-properties fo:text-align="start" style:justify-single-word="false"/>
      <style:text-properties style:text-position="0% 100%" fo:font-size="14pt" fo:font-weight="normal" officeooo:rsid="009ad012" officeooo:paragraph-rsid="009ad012"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style:text-position="0% 100%" fo:font-size="14pt" fo:font-weight="normal" officeooo:rsid="009d5e79" officeooo:paragraph-rsid="009d5e79"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style:text-position="0% 100%" fo:font-size="14pt" fo:font-weight="normal" officeooo:rsid="009f5d64" officeooo:paragraph-rsid="009f5d64"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style:text-position="0% 100%" fo:font-size="14pt" fo:font-weight="normal" officeooo:rsid="00a117ae" officeooo:paragraph-rsid="00a117ae"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style:text-position="0% 100%" fo:font-size="14pt" fo:font-weight="normal" officeooo:rsid="00a43282" officeooo:paragraph-rsid="00a43282"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style:text-position="0% 100%" fo:font-size="14pt" fo:font-weight="normal" officeooo:rsid="00aa25b7" officeooo:paragraph-rsid="00aa25b7"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style:text-position="0% 100%" fo:font-size="14pt" fo:font-weight="normal" officeooo:rsid="00b0e5e5" officeooo:paragraph-rsid="00b0e5e5"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style:text-position="0% 100%" fo:font-size="14pt" fo:font-weight="normal" officeooo:rsid="00b0e5e5" officeooo:paragraph-rsid="00b3f3cc"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style:text-position="0% 100%" fo:font-size="14pt" fo:font-weight="normal" officeooo:rsid="00b0e5e5" officeooo:paragraph-rsid="00b4f8f5"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style:text-position="0% 100%" fo:font-size="14pt" fo:font-weight="normal" officeooo:rsid="00b22cee" officeooo:paragraph-rsid="00b22cee"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style:text-position="0% 100%" fo:font-size="14pt" fo:font-weight="normal" officeooo:rsid="00b3f3cc" officeooo:paragraph-rsid="00b3f3cc"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text-position="0% 100%" fo:font-size="14pt" fo:font-weight="normal" officeooo:rsid="00b4f8f5" officeooo:paragraph-rsid="00b4f8f5"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text-position="0% 100%" fo:font-size="14pt" fo:font-weight="normal" officeooo:rsid="00b5e63d" officeooo:paragraph-rsid="00b5e63d"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style:text-position="0% 100%" fo:font-size="14pt" fo:font-weight="normal" officeooo:rsid="00b5e63d" officeooo:paragraph-rsid="00b74c3a"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style:text-position="0% 100%" fo:font-size="14pt" fo:font-weight="normal" officeooo:rsid="00b5e63d" officeooo:paragraph-rsid="00da1aec"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style:text-position="0% 100%" fo:font-size="14pt" fo:font-weight="normal" officeooo:rsid="00b74c3a" officeooo:paragraph-rsid="00b74c3a"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style:text-position="0% 100%" fo:font-size="14pt" fo:font-weight="normal" officeooo:rsid="00bfc7b4" officeooo:paragraph-rsid="00c683fd"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style:text-position="0% 100%" fo:font-size="14pt" fo:font-weight="normal" officeooo:rsid="00c48354" officeooo:paragraph-rsid="00c48354"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style:text-position="0% 100%" fo:font-size="14pt" fo:font-weight="normal" officeooo:rsid="00c48354" officeooo:paragraph-rsid="00e5b099"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style:text-position="0% 100%" fo:font-size="14pt" fo:font-weight="normal" officeooo:rsid="00c5c5ad" officeooo:paragraph-rsid="00c5c5ad"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style:text-position="0% 100%" fo:font-size="14pt" fo:font-weight="normal" officeooo:rsid="00c683fd" officeooo:paragraph-rsid="00c683fd"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style:text-position="0% 100%" fo:font-size="14pt" fo:font-weight="normal" officeooo:rsid="00c7f20e" officeooo:paragraph-rsid="00c7f20e"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style:text-position="0% 100%" fo:font-size="14pt" fo:font-weight="normal" officeooo:rsid="00c94e05" officeooo:paragraph-rsid="00c94e05"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style:text-position="0% 100%" fo:font-size="14pt" fo:font-weight="normal" officeooo:rsid="00cd3ba4" officeooo:paragraph-rsid="00cd3ba4"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style:text-position="0% 100%" fo:font-size="14pt" fo:font-weight="normal" officeooo:rsid="00cd3ba4" officeooo:paragraph-rsid="00ce8a38" style:font-size-asian="14pt" style:font-weight-asian="normal" style:font-size-complex="14pt" style:font-weight-complex="normal"/>
    </style:style>
    <style:style style:name="P221" style:family="paragraph" style:parent-style-name="Standard">
      <style:text-properties style:text-position="0% 100%" fo:font-size="14pt" fo:font-weight="normal" officeooo:rsid="004e026c" officeooo:paragraph-rsid="00d01f81" style:font-size-asian="14pt" style:font-weight-asian="normal" style:font-size-complex="14pt" style:font-weight-complex="normal"/>
    </style:style>
    <style:style style:name="P222" style:family="paragraph" style:parent-style-name="Standard">
      <style:text-properties style:text-position="0% 100%" fo:font-size="14pt" fo:font-weight="normal" officeooo:rsid="0046f814" officeooo:paragraph-rsid="00d01f81" style:font-size-asian="14pt" style:font-weight-asian="normal" style:font-size-complex="14pt" style:font-weight-complex="normal"/>
    </style:style>
    <style:style style:name="P223" style:family="paragraph" style:parent-style-name="Standard">
      <style:text-properties style:text-position="0% 100%" fo:font-size="14pt" fo:font-weight="normal" officeooo:rsid="0048690d" officeooo:paragraph-rsid="00d01f81" style:font-size-asian="14pt" style:font-weight-asian="normal" style:font-size-complex="14pt" style:font-weight-complex="normal"/>
    </style:style>
    <style:style style:name="P224" style:family="paragraph" style:parent-style-name="Standard">
      <style:text-properties style:text-position="0% 100%" fo:font-size="14pt" fo:font-weight="normal" officeooo:rsid="00d01f81" officeooo:paragraph-rsid="00d01f81"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style:text-position="0% 100%" fo:font-size="14pt" fo:font-weight="normal" officeooo:rsid="00db796e" officeooo:paragraph-rsid="00db796e"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style:text-position="0% 100%" fo:font-size="14pt" fo:font-weight="normal" officeooo:rsid="00db796e" officeooo:paragraph-rsid="006a0de9"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style:text-position="0% 100%" fo:font-size="14pt" fo:font-weight="normal" officeooo:rsid="00dd6255" officeooo:paragraph-rsid="00dd6255"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style:text-position="0% 100%" fo:font-size="14pt" fo:font-weight="normal" officeooo:rsid="009148b4" officeooo:paragraph-rsid="008e9e3a" style:font-size-asian="14pt" style:font-weight-asian="normal" style:font-size-complex="14pt" style:font-weight-complex="normal"/>
    </style:style>
    <style:style style:name="P229" style:family="paragraph" style:parent-style-name="Standard">
      <style:paragraph-properties fo:text-align="start" style:justify-single-word="false"/>
      <style:text-properties style:text-position="0% 100%" fo:font-size="14pt" fo:font-weight="normal" officeooo:rsid="00ddd2bf" officeooo:paragraph-rsid="00ddd2bf" style:font-size-asian="14pt" style:font-weight-asian="normal" style:font-size-complex="14pt" style:font-weight-complex="normal"/>
    </style:style>
    <style:style style:name="P230" style:family="paragraph" style:parent-style-name="Standard">
      <style:text-properties style:text-position="0% 100%" fo:font-size="14pt" fo:font-weight="normal" officeooo:rsid="00e03f79" officeooo:paragraph-rsid="00e03f79" style:font-size-asian="14pt" style:font-weight-asian="normal" style:font-size-complex="14pt" style:font-weight-complex="normal"/>
    </style:style>
    <style:style style:name="P231" style:family="paragraph" style:parent-style-name="Standard">
      <style:paragraph-properties fo:text-align="start" style:justify-single-word="false"/>
      <style:text-properties style:text-position="0% 100%" fo:font-size="14pt" fo:font-weight="normal" officeooo:rsid="00e4064f" officeooo:paragraph-rsid="00e4064f" style:font-size-asian="14pt" style:font-weight-asian="normal" style:font-size-complex="14pt" style:font-weight-complex="normal"/>
    </style:style>
    <style:style style:name="P232" style:family="paragraph" style:parent-style-name="Standard">
      <style:paragraph-properties fo:text-align="start" style:justify-single-word="false"/>
      <style:text-properties style:text-position="0% 100%" fo:font-size="14pt" fo:font-weight="normal" officeooo:rsid="00e5b099" officeooo:paragraph-rsid="00e5b099" style:font-size-asian="14pt" style:font-weight-asian="normal" style:font-size-complex="14pt" style:font-weight-complex="normal"/>
    </style:style>
    <style:style style:name="P233" style:family="paragraph" style:parent-style-name="Standard">
      <style:paragraph-properties fo:text-align="start" style:justify-single-word="false"/>
      <style:text-properties style:text-position="0% 100%" fo:font-size="14pt" fo:font-weight="normal" officeooo:rsid="00e651d3" officeooo:paragraph-rsid="00e651d3" style:font-size-asian="14pt" style:font-weight-asian="normal" style:font-size-complex="14pt" style:font-weight-complex="normal"/>
    </style:style>
    <style:style style:name="P234" style:family="paragraph" style:parent-style-name="Standard">
      <style:paragraph-properties fo:text-align="start" style:justify-single-word="false"/>
      <style:text-properties style:text-position="0% 100%" fo:font-size="14pt" fo:font-weight="bold" officeooo:rsid="00641149" officeooo:paragraph-rsid="00641149" style:font-size-asian="14pt" style:font-weight-asian="bold" style:font-size-complex="14pt" style:font-weight-complex="bold"/>
    </style:style>
    <style:style style:name="P235" style:family="paragraph" style:parent-style-name="Standard">
      <style:paragraph-properties fo:text-align="start" style:justify-single-word="false"/>
      <style:text-properties style:text-position="0% 100%" fo:font-size="14pt" fo:font-weight="bold" officeooo:rsid="006d3e03" officeooo:paragraph-rsid="006d3e03" style:font-size-asian="14pt" style:font-weight-asian="bold" style:font-size-complex="14pt" style:font-weight-complex="bold"/>
    </style:style>
    <style:style style:name="P236" style:family="paragraph" style:parent-style-name="Standard">
      <style:paragraph-properties fo:text-align="start" style:justify-single-word="false"/>
      <style:text-properties style:text-position="0% 100%" fo:font-size="14pt" fo:font-weight="bold" officeooo:rsid="006d3e03" officeooo:paragraph-rsid="0071433a" style:font-size-asian="14pt" style:font-weight-asian="bold" style:font-size-complex="14pt" style:font-weight-complex="bold"/>
    </style:style>
    <style:style style:name="P237" style:family="paragraph" style:parent-style-name="Standard">
      <style:paragraph-properties fo:text-align="start" style:justify-single-word="false"/>
      <style:text-properties style:text-position="0% 100%" fo:font-size="14pt" fo:font-weight="bold" officeooo:rsid="006d3e03" officeooo:paragraph-rsid="007c26e8" style:font-size-asian="14pt" style:font-weight-asian="bold" style:font-size-complex="14pt" style:font-weight-complex="bold"/>
    </style:style>
    <style:style style:name="P238" style:family="paragraph" style:parent-style-name="Standard">
      <style:paragraph-properties fo:text-align="start" style:justify-single-word="false"/>
      <style:text-properties style:text-position="0% 100%" fo:font-size="14pt" fo:font-weight="bold" officeooo:rsid="006d3e03" officeooo:paragraph-rsid="008c6d4a" style:font-size-asian="14pt" style:font-weight-asian="bold" style:font-size-complex="14pt" style:font-weight-complex="bold"/>
    </style:style>
    <style:style style:name="P239" style:family="paragraph" style:parent-style-name="Standard">
      <style:paragraph-properties fo:text-align="start" style:justify-single-word="false"/>
      <style:text-properties style:text-position="0% 100%" fo:font-size="14pt" fo:font-weight="bold" officeooo:rsid="006d3e03" officeooo:paragraph-rsid="00929221" style:font-size-asian="14pt" style:font-weight-asian="bold" style:font-size-complex="14pt" style:font-weight-complex="bold"/>
    </style:style>
    <style:style style:name="P240" style:family="paragraph" style:parent-style-name="Standard">
      <style:paragraph-properties fo:text-align="start" style:justify-single-word="false"/>
      <style:text-properties style:text-position="0% 100%" fo:font-size="14pt" fo:font-weight="bold" officeooo:rsid="006d3e03" officeooo:paragraph-rsid="009ad012" style:font-size-asian="14pt" style:font-weight-asian="bold" style:font-size-complex="14pt" style:font-weight-complex="bold"/>
    </style:style>
    <style:style style:name="P241" style:family="paragraph" style:parent-style-name="Standard">
      <style:paragraph-properties fo:text-align="start" style:justify-single-word="false"/>
      <style:text-properties style:text-position="0% 100%" fo:font-size="14pt" fo:font-weight="bold" officeooo:rsid="006d3e03" officeooo:paragraph-rsid="009ea7dc" style:font-size-asian="14pt" style:font-weight-asian="bold" style:font-size-complex="14pt" style:font-weight-complex="bold"/>
    </style:style>
    <style:style style:name="P242" style:family="paragraph" style:parent-style-name="Standard">
      <style:paragraph-properties fo:text-align="start" style:justify-single-word="false"/>
      <style:text-properties style:text-position="0% 100%" fo:font-size="14pt" fo:font-weight="bold" officeooo:rsid="006d3e03" officeooo:paragraph-rsid="00a43282" style:font-size-asian="14pt" style:font-weight-asian="bold" style:font-size-complex="14pt" style:font-weight-complex="bold"/>
    </style:style>
    <style:style style:name="P243" style:family="paragraph" style:parent-style-name="Standard">
      <style:paragraph-properties fo:text-align="start" style:justify-single-word="false"/>
      <style:text-properties style:text-position="0% 100%" fo:font-size="14pt" fo:font-weight="bold" officeooo:rsid="006d3e03" officeooo:paragraph-rsid="00ddd2bf" style:font-size-asian="14pt" style:font-weight-asian="bold" style:font-size-complex="14pt" style:font-weight-complex="bold"/>
    </style:style>
    <style:style style:name="P244" style:family="paragraph" style:parent-style-name="Standard">
      <style:paragraph-properties fo:text-align="start" style:justify-single-word="false"/>
      <style:text-properties style:text-position="0% 100%" fo:font-size="14pt" fo:font-weight="bold" officeooo:rsid="00786c0d" officeooo:paragraph-rsid="00786c0d" style:font-size-asian="14pt" style:font-weight-asian="bold" style:font-size-complex="14pt" style:font-weight-complex="bold"/>
    </style:style>
    <style:style style:name="P245" style:family="paragraph" style:parent-style-name="Standard">
      <style:paragraph-properties fo:text-align="start" style:justify-single-word="false"/>
      <style:text-properties style:text-position="0% 100%" fo:font-size="14pt" fo:font-weight="bold" officeooo:rsid="00786c0d" officeooo:paragraph-rsid="007c26e8" style:font-size-asian="14pt" style:font-weight-asian="bold" style:font-size-complex="14pt" style:font-weight-complex="bold"/>
    </style:style>
    <style:style style:name="P246" style:family="paragraph" style:parent-style-name="Standard">
      <style:paragraph-properties fo:text-align="start" style:justify-single-word="false"/>
      <style:text-properties style:text-position="0% 100%" fo:font-size="14pt" fo:font-weight="bold" officeooo:rsid="00786c0d" officeooo:paragraph-rsid="008e9e3a" style:font-size-asian="14pt" style:font-weight-asian="bold" style:font-size-complex="14pt" style:font-weight-complex="bold"/>
    </style:style>
    <style:style style:name="P247" style:family="paragraph" style:parent-style-name="Standard">
      <style:paragraph-properties fo:text-align="start" style:justify-single-word="false"/>
      <style:text-properties style:text-position="0% 100%" fo:font-size="14pt" fo:font-weight="bold" officeooo:rsid="00786c0d" officeooo:paragraph-rsid="00929221" style:font-size-asian="14pt" style:font-weight-asian="bold" style:font-size-complex="14pt" style:font-weight-complex="bold"/>
    </style:style>
    <style:style style:name="P248" style:family="paragraph" style:parent-style-name="Standard">
      <style:paragraph-properties fo:text-align="start" style:justify-single-word="false"/>
      <style:text-properties style:text-position="0% 100%" fo:font-size="14pt" fo:font-weight="bold" officeooo:rsid="00786c0d" officeooo:paragraph-rsid="009ad012" style:font-size-asian="14pt" style:font-weight-asian="bold" style:font-size-complex="14pt" style:font-weight-complex="bold"/>
    </style:style>
    <style:style style:name="P249" style:family="paragraph" style:parent-style-name="Standard">
      <style:paragraph-properties fo:text-align="start" style:justify-single-word="false"/>
      <style:text-properties style:text-position="0% 100%" fo:font-size="14pt" fo:font-weight="bold" officeooo:rsid="00786c0d" officeooo:paragraph-rsid="009ea7dc" style:font-size-asian="14pt" style:font-weight-asian="bold" style:font-size-complex="14pt" style:font-weight-complex="bold"/>
    </style:style>
    <style:style style:name="P250" style:family="paragraph" style:parent-style-name="Standard">
      <style:paragraph-properties fo:text-align="start" style:justify-single-word="false"/>
      <style:text-properties style:text-position="0% 100%" fo:font-size="14pt" fo:font-weight="bold" officeooo:rsid="00786c0d" officeooo:paragraph-rsid="00a43282" style:font-size-asian="14pt" style:font-weight-asian="bold" style:font-size-complex="14pt" style:font-weight-complex="bold"/>
    </style:style>
    <style:style style:name="P251" style:family="paragraph" style:parent-style-name="Standard">
      <style:paragraph-properties fo:text-align="start" style:justify-single-word="false"/>
      <style:text-properties style:text-position="0% 100%" fo:font-size="14pt" fo:font-weight="bold" officeooo:rsid="00786c0d" officeooo:paragraph-rsid="00ddd2bf" style:font-size-asian="14pt" style:font-weight-asian="bold" style:font-size-complex="14pt" style:font-weight-complex="bold"/>
    </style:style>
    <style:style style:name="P252" style:family="paragraph" style:parent-style-name="Standard">
      <style:paragraph-properties fo:text-align="start" style:justify-single-word="false"/>
      <style:text-properties style:text-position="0% 100%" fo:font-size="14pt" fo:font-weight="bold" officeooo:rsid="007a0266" officeooo:paragraph-rsid="007a0266" style:font-size-asian="14pt" style:font-weight-asian="bold" style:font-size-complex="14pt" style:font-weight-complex="bold"/>
    </style:style>
    <style:style style:name="P253" style:family="paragraph" style:parent-style-name="Standard">
      <style:paragraph-properties fo:text-align="start" style:justify-single-word="false"/>
      <style:text-properties style:text-position="0% 100%" fo:font-size="14pt" fo:font-weight="bold" officeooo:rsid="006327d3" officeooo:paragraph-rsid="00aa25b7" style:font-size-asian="14pt" style:font-weight-asian="bold" style:font-size-complex="14pt" style:font-weight-complex="bold"/>
    </style:style>
    <style:style style:name="P254" style:family="paragraph" style:parent-style-name="Standard">
      <style:paragraph-properties fo:text-align="start" style:justify-single-word="false"/>
      <style:text-properties style:text-position="0% 100%" fo:font-size="14pt" fo:font-weight="bold" officeooo:rsid="00b5e63d" officeooo:paragraph-rsid="00b5e63d" style:font-size-asian="14pt" style:font-weight-asian="bold" style:font-size-complex="14pt" style:font-weight-complex="bold"/>
    </style:style>
    <style:style style:name="P255" style:family="paragraph" style:parent-style-name="Standard">
      <style:paragraph-properties fo:text-align="start" style:justify-single-word="false"/>
      <style:text-properties style:text-position="0% 100%" fo:font-size="14pt" fo:font-weight="bold" officeooo:rsid="00b5e63d" officeooo:paragraph-rsid="00b74c3a" style:font-size-asian="14pt" style:font-weight-asian="bold" style:font-size-complex="14pt" style:font-weight-complex="bold"/>
    </style:style>
    <style:style style:name="P256" style:family="paragraph" style:parent-style-name="Standard">
      <style:paragraph-properties fo:text-align="start" style:justify-single-word="false"/>
      <style:text-properties style:text-position="0% 100%" fo:font-size="14pt" fo:font-weight="bold" officeooo:rsid="00c7f20e" officeooo:paragraph-rsid="00c7f20e" style:font-size-asian="14pt" style:font-weight-asian="bold" style:font-size-complex="14pt" style:font-weight-complex="bold"/>
    </style:style>
    <style:style style:name="P257" style:family="paragraph" style:parent-style-name="Standard">
      <style:paragraph-properties fo:text-align="start" style:justify-single-word="false"/>
      <style:text-properties style:text-position="0% 100%" fo:font-size="14pt" style:text-underline-style="none" fo:font-weight="normal" officeooo:rsid="00786c0d" officeooo:paragraph-rsid="00929221" style:font-size-asian="14pt" style:font-weight-asian="normal" style:font-size-complex="14pt" style:font-weight-complex="normal"/>
    </style:style>
    <style:style style:name="P258" style:family="paragraph" style:parent-style-name="Standard">
      <style:paragraph-properties fo:text-align="start" style:justify-single-word="false"/>
      <style:text-properties style:text-position="0% 100%" fo:font-size="14pt" style:text-underline-style="none" fo:font-weight="normal" officeooo:rsid="00786c0d" officeooo:paragraph-rsid="009ea7dc" style:font-size-asian="14pt" style:font-weight-asian="normal" style:font-size-complex="14pt" style:font-weight-complex="normal"/>
    </style:style>
    <style:style style:name="P259" style:family="paragraph" style:parent-style-name="Standard">
      <style:text-properties style:text-position="0% 100%" fo:font-size="14pt" style:text-underline-style="none" fo:font-weight="normal" officeooo:rsid="009618ac" officeooo:paragraph-rsid="009ad012" style:font-size-asian="14pt" style:font-weight-asian="normal" style:font-size-complex="14pt" style:font-weight-complex="normal"/>
    </style:style>
    <style:style style:name="P260" style:family="paragraph" style:parent-style-name="Standard">
      <style:text-properties style:text-position="0% 100%" fo:font-size="14pt" style:text-underline-style="none" fo:font-weight="normal" officeooo:rsid="009618ac" officeooo:paragraph-rsid="0093ef65" style:font-size-asian="14pt" style:font-weight-asian="normal" style:font-size-complex="14pt" style:font-weight-complex="normal"/>
    </style:style>
    <style:style style:name="P261" style:family="paragraph" style:parent-style-name="Standard">
      <style:text-properties style:text-position="0% 100%" fo:font-size="14pt" style:text-underline-style="none" fo:font-weight="normal" officeooo:rsid="009148b4" officeooo:paragraph-rsid="0093ef65" style:font-size-asian="14pt" style:font-weight-asian="normal" style:font-size-complex="14pt" style:font-weight-complex="normal"/>
    </style:style>
    <style:style style:name="P262" style:family="paragraph" style:parent-style-name="Standard">
      <style:text-properties style:text-position="0% 100%" fo:font-size="14pt" style:text-underline-style="none" fo:font-weight="normal" officeooo:rsid="009148b4" officeooo:paragraph-rsid="009ea7dc" style:font-size-asian="14pt" style:font-weight-asian="normal" style:font-size-complex="14pt" style:font-weight-complex="normal"/>
    </style:style>
    <style:style style:name="P263" style:family="paragraph" style:parent-style-name="Standard">
      <style:paragraph-properties fo:text-align="start" style:justify-single-word="false"/>
      <style:text-properties style:text-position="0% 100%" fo:font-size="14pt" style:text-underline-style="none" fo:font-weight="normal" officeooo:rsid="009b1702" officeooo:paragraph-rsid="009b1702" style:font-size-asian="14pt" style:font-weight-asian="normal" style:font-size-complex="14pt" style:font-weight-complex="normal"/>
    </style:style>
    <style:style style:name="P264" style:family="paragraph" style:parent-style-name="Standard">
      <style:text-properties style:text-position="0% 100%" fo:font-size="14pt" style:text-underline-style="none" fo:font-weight="normal" officeooo:rsid="00d1a099" officeooo:paragraph-rsid="00d1a099" style:font-size-asian="14pt" style:font-weight-asian="normal" style:font-size-complex="14pt" style:font-weight-complex="normal"/>
    </style:style>
    <style:style style:name="P265" style:family="paragraph" style:parent-style-name="Standard">
      <style:text-properties style:text-position="0% 100%" fo:font-size="14pt" style:text-underline-style="none" fo:font-weight="normal" officeooo:rsid="00d1cd21" officeooo:paragraph-rsid="00d1cd21" style:font-size-asian="14pt" style:font-weight-asian="normal" style:font-size-complex="14pt" style:font-weight-complex="normal"/>
    </style:style>
    <style:style style:name="P266" style:family="paragraph" style:parent-style-name="Standard">
      <style:text-properties style:text-position="0% 100%" fo:font-size="14pt" style:text-underline-style="none" fo:font-weight="normal" officeooo:rsid="00d1cd21" officeooo:paragraph-rsid="00d1a099" style:font-size-asian="14pt" style:font-weight-asian="normal" style:font-size-complex="14pt" style:font-weight-complex="normal"/>
    </style:style>
    <style:style style:name="P267" style:family="paragraph" style:parent-style-name="Standard">
      <style:text-properties style:text-position="0% 100%" fo:font-size="14pt" style:text-underline-style="none" fo:font-weight="normal" officeooo:rsid="00d27d87" officeooo:paragraph-rsid="00d27d87" style:font-size-asian="14pt" style:font-weight-asian="normal" style:font-size-complex="14pt" style:font-weight-complex="normal"/>
    </style:style>
    <style:style style:name="P268" style:family="paragraph" style:parent-style-name="Standard">
      <style:text-properties style:text-position="0% 100%" fo:font-size="14pt" style:text-underline-style="none" fo:font-weight="normal" officeooo:rsid="00d409fa" officeooo:paragraph-rsid="00d409fa" style:font-size-asian="14pt" style:font-weight-asian="normal" style:font-size-complex="14pt" style:font-weight-complex="normal"/>
    </style:style>
    <style:style style:name="P269" style:family="paragraph" style:parent-style-name="Standard">
      <style:text-properties style:text-position="0% 100%" fo:font-size="14pt" style:text-underline-style="none" fo:font-weight="bold" officeooo:rsid="00d409fa" officeooo:paragraph-rsid="00d409fa" style:font-size-asian="14pt" style:font-weight-asian="bold" style:font-size-complex="14pt" style:font-weight-complex="bold"/>
    </style:style>
    <style:style style:name="P270"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48354" style:font-size-asian="14pt" style:font-weight-asian="bold" style:font-size-complex="14pt" style:font-weight-complex="bold"/>
    </style:style>
    <style:style style:name="P271"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5c5ad" style:font-size-asian="14pt" style:font-weight-asian="bold" style:font-size-complex="14pt" style:font-weight-complex="bold"/>
    </style:style>
    <style:style style:name="P272"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c683fd" style:font-size-asian="14pt" style:font-weight-asian="bold" style:font-size-complex="14pt" style:font-weight-complex="bold"/>
    </style:style>
    <style:style style:name="P273"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5b099" style:font-size-asian="14pt" style:font-weight-asian="bold" style:font-size-complex="14pt" style:font-weight-complex="bold"/>
    </style:style>
    <style:style style:name="P274"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651d3" style:font-size-asian="14pt" style:font-weight-asian="bold" style:font-size-complex="14pt" style:font-weight-complex="bold"/>
    </style:style>
    <style:style style:name="P275"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6650d" style:font-size-asian="14pt" style:font-weight-asian="bold" style:font-size-complex="14pt" style:font-weight-complex="bold"/>
    </style:style>
    <style:style style:name="P276"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bold" officeooo:rsid="00bfc7b4" officeooo:paragraph-rsid="00e87fbb" style:font-size-asian="14pt" style:font-weight-asian="bold" style:font-size-complex="14pt" style:font-weight-complex="bold"/>
    </style:style>
    <style:style style:name="P277" style:family="paragraph" style:parent-style-name="Standard">
      <style:paragraph-properties fo:text-align="start" style:justify-single-word="false"/>
      <style:text-properties style:text-position="0% 100%" style:font-name="Liberation Serif" fo:font-size="14pt" fo:font-style="normal" fo:font-weight="normal" officeooo:paragraph-rsid="00587d6d" style:font-name-asian="DejaVu Sans" style:font-size-asian="12.25pt" style:font-style-asian="normal" style:font-weight-asian="normal" style:font-name-complex="Lohit Hindi" style:font-size-complex="14pt" style:font-style-complex="normal" style:font-weight-complex="normal"/>
    </style:style>
    <style:style style:name="P278" style:family="paragraph" style:parent-style-name="Standard">
      <style:paragraph-properties fo:text-align="start" style:justify-single-word="false"/>
      <style:text-properties style:text-position="0% 100%" style:font-name="Liberation Serif" fo:font-size="14pt" fo:font-style="normal" fo:font-weight="normal" officeooo:rsid="00acfcb4" officeooo:paragraph-rsid="00acfcb4" style:font-name-asian="DejaVu Sans" style:font-size-asian="14pt" style:font-style-asian="normal" style:font-weight-asian="normal" style:font-name-complex="Lohit Hindi" style:font-size-complex="14pt" style:font-style-complex="normal" style:font-weight-complex="normal"/>
    </style:style>
    <style:style style:name="P279" style:family="paragraph" style:parent-style-name="Standard">
      <style:paragraph-properties fo:text-align="start" style:justify-single-word="false"/>
      <style:text-properties style:text-position="0% 100%" style:font-name="Liberation Serif" fo:font-size="14pt" fo:font-style="normal" fo:font-weight="normal" officeooo:rsid="00587d6d" officeooo:paragraph-rsid="00587d6d" style:font-name-asian="DejaVu Sans" style:font-size-asian="14pt" style:font-style-asian="normal" style:font-weight-asian="normal" style:font-name-complex="Lohit Hindi" style:font-size-complex="14pt" style:font-style-complex="normal" style:font-weight-complex="normal"/>
    </style:style>
    <style:style style:name="P280" style:family="paragraph" style:parent-style-name="Standard">
      <style:paragraph-properties fo:text-align="start" style:justify-single-word="false"/>
      <style:text-properties style:text-position="0% 100%" fo:font-size="10pt" style:text-underline-style="solid" style:text-underline-width="auto" style:text-underline-color="font-color" fo:font-weight="bold" officeooo:rsid="00bfc7b4" officeooo:paragraph-rsid="00c683fd" style:font-size-asian="10pt" style:font-weight-asian="bold" style:font-size-complex="10pt" style:font-weight-complex="bold"/>
    </style:style>
    <style:style style:name="P281" style:family="paragraph" style:parent-style-name="Standard">
      <style:paragraph-properties fo:text-align="start" style:justify-single-word="false"/>
      <style:text-properties style:text-position="0% 100%" fo:font-size="10pt" style:text-underline-style="solid" style:text-underline-width="auto" style:text-underline-color="font-color" fo:font-weight="bold" officeooo:rsid="00bfc7b4" officeooo:paragraph-rsid="00c48354" style:font-size-asian="10pt" style:font-weight-asian="bold" style:font-size-complex="10pt" style:font-weight-complex="bold"/>
    </style:style>
    <style:style style:name="P282" style:family="paragraph" style:parent-style-name="Standard">
      <style:paragraph-properties fo:text-align="start" style:justify-single-word="false"/>
      <style:text-properties style:text-position="0% 100%" fo:font-size="10pt" fo:font-weight="normal" officeooo:rsid="00c683fd" officeooo:paragraph-rsid="00c683fd"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style:text-position="0% 100%" fo:font-size="10pt" fo:font-weight="normal" officeooo:rsid="00c48354" officeooo:paragraph-rsid="00c48354"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style:text-position="0% 100%" fo:font-size="10pt" fo:font-style="normal" fo:font-weight="normal" officeooo:rsid="00c48354" officeooo:paragraph-rsid="00c48354" style:font-size-asian="10pt" style:font-style-asian="normal" style:font-weight-asian="normal" style:font-size-complex="10pt" style:font-style-complex="normal" style:font-weight-complex="normal"/>
    </style:style>
    <style:style style:name="P285" style:family="paragraph" style:parent-style-name="Standard">
      <style:paragraph-properties fo:text-align="start" style:justify-single-word="false"/>
      <style:text-properties style:text-position="0% 100%" style:font-name="Courier 10 Pitch" fo:font-size="14pt" fo:font-weight="normal" officeooo:rsid="00dd6255" officeooo:paragraph-rsid="00dd6255" style:font-size-asian="14pt" style:font-weight-asian="normal" style:font-size-complex="14pt" style:font-weight-complex="normal"/>
    </style:style>
    <style:style style:name="P286" style:family="paragraph" style:parent-style-name="Standard">
      <style:text-properties fo:font-size="20pt" style:text-underline-style="none" fo:font-weight="bold" officeooo:rsid="006bd25f" officeooo:paragraph-rsid="006bd25f" style:font-size-asian="20pt" style:font-weight-asian="bold" style:font-size-complex="20pt" style:font-weight-complex="bold"/>
    </style:style>
    <style:style style:name="P287" style:family="paragraph" style:parent-style-name="Standard">
      <style:text-properties fo:font-size="20pt" style:text-underline-style="none" fo:font-weight="bold" officeooo:rsid="0071433a" officeooo:paragraph-rsid="007c26e8" style:font-size-asian="20pt" style:font-weight-asian="bold" style:font-size-complex="20pt" style:font-weight-complex="bold"/>
    </style:style>
    <style:style style:name="P288" style:family="paragraph" style:parent-style-name="Standard">
      <style:text-properties fo:font-size="20pt" style:text-underline-style="none" fo:font-weight="bold" officeooo:rsid="0071433a" officeooo:paragraph-rsid="0071433a" style:font-size-asian="20pt" style:font-weight-asian="bold" style:font-size-complex="20pt" style:font-weight-complex="bold"/>
    </style:style>
    <style:style style:name="P289" style:family="paragraph" style:parent-style-name="Standard">
      <style:text-properties fo:font-size="20pt" style:text-underline-style="none" fo:font-weight="bold" officeooo:rsid="0071433a" officeooo:paragraph-rsid="0089f6c2" style:font-size-asian="20pt" style:font-weight-asian="bold" style:font-size-complex="20pt" style:font-weight-complex="bold"/>
    </style:style>
    <style:style style:name="P290" style:family="paragraph" style:parent-style-name="Standard">
      <style:text-properties fo:font-size="20pt" style:text-underline-style="none" fo:font-weight="bold" officeooo:rsid="0071433a" officeooo:paragraph-rsid="00929221" style:font-size-asian="20pt" style:font-weight-asian="bold" style:font-size-complex="20pt" style:font-weight-complex="bold"/>
    </style:style>
    <style:style style:name="P291" style:family="paragraph" style:parent-style-name="Standard">
      <style:text-properties fo:font-size="20pt" style:text-underline-style="none" fo:font-weight="bold" officeooo:rsid="0071433a" officeooo:paragraph-rsid="009ad012" style:font-size-asian="20pt" style:font-weight-asian="bold" style:font-size-complex="20pt" style:font-weight-complex="bold"/>
    </style:style>
    <style:style style:name="P292" style:family="paragraph" style:parent-style-name="Standard">
      <style:text-properties fo:font-size="20pt" style:text-underline-style="none" fo:font-weight="bold" officeooo:rsid="0071433a" officeooo:paragraph-rsid="009ea7dc" style:font-size-asian="20pt" style:font-weight-asian="bold" style:font-size-complex="20pt" style:font-weight-complex="bold"/>
    </style:style>
    <style:style style:name="P293" style:family="paragraph" style:parent-style-name="Standard">
      <style:text-properties fo:font-size="20pt" style:text-underline-style="none" fo:font-weight="bold" officeooo:rsid="0071433a" officeooo:paragraph-rsid="00a43282" style:font-size-asian="20pt" style:font-weight-asian="bold" style:font-size-complex="20pt" style:font-weight-complex="bold"/>
    </style:style>
    <style:style style:name="P294" style:family="paragraph" style:parent-style-name="Standard">
      <style:text-properties fo:font-size="20pt" style:text-underline-style="none" fo:font-weight="bold" officeooo:rsid="0071433a" officeooo:paragraph-rsid="00ddd2bf" style:font-size-asian="20pt" style:font-weight-asian="bold" style:font-size-complex="20pt" style:font-weight-complex="bold"/>
    </style:style>
    <style:style style:name="P295" style:family="paragraph" style:parent-style-name="Standard">
      <style:text-properties fo:font-size="20pt" style:text-underline-style="none" fo:font-weight="bold" officeooo:rsid="00a61a5a" officeooo:paragraph-rsid="00a61a5a" style:font-size-asian="20pt" style:font-weight-asian="bold" style:font-size-complex="20pt" style:font-weight-complex="bold"/>
    </style:style>
    <style:style style:name="P296" style:family="paragraph" style:parent-style-name="Standard">
      <style:text-properties fo:font-size="10pt" fo:font-weight="bold" officeooo:rsid="00587d6d" officeooo:paragraph-rsid="00587d6d" style:font-size-asian="8.75pt" style:font-weight-asian="bold" style:font-size-complex="10pt" style:font-weight-complex="bold"/>
    </style:style>
    <style:style style:name="P297" style:family="paragraph" style:parent-style-name="Standard">
      <style:text-properties style:font-name="Courier 10 Pitch" fo:font-size="14pt" fo:font-weight="normal" officeooo:rsid="0035ab17" officeooo:paragraph-rsid="006bd25f" style:font-size-asian="14pt" style:font-weight-asian="normal" style:font-size-complex="14pt" style:font-weight-complex="normal"/>
    </style:style>
    <style:style style:name="P298" style:family="paragraph" style:parent-style-name="Standard">
      <style:text-properties style:font-name="Courier 10 Pitch" fo:font-size="14pt" fo:font-weight="normal" officeooo:rsid="0035ab17" officeooo:paragraph-rsid="0071433a" style:font-size-asian="14pt" style:font-weight-asian="normal" style:font-size-complex="14pt" style:font-weight-complex="normal"/>
    </style:style>
    <style:style style:name="P299" style:family="paragraph" style:parent-style-name="Standard">
      <style:text-properties style:font-name="Courier 10 Pitch" fo:font-size="14pt" fo:font-weight="normal" officeooo:rsid="0035ab17" officeooo:paragraph-rsid="007c26e8" style:font-size-asian="14pt" style:font-weight-asian="normal" style:font-size-complex="14pt" style:font-weight-complex="normal"/>
    </style:style>
    <style:style style:name="P300" style:family="paragraph" style:parent-style-name="Standard">
      <style:text-properties style:font-name="Courier 10 Pitch" fo:font-size="14pt" fo:font-weight="normal" officeooo:rsid="0035ab17" officeooo:paragraph-rsid="0089f6c2" style:font-size-asian="14pt" style:font-weight-asian="normal" style:font-size-complex="14pt" style:font-weight-complex="normal"/>
    </style:style>
    <style:style style:name="P301" style:family="paragraph" style:parent-style-name="Standard">
      <style:text-properties style:font-name="Courier 10 Pitch" fo:font-size="14pt" fo:font-weight="normal" officeooo:rsid="0035ab17" officeooo:paragraph-rsid="00929221" style:font-size-asian="14pt" style:font-weight-asian="normal" style:font-size-complex="14pt" style:font-weight-complex="normal"/>
    </style:style>
    <style:style style:name="P302" style:family="paragraph" style:parent-style-name="Standard">
      <style:text-properties style:font-name="Courier 10 Pitch" fo:font-size="14pt" fo:font-weight="normal" officeooo:rsid="0035ab17" officeooo:paragraph-rsid="009ad012" style:font-size-asian="14pt" style:font-weight-asian="normal" style:font-size-complex="14pt" style:font-weight-complex="normal"/>
    </style:style>
    <style:style style:name="P303" style:family="paragraph" style:parent-style-name="Standard">
      <style:text-properties style:font-name="Courier 10 Pitch" fo:font-size="14pt" fo:font-weight="normal" officeooo:rsid="0035ab17" officeooo:paragraph-rsid="009ea7dc" style:font-size-asian="14pt" style:font-weight-asian="normal" style:font-size-complex="14pt" style:font-weight-complex="normal"/>
    </style:style>
    <style:style style:name="P304" style:family="paragraph" style:parent-style-name="Standard">
      <style:text-properties style:font-name="Courier 10 Pitch" fo:font-size="14pt" fo:font-weight="normal" officeooo:rsid="0035ab17" officeooo:paragraph-rsid="00a43282" style:font-size-asian="14pt" style:font-weight-asian="normal" style:font-size-complex="14pt" style:font-weight-complex="normal"/>
    </style:style>
    <style:style style:name="P305" style:family="paragraph" style:parent-style-name="Standard">
      <style:text-properties style:font-name="Courier 10 Pitch" fo:font-size="14pt" fo:font-weight="normal" officeooo:rsid="0035ab17" officeooo:paragraph-rsid="00ddd2bf" style:font-size-asian="14pt" style:font-weight-asian="normal" style:font-size-complex="14pt" style:font-weight-complex="normal"/>
    </style:style>
    <style:style style:name="P306"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307" style:family="paragraph" style:parent-style-name="Standard">
      <style:paragraph-properties fo:text-align="center" style:justify-single-word="false" fo:break-before="page"/>
      <style:text-properties fo:font-size="20pt" fo:font-weight="bold" officeooo:paragraph-rsid="00587d6d" style:font-size-asian="20pt" style:font-weight-asian="bold" style:font-size-complex="20pt" style:font-weight-complex="bold"/>
    </style:style>
    <style:style style:name="P308" style:family="paragraph" style:parent-style-name="Standard">
      <style:paragraph-properties fo:text-align="center" style:justify-single-word="false" fo:break-before="page"/>
      <style:text-properties fo:font-size="20pt" fo:font-weight="bold" officeooo:paragraph-rsid="00c48354" style:font-size-asian="20pt" style:font-weight-asian="bold" style:font-size-complex="20pt" style:font-weight-complex="bold"/>
    </style:style>
    <style:style style:name="P309" style:family="paragraph" style:parent-style-name="Standard">
      <style:paragraph-properties fo:text-align="center" style:justify-single-word="false" fo:break-before="page"/>
      <style:text-properties fo:font-size="20pt" officeooo:paragraph-rsid="005c681f" style:font-size-asian="20pt" style:font-size-complex="20pt"/>
    </style:style>
    <style:style style:name="P310" style:family="paragraph" style:parent-style-name="Standard">
      <style:paragraph-properties fo:text-align="center" style:justify-single-word="false" fo:break-before="page"/>
      <style:text-properties fo:font-size="20pt" officeooo:paragraph-rsid="005fb53e" style:font-size-asian="20pt" style:font-size-complex="20pt"/>
    </style:style>
    <style:style style:name="P311" style:family="paragraph" style:parent-style-name="Standard">
      <style:paragraph-properties fo:text-align="center" style:justify-single-word="false" fo:break-before="page"/>
      <style:text-properties fo:font-size="20pt" officeooo:paragraph-rsid="006327d3" style:font-size-asian="20pt" style:font-size-complex="20pt"/>
    </style:style>
    <style:style style:name="P312" style:family="paragraph" style:parent-style-name="Standard">
      <style:paragraph-properties fo:text-align="center" style:justify-single-word="false" fo:break-before="page"/>
      <style:text-properties fo:font-size="20pt" officeooo:paragraph-rsid="00687723" style:font-size-asian="20pt" style:font-size-complex="20pt"/>
    </style:style>
    <style:style style:name="P313" style:family="paragraph" style:parent-style-name="Standard">
      <style:paragraph-properties fo:text-align="center" style:justify-single-word="false" fo:break-before="page"/>
      <style:text-properties fo:font-size="20pt" officeooo:paragraph-rsid="006bd25f" style:font-size-asian="20pt" style:font-size-complex="20pt"/>
    </style:style>
    <style:style style:name="P314" style:family="paragraph" style:parent-style-name="Standard">
      <style:paragraph-properties fo:text-align="center" style:justify-single-word="false" fo:break-before="page"/>
      <style:text-properties fo:font-size="20pt" officeooo:paragraph-rsid="00aa25b7" style:font-size-asian="20pt" style:font-size-complex="20pt"/>
    </style:style>
    <style:style style:name="P315" style:family="paragraph" style:parent-style-name="Standard">
      <style:paragraph-properties fo:text-align="center" style:justify-single-word="false" fo:break-before="page"/>
      <style:text-properties fo:font-size="20pt" officeooo:paragraph-rsid="005a6ecc" style:font-size-asian="20pt" style:font-size-complex="20pt"/>
    </style:style>
    <style:style style:name="P316" style:family="paragraph" style:parent-style-name="Standard">
      <style:paragraph-properties fo:text-align="center" style:justify-single-word="false" fo:break-before="page"/>
      <style:text-properties fo:font-size="20pt" officeooo:paragraph-rsid="00c7f20e" style:font-size-asian="20pt" style:font-size-complex="20pt"/>
    </style:style>
    <style:style style:name="P317" style:family="paragraph" style:parent-style-name="Standard">
      <style:paragraph-properties fo:text-align="center" style:justify-single-word="false" fo:break-before="page"/>
      <style:text-properties fo:font-size="20pt" officeooo:paragraph-rsid="00cd3ba4" style:font-size-asian="20pt" style:font-size-complex="20pt"/>
    </style:style>
    <style:style style:name="P318" style:family="paragraph" style:parent-style-name="Standard">
      <style:paragraph-properties fo:text-align="center" style:justify-single-word="false" fo:break-before="page"/>
      <style:text-properties style:text-position="0% 100%" fo:font-size="14pt" fo:font-weight="normal" officeooo:rsid="006327d3" officeooo:paragraph-rsid="00b0e5e5" style:font-size-asian="14pt" style:font-weight-asian="normal" style:font-size-complex="14pt" style:font-weight-complex="normal"/>
    </style:style>
    <style:style style:name="P319" style:family="paragraph" style:parent-style-name="Standard">
      <style:paragraph-properties fo:text-align="center" style:justify-single-word="false" fo:break-before="page"/>
      <style:text-properties style:text-position="0% 100%" fo:font-size="14pt" fo:font-weight="normal" officeooo:rsid="006327d3" officeooo:paragraph-rsid="00b4f8f5" style:font-size-asian="14pt" style:font-weight-asian="normal" style:font-size-complex="14pt" style:font-weight-complex="normal"/>
    </style:style>
    <style:style style:name="P320" style:family="paragraph" style:parent-style-name="Standard">
      <style:text-properties fo:font-size="14pt" fo:font-weight="normal" officeooo:rsid="00577bcd" officeooo:paragraph-rsid="00577bcd" style:font-size-asian="14pt" style:font-weight-asian="normal" style:font-size-complex="14pt" style:font-weight-complex="normal"/>
    </style:style>
    <style:style style:name="P321" style:family="paragraph" style:parent-style-name="Standard">
      <style:text-properties fo:font-size="14pt" fo:font-weight="normal" officeooo:rsid="00e96625" officeooo:paragraph-rsid="00e96625" style:font-size-asian="14pt" style:font-weight-asian="normal" style:font-size-complex="14pt" style:font-weight-complex="normal"/>
    </style:style>
    <style:style style:name="P322" style:family="paragraph" style:parent-style-name="Standard">
      <style:paragraph-properties fo:text-align="center" style:justify-single-word="false"/>
      <style:text-properties fo:font-size="20pt" fo:font-weight="bold" officeooo:rsid="00eafd41" officeooo:paragraph-rsid="00eafd41" style:font-size-asian="20pt" style:font-weight-asian="bold" style:font-size-complex="20pt" style:font-weight-complex="bold"/>
    </style:style>
    <style:style style:name="P323" style:family="paragraph" style:parent-style-name="Standard">
      <style:paragraph-properties fo:text-align="start" style:justify-single-word="false"/>
      <style:text-properties fo:font-size="20pt" fo:font-weight="bold" officeooo:rsid="00eafd41" officeooo:paragraph-rsid="00eafd41" style:font-size-asian="20pt" style:font-weight-asian="bold" style:font-size-complex="20pt" style:font-weight-complex="bold"/>
    </style:style>
    <style:style style:name="P324" style:family="paragraph" style:parent-style-name="Standard">
      <style:paragraph-properties fo:text-align="center" style:justify-single-word="false" fo:break-before="page"/>
      <style:text-properties fo:font-size="20pt" fo:font-weight="bold" officeooo:paragraph-rsid="00587d6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64675c" style:font-weight-asian="bold" style:font-weight-complex="bold"/>
    </style:style>
    <style:style style:name="T3" style:family="text">
      <style:text-properties fo:font-weight="bold" officeooo:rsid="00602c98" style:font-weight-asian="bold" style:font-weight-complex="bold"/>
    </style:style>
    <style:style style:name="T4" style:family="text">
      <style:text-properties fo:font-weight="bold" officeooo:rsid="005d2e22" style:font-weight-asian="bold" style:font-weight-complex="bold"/>
    </style:style>
    <style:style style:name="T5" style:family="text">
      <style:text-properties fo:font-weight="bold" officeooo:rsid="005a6ecc" style:font-weight-asian="bold" style:font-weight-complex="bold"/>
    </style:style>
    <style:style style:name="T6" style:family="text">
      <style:text-properties fo:font-weight="bold" officeooo:rsid="005ac96c" style:font-weight-asian="bold" style:font-weight-complex="bold"/>
    </style:style>
    <style:style style:name="T7" style:family="text">
      <style:text-properties fo:font-weight="bold" officeooo:rsid="006f2bca" style:font-weight-asian="bold" style:font-weight-complex="bold"/>
    </style:style>
    <style:style style:name="T8" style:family="text">
      <style:text-properties fo:font-weight="bold" officeooo:rsid="005c681f" style:font-weight-asian="bold" style:font-weight-complex="bold"/>
    </style:style>
    <style:style style:name="T9" style:family="text">
      <style:text-properties fo:font-weight="bold" officeooo:rsid="005fb53e" style:font-weight-asian="bold" style:font-weight-complex="bold"/>
    </style:style>
    <style:style style:name="T10" style:family="text">
      <style:text-properties fo:font-weight="bold" officeooo:rsid="0061dd90" style:font-weight-asian="bold" style:font-weight-complex="bold"/>
    </style:style>
    <style:style style:name="T11" style:family="text">
      <style:text-properties fo:font-weight="bold" officeooo:rsid="006327d3" style:font-weight-asian="bold" style:font-weight-complex="bold"/>
    </style:style>
    <style:style style:name="T12" style:family="text">
      <style:text-properties fo:font-weight="bold" officeooo:rsid="00687723" style:font-weight-asian="bold" style:font-weight-complex="bold"/>
    </style:style>
    <style:style style:name="T13" style:family="text">
      <style:text-properties fo:font-weight="bold" officeooo:rsid="006bd25f" style:font-weight-asian="bold" style:font-weight-complex="bold"/>
    </style:style>
    <style:style style:name="T14" style:family="text">
      <style:text-properties fo:font-weight="bold" officeooo:rsid="00aa25b7" style:font-weight-asian="bold" style:font-weight-complex="bold"/>
    </style:style>
    <style:style style:name="T15" style:family="text">
      <style:text-properties fo:font-weight="bold" officeooo:rsid="00aee3c4" style:font-weight-asian="bold" style:font-weight-complex="bold"/>
    </style:style>
    <style:style style:name="T16" style:family="text">
      <style:text-properties fo:font-weight="bold" officeooo:rsid="00b0e5e5" style:font-weight-asian="bold" style:font-weight-complex="bold"/>
    </style:style>
    <style:style style:name="T17" style:family="text">
      <style:text-properties fo:font-weight="bold" officeooo:rsid="00b22cee" style:font-weight-asian="bold" style:font-weight-complex="bold"/>
    </style:style>
    <style:style style:name="T18" style:family="text">
      <style:text-properties fo:font-weight="bold" officeooo:rsid="00b4f8f5" style:font-weight-asian="bold" style:font-weight-complex="bold"/>
    </style:style>
    <style:style style:name="T19" style:family="text">
      <style:text-properties fo:font-weight="bold" officeooo:rsid="00b74c3a" style:font-weight-asian="bold" style:font-weight-complex="bold"/>
    </style:style>
    <style:style style:name="T20" style:family="text">
      <style:text-properties fo:font-weight="bold" officeooo:rsid="00bb86b2" style:font-weight-asian="bold" style:font-weight-complex="bold"/>
    </style:style>
    <style:style style:name="T21" style:family="text">
      <style:text-properties fo:font-weight="bold" officeooo:rsid="00c7f20e" style:font-weight-asian="bold" style:font-weight-complex="bold"/>
    </style:style>
    <style:style style:name="T22" style:family="text">
      <style:text-properties fo:font-weight="bold" officeooo:rsid="00cd3ba4" style:font-weight-asian="bold" style:font-weight-complex="bold"/>
    </style:style>
    <style:style style:name="T23" style:family="text">
      <style:text-properties fo:font-weight="bold" officeooo:rsid="00ce8a38" style:font-weight-asian="bold" style:font-weight-complex="bold"/>
    </style:style>
    <style:style style:name="T24" style:family="text">
      <style:text-properties fo:font-weight="bold" officeooo:rsid="00d01f81" style:font-weight-asian="bold" style:font-weight-complex="bold"/>
    </style:style>
    <style:style style:name="T25" style:family="text">
      <style:text-properties fo:font-weight="bold" officeooo:rsid="00d409fa"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5eecd2" style:font-weight-asian="normal" style:font-weight-complex="normal"/>
    </style:style>
    <style:style style:name="T28" style:family="text">
      <style:text-properties fo:font-weight="normal" officeooo:rsid="005827e9" style:font-weight-asian="normal" style:font-weight-complex="normal"/>
    </style:style>
    <style:style style:name="T29" style:family="text">
      <style:text-properties fo:font-weight="normal" officeooo:rsid="00578dde" style:font-weight-asian="normal" style:font-weight-complex="normal"/>
    </style:style>
    <style:style style:name="T30" style:family="text">
      <style:text-properties fo:font-weight="normal" officeooo:rsid="005f0da9" style:font-weight-asian="normal" style:font-weight-complex="normal"/>
    </style:style>
    <style:style style:name="T31" style:family="text">
      <style:text-properties fo:font-weight="normal" officeooo:rsid="006267d3" style:font-weight-asian="normal" style:font-weight-complex="normal"/>
    </style:style>
    <style:style style:name="T32" style:family="text">
      <style:text-properties fo:font-weight="normal" officeooo:rsid="006b0115" style:font-weight-asian="normal" style:font-weight-complex="normal"/>
    </style:style>
    <style:style style:name="T33" style:family="text">
      <style:text-properties fo:font-weight="normal" officeooo:rsid="006f3f33" style:font-weight-asian="normal" style:font-weight-complex="normal"/>
    </style:style>
    <style:style style:name="T34" style:family="text">
      <style:text-properties fo:font-weight="normal" officeooo:rsid="006f2bca" style:font-weight-asian="normal" style:font-weight-complex="normal"/>
    </style:style>
    <style:style style:name="T35" style:family="text">
      <style:text-properties fo:font-weight="normal" officeooo:rsid="00794774" style:font-weight-asian="normal" style:font-weight-complex="normal"/>
    </style:style>
    <style:style style:name="T36" style:family="text">
      <style:text-properties fo:font-weight="normal" officeooo:rsid="0075375f" style:font-weight-asian="normal" style:font-weight-complex="normal"/>
    </style:style>
    <style:style style:name="T37" style:family="text">
      <style:text-properties fo:font-weight="normal" officeooo:rsid="005ac96c" style:font-weight-asian="normal" style:font-weight-complex="normal"/>
    </style:style>
    <style:style style:name="T38" style:family="text">
      <style:text-properties fo:font-weight="normal" officeooo:rsid="00a61a5a" style:font-weight-asian="normal" style:font-weight-complex="normal"/>
    </style:style>
    <style:style style:name="T39" style:family="text">
      <style:text-properties fo:font-weight="normal" officeooo:rsid="00aee3c4" style:font-weight-asian="normal" style:font-weight-complex="normal"/>
    </style:style>
    <style:style style:name="T40" style:family="text">
      <style:text-properties fo:font-weight="normal" officeooo:rsid="00b0cc2c" style:font-weight-asian="normal" style:font-weight-complex="normal"/>
    </style:style>
    <style:style style:name="T41" style:family="text">
      <style:text-properties style:font-name="Liberation Serif1" style:font-name-asian="Liberation Serif1" style:font-name-complex="Liberation Serif1"/>
    </style:style>
    <style:style style:name="T42" style:family="text">
      <style:text-properties style:text-position="super 58%"/>
    </style:style>
    <style:style style:name="T43" style:family="text">
      <style:text-properties style:text-position="super 58%" fo:font-weight="normal" style:font-weight-asian="normal" style:font-weight-complex="normal"/>
    </style:style>
    <style:style style:name="T44" style:family="text">
      <style:text-properties style:text-position="super 58%" officeooo:rsid="006e607f"/>
    </style:style>
    <style:style style:name="T45" style:family="text">
      <style:text-properties style:text-position="super 58%" officeooo:rsid="0071433a"/>
    </style:style>
    <style:style style:name="T46" style:family="text">
      <style:text-properties style:text-position="super 58%" officeooo:rsid="0074eba7"/>
    </style:style>
    <style:style style:name="T47" style:family="text">
      <style:text-properties style:text-position="super 58%" officeooo:rsid="007702b2"/>
    </style:style>
    <style:style style:name="T48" style:family="text">
      <style:text-properties style:text-position="super 58%" officeooo:rsid="00786c0d"/>
    </style:style>
    <style:style style:name="T49" style:family="text">
      <style:text-properties style:text-position="super 58%" officeooo:rsid="007c26e8"/>
    </style:style>
    <style:style style:name="T50" style:family="text">
      <style:text-properties style:text-position="super 58%" officeooo:rsid="008e62d1"/>
    </style:style>
    <style:style style:name="T51" style:family="text">
      <style:text-properties style:text-position="super 58%" officeooo:rsid="008e9e3a"/>
    </style:style>
    <style:style style:name="T52" style:family="text">
      <style:text-properties style:text-position="super 58%" officeooo:rsid="00912106"/>
    </style:style>
    <style:style style:name="T53" style:family="text">
      <style:text-properties style:text-position="super 58%" officeooo:rsid="00941997"/>
    </style:style>
    <style:style style:name="T54" style:family="text">
      <style:text-properties style:text-position="super 58%" officeooo:rsid="00a0e44b"/>
    </style:style>
    <style:style style:name="T55" style:family="text">
      <style:text-properties style:text-position="super 58%" officeooo:rsid="00a43282"/>
    </style:style>
    <style:style style:name="T56" style:family="text">
      <style:text-properties style:text-position="0% 100%"/>
    </style:style>
    <style:style style:name="T57" style:family="text">
      <style:text-properties style:text-position="0% 100%" fo:font-weight="bold" style:font-weight-asian="bold" style:font-weight-complex="bold"/>
    </style:style>
    <style:style style:name="T58" style:family="text">
      <style:text-properties style:text-position="0% 100%" fo:font-weight="bold" officeooo:rsid="00587d6d" style:font-weight-asian="bold" style:font-weight-complex="bold"/>
    </style:style>
    <style:style style:name="T59" style:family="text">
      <style:text-properties style:text-position="0% 100%" fo:font-style="normal" fo:font-weight="bold" style:font-style-asian="normal" style:font-weight-asian="bold" style:font-style-complex="normal" style:font-weight-complex="bold"/>
    </style:style>
    <style:style style:name="T60" style:family="text">
      <style:text-properties style:text-position="0% 100%" fo:font-style="normal" style:font-style-asian="normal" style:font-style-complex="normal"/>
    </style:style>
    <style:style style:name="T61" style:family="text">
      <style:text-properties style:text-position="0% 100%" fo:font-style="normal" officeooo:rsid="00587d6d" style:font-style-asian="normal" style:font-style-complex="normal"/>
    </style:style>
    <style:style style:name="T62" style:family="text">
      <style:text-properties style:text-position="0% 100%" officeooo:rsid="00587d6d"/>
    </style:style>
    <style:style style:name="T63" style:family="text">
      <style:text-properties style:text-position="0% 100%" fo:font-weight="normal" style:font-weight-asian="normal" style:font-weight-complex="normal"/>
    </style:style>
    <style:style style:name="T64" style:family="text">
      <style:text-properties style:text-position="0% 100%" fo:font-weight="normal" officeooo:rsid="004e026c" style:font-weight-asian="normal" style:font-weight-complex="normal"/>
    </style:style>
    <style:style style:name="T65" style:family="text">
      <style:text-properties style:text-position="0% 100%" fo:font-weight="normal" officeooo:rsid="0046f814" style:font-weight-asian="normal" style:font-weight-complex="normal"/>
    </style:style>
    <style:style style:name="T66" style:family="text">
      <style:text-properties style:text-position="0% 100%" fo:font-weight="normal" officeooo:rsid="0048690d" style:font-weight-asian="normal" style:font-weight-complex="normal"/>
    </style:style>
    <style:style style:name="T67" style:family="text">
      <style:text-properties style:text-position="0% 100%" fo:font-weight="normal" officeooo:rsid="00d01f81" style:font-weight-asian="normal" style:font-weight-complex="normal"/>
    </style:style>
    <style:style style:name="T68" style:family="text">
      <style:text-properties style:text-position="0% 100%" fo:font-weight="normal" officeooo:rsid="00e03f79" style:font-weight-asian="normal" style:font-weight-complex="normal"/>
    </style:style>
    <style:style style:name="T69" style:family="text">
      <style:text-properties style:text-position="0% 100%" fo:font-style="italic" officeooo:rsid="00587d6d" style:font-style-asian="italic" style:font-style-complex="italic"/>
    </style:style>
    <style:style style:name="T70" style:family="text">
      <style:text-properties style:text-position="0% 100%" officeooo:rsid="0071433a"/>
    </style:style>
    <style:style style:name="T71" style:family="text">
      <style:text-properties style:text-position="0% 100%" officeooo:rsid="007c26e8"/>
    </style:style>
    <style:style style:name="T72" style:family="text">
      <style:text-properties style:text-position="0% 100%" officeooo:rsid="007dd9d0"/>
    </style:style>
    <style:style style:name="T73" style:family="text">
      <style:text-properties style:text-position="0% 100%" officeooo:rsid="007e8520"/>
    </style:style>
    <style:style style:name="T74" style:family="text">
      <style:text-properties style:text-position="0% 100%" style:text-underline-style="solid" style:text-underline-width="auto" style:text-underline-color="font-color" fo:font-weight="normal" officeooo:rsid="0046f814" style:font-weight-asian="normal" style:font-weight-complex="normal"/>
    </style:style>
    <style:style style:name="T75" style:family="text">
      <style:text-properties style:text-position="0% 100%" style:text-underline-style="solid" style:text-underline-width="auto" style:text-underline-color="font-color" fo:font-weight="normal" officeooo:rsid="0051d520" style:font-weight-asian="normal" style:font-weight-complex="normal"/>
    </style:style>
    <style:style style:name="T76" style:family="text">
      <style:text-properties style:text-position="0% 100%" style:text-underline-style="solid" style:text-underline-width="auto" style:text-underline-color="font-color" fo:font-weight="normal" officeooo:rsid="0048690d" style:font-weight-asian="normal" style:font-weight-complex="normal"/>
    </style:style>
    <style:style style:name="T77" style:family="text">
      <style:text-properties style:text-position="0% 100%" style:text-underline-style="none"/>
    </style:style>
    <style:style style:name="T78" style:family="text">
      <style:text-properties style:text-position="0% 100%" style:text-underline-style="none" fo:font-weight="normal" style:font-weight-asian="normal" style:font-weight-complex="normal"/>
    </style:style>
    <style:style style:name="T79" style:family="text">
      <style:text-properties style:text-position="0% 100%" style:text-underline-style="none" fo:font-weight="normal" officeooo:rsid="00d1cd21" style:font-weight-asian="normal" style:font-weight-complex="normal"/>
    </style:style>
    <style:style style:name="T80" style:family="text">
      <style:text-properties style:text-position="0% 100%" style:text-underline-style="none" fo:font-weight="normal" officeooo:rsid="00d27d87" style:font-weight-asian="normal" style:font-weight-complex="normal"/>
    </style:style>
    <style:style style:name="T81" style:family="text">
      <style:text-properties style:font-name="Liberation Serif" fo:font-weight="bold" style:font-name-asian="DejaVu Sans" style:font-weight-asian="bold" style:font-name-complex="Lohit Hindi" style:font-weight-complex="bold"/>
    </style:style>
    <style:style style:name="T82" style:family="text">
      <style:text-properties style:font-name="Liberation Serif" fo:font-weight="bold" officeooo:rsid="00aee3c4" style:font-name-asian="DejaVu Sans" style:font-weight-asian="bold" style:font-name-complex="Lohit Hindi" style:font-weight-complex="bold"/>
    </style:style>
    <style:style style:name="T83" style:family="text">
      <style:text-properties style:font-name="Liberation Serif" fo:font-weight="bold" officeooo:rsid="00b0cc2c" style:font-name-asian="DejaVu Sans" style:font-weight-asian="bold" style:font-name-complex="Lohit Hindi" style:font-weight-complex="bold"/>
    </style:style>
    <style:style style:name="T84" style:family="text">
      <style:text-properties style:font-name="Liberation Serif" style:font-name-asian="DejaVu Sans" style:font-name-complex="Lohit Hindi"/>
    </style:style>
    <style:style style:name="T85" style:family="text">
      <style:text-properties style:font-name="Liberation Serif" officeooo:rsid="00052235" style:font-name-asian="DejaVu Sans" style:font-name-complex="Lohit Hindi"/>
    </style:style>
    <style:style style:name="T86" style:family="text">
      <style:text-properties style:font-name="Liberation Serif" officeooo:rsid="00aee3c4" style:font-name-asian="DejaVu Sans" style:font-name-complex="Lohit Hindi"/>
    </style:style>
    <style:style style:name="T87" style:family="text">
      <style:text-properties style:font-name="Liberation Serif" officeooo:rsid="00b0cc2c" style:font-name-asian="DejaVu Sans" style:font-name-complex="Lohit Hindi"/>
    </style:style>
    <style:style style:name="T88" style:family="text">
      <style:text-properties style:font-name="Liberation Serif" officeooo:rsid="00cd3ba4" style:font-name-asian="DejaVu Sans" style:font-name-complex="Lohit Hindi"/>
    </style:style>
    <style:style style:name="T89" style:family="text">
      <style:text-properties officeooo:rsid="00577bcd"/>
    </style:style>
    <style:style style:name="T90" style:family="text">
      <style:text-properties officeooo:rsid="00587d6d"/>
    </style:style>
    <style:style style:name="T91" style:family="text">
      <style:text-properties officeooo:rsid="0064675c"/>
    </style:style>
    <style:style style:name="T92" style:family="text">
      <style:text-properties officeooo:rsid="005eecd2"/>
    </style:style>
    <style:style style:name="T93" style:family="text">
      <style:text-properties officeooo:rsid="005d2e22"/>
    </style:style>
    <style:style style:name="T94" style:family="text">
      <style:text-properties officeooo:rsid="006b0115"/>
    </style:style>
    <style:style style:name="T95" style:family="text">
      <style:text-properties officeooo:rsid="005ac96c"/>
    </style:style>
    <style:style style:name="T96" style:family="text">
      <style:text-properties officeooo:rsid="006de456"/>
    </style:style>
    <style:style style:name="T97" style:family="text">
      <style:text-properties officeooo:rsid="006f2bca"/>
    </style:style>
    <style:style style:name="T98" style:family="text">
      <style:text-properties officeooo:rsid="0072a2b1"/>
    </style:style>
    <style:style style:name="T99" style:family="text">
      <style:text-properties officeooo:rsid="005c681f"/>
    </style:style>
    <style:style style:name="T100" style:family="text">
      <style:text-properties officeooo:rsid="005e7073"/>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bold" officeooo:rsid="00620097" style:font-weight-asian="bold" style:font-weight-complex="bold"/>
    </style:style>
    <style:style style:name="T103" style:family="text">
      <style:text-properties style:text-underline-style="solid" style:text-underline-width="auto" style:text-underline-color="font-color" officeooo:rsid="0051d520"/>
    </style:style>
    <style:style style:name="T104" style:family="text">
      <style:text-properties officeooo:rsid="0061dd90"/>
    </style:style>
    <style:style style:name="T105" style:family="text">
      <style:text-properties officeooo:rsid="00620097"/>
    </style:style>
    <style:style style:name="T106" style:family="text">
      <style:text-properties officeooo:rsid="00641149"/>
    </style:style>
    <style:style style:name="T107" style:family="text">
      <style:text-properties officeooo:rsid="006bd25f"/>
    </style:style>
    <style:style style:name="T108" style:family="text">
      <style:text-properties style:text-underline-style="none" officeooo:rsid="006bd25f"/>
    </style:style>
    <style:style style:name="T109" style:family="text">
      <style:text-properties style:text-underline-style="none" officeooo:rsid="00a83f3f"/>
    </style:style>
    <style:style style:name="T110" style:family="text">
      <style:text-properties fo:font-style="italic" style:text-underline-style="none" officeooo:rsid="006bd25f" style:font-style-asian="italic" style:font-style-complex="italic"/>
    </style:style>
    <style:style style:name="T111" style:family="text">
      <style:text-properties fo:font-style="italic" style:text-underline-style="none" officeooo:rsid="0071433a" style:font-style-asian="italic" style:font-style-complex="italic"/>
    </style:style>
    <style:style style:name="T112" style:family="text">
      <style:text-properties fo:font-style="italic" style:text-underline-style="none" officeooo:rsid="007a5cd8" style:font-style-asian="italic" style:font-style-complex="italic"/>
    </style:style>
    <style:style style:name="T113" style:family="text">
      <style:text-properties fo:font-style="italic" style:text-underline-style="none" officeooo:rsid="007c26e8" style:font-style-asian="italic" style:font-style-complex="italic"/>
    </style:style>
    <style:style style:name="T114" style:family="text">
      <style:text-properties fo:font-style="italic" style:text-underline-style="none" officeooo:rsid="0089f6c2" style:font-style-asian="italic" style:font-style-complex="italic"/>
    </style:style>
    <style:style style:name="T115" style:family="text">
      <style:text-properties fo:font-style="italic" style:text-underline-style="none" officeooo:rsid="008b4280" style:font-style-asian="italic" style:font-style-complex="italic"/>
    </style:style>
    <style:style style:name="T116" style:family="text">
      <style:text-properties fo:font-style="italic" style:text-underline-style="none" officeooo:rsid="0090374e" style:font-style-asian="italic" style:font-style-complex="italic"/>
    </style:style>
    <style:style style:name="T117" style:family="text">
      <style:text-properties fo:font-style="italic" style:text-underline-style="none" officeooo:rsid="00929221" style:font-style-asian="italic" style:font-style-complex="italic"/>
    </style:style>
    <style:style style:name="T118" style:family="text">
      <style:text-properties fo:font-style="italic" style:text-underline-style="none" officeooo:rsid="009ad012" style:font-style-asian="italic" style:font-style-complex="italic"/>
    </style:style>
    <style:style style:name="T119" style:family="text">
      <style:text-properties fo:font-style="italic" style:text-underline-style="none" officeooo:rsid="009c9e96" style:font-style-asian="italic" style:font-style-complex="italic"/>
    </style:style>
    <style:style style:name="T120" style:family="text">
      <style:text-properties fo:font-style="italic" style:text-underline-style="none" officeooo:rsid="009ea7dc" style:font-style-asian="italic" style:font-style-complex="italic"/>
    </style:style>
    <style:style style:name="T121" style:family="text">
      <style:text-properties fo:font-style="italic" style:text-underline-style="none" officeooo:rsid="00a43282" style:font-style-asian="italic" style:font-style-complex="italic"/>
    </style:style>
    <style:style style:name="T122" style:family="text">
      <style:text-properties fo:font-style="italic" style:text-underline-style="none" officeooo:rsid="00a61a5a" style:font-style-asian="italic" style:font-style-complex="italic"/>
    </style:style>
    <style:style style:name="T123" style:family="text">
      <style:text-properties fo:font-style="italic" style:text-underline-style="none" officeooo:rsid="00ddd2bf" style:font-style-asian="italic" style:font-style-complex="italic"/>
    </style:style>
    <style:style style:name="T124" style:family="text">
      <style:text-properties fo:font-style="italic" style:text-underline-style="none" fo:font-weight="bold" officeooo:rsid="00a83f3f" style:font-style-asian="italic" style:font-weight-asian="bold" style:font-style-complex="italic" style:font-weight-complex="bold"/>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fo:font-weight="bold" officeooo:rsid="00a83f3f" style:font-style-asian="italic" style:font-weight-asian="bold" style:font-style-complex="italic" style:font-weight-complex="bold"/>
    </style:style>
    <style:style style:name="T127" style:family="text">
      <style:text-properties fo:font-style="italic" style:text-underline-style="solid" style:text-underline-width="auto" style:text-underline-color="font-color" fo:font-weight="bold" officeooo:rsid="00a83f3f" style:font-style-asian="italic" style:font-weight-asian="bold" style:font-style-complex="italic" style:font-weight-complex="bold"/>
    </style:style>
    <style:style style:name="T128" style:family="text">
      <style:text-properties fo:font-style="italic" style:font-style-asian="italic" style:font-style-complex="italic"/>
    </style:style>
    <style:style style:name="T129" style:family="text">
      <style:text-properties fo:font-style="italic" officeooo:rsid="00aa25b7" style:font-style-asian="italic" style:font-style-complex="italic"/>
    </style:style>
    <style:style style:name="T130" style:family="text">
      <style:text-properties fo:font-style="italic" officeooo:rsid="00da1aec"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officeooo:rsid="006e607f"/>
    </style:style>
    <style:style style:name="T133" style:family="text">
      <style:text-properties officeooo:rsid="006eafbb"/>
    </style:style>
    <style:style style:name="T134" style:family="text">
      <style:text-properties officeooo:rsid="006f8b4e"/>
    </style:style>
    <style:style style:name="T135" style:family="text">
      <style:text-properties officeooo:rsid="0071433a"/>
    </style:style>
    <style:style style:name="T136" style:family="text">
      <style:text-properties officeooo:rsid="0071dcf8"/>
    </style:style>
    <style:style style:name="T137" style:family="text">
      <style:text-properties officeooo:rsid="0072d588"/>
    </style:style>
    <style:style style:name="T138" style:family="text">
      <style:text-properties officeooo:rsid="0074eba7"/>
    </style:style>
    <style:style style:name="T139" style:family="text">
      <style:text-properties officeooo:rsid="007528c4"/>
    </style:style>
    <style:style style:name="T140" style:family="text">
      <style:text-properties officeooo:rsid="007702b2"/>
    </style:style>
    <style:style style:name="T141" style:family="text">
      <style:text-properties officeooo:rsid="00786c0d"/>
    </style:style>
    <style:style style:name="T142" style:family="text">
      <style:text-properties officeooo:rsid="007c26e8"/>
    </style:style>
    <style:style style:name="T143" style:family="text">
      <style:text-properties officeooo:rsid="007e8520"/>
    </style:style>
    <style:style style:name="T144" style:family="text">
      <style:text-properties officeooo:rsid="0087c601"/>
    </style:style>
    <style:style style:name="T145" style:family="text">
      <style:text-properties officeooo:rsid="0089f6c2"/>
    </style:style>
    <style:style style:name="T146" style:family="text">
      <style:text-properties officeooo:rsid="008a437e"/>
    </style:style>
    <style:style style:name="T147" style:family="text">
      <style:text-properties officeooo:rsid="008b4280"/>
    </style:style>
    <style:style style:name="T148" style:family="text">
      <style:text-properties officeooo:rsid="008e62d1"/>
    </style:style>
    <style:style style:name="T149" style:family="text">
      <style:text-properties officeooo:rsid="008e9e3a"/>
    </style:style>
    <style:style style:name="T150" style:family="text">
      <style:text-properties officeooo:rsid="0090374e"/>
    </style:style>
    <style:style style:name="T151" style:family="text">
      <style:text-properties officeooo:rsid="00912106"/>
    </style:style>
    <style:style style:name="T152" style:family="text">
      <style:text-properties officeooo:rsid="00929221"/>
    </style:style>
    <style:style style:name="T153" style:family="text">
      <style:text-properties officeooo:rsid="0093ef65"/>
    </style:style>
    <style:style style:name="T154" style:family="text">
      <style:text-properties officeooo:rsid="00941997"/>
    </style:style>
    <style:style style:name="T155" style:family="text">
      <style:text-properties officeooo:rsid="009618ac"/>
    </style:style>
    <style:style style:name="T156" style:family="text">
      <style:text-properties officeooo:rsid="0098c990"/>
    </style:style>
    <style:style style:name="T157" style:family="text">
      <style:text-properties officeooo:rsid="009ad012"/>
    </style:style>
    <style:style style:name="T158" style:family="text">
      <style:text-properties officeooo:rsid="009b1702"/>
    </style:style>
    <style:style style:name="T159" style:family="text">
      <style:text-properties fo:font-style="normal" style:font-style-asian="normal" style:font-style-complex="normal"/>
    </style:style>
    <style:style style:name="T160" style:family="text">
      <style:text-properties fo:font-style="normal" officeooo:rsid="009d5e79" style:font-style-asian="normal" style:font-style-complex="normal"/>
    </style:style>
    <style:style style:name="T161" style:family="text">
      <style:text-properties fo:font-style="normal" officeooo:rsid="00aa25b7" style:font-style-asian="normal" style:font-style-complex="normal"/>
    </style:style>
    <style:style style:name="T162" style:family="text">
      <style:text-properties fo:font-style="normal" officeooo:rsid="00aad4a6" style:font-style-asian="normal" style:font-style-complex="normal"/>
    </style:style>
    <style:style style:name="T163" style:family="text">
      <style:text-properties fo:font-style="normal" officeooo:rsid="00c48354" style:font-style-asian="normal" style:font-style-complex="normal"/>
    </style:style>
    <style:style style:name="T164" style:family="text">
      <style:text-properties fo:font-style="normal" officeooo:rsid="00c683fd" style:font-style-asian="normal" style:font-style-complex="normal"/>
    </style:style>
    <style:style style:name="T165" style:family="text">
      <style:text-properties fo:font-style="normal" officeooo:rsid="00da1aec" style:font-style-asian="normal" style:font-style-complex="normal"/>
    </style:style>
    <style:style style:name="T166" style:family="text">
      <style:text-properties fo:font-style="normal" officeooo:rsid="00e5b099" style:font-style-asian="normal" style:font-style-complex="normal"/>
    </style:style>
    <style:style style:name="T167" style:family="text">
      <style:text-properties fo:font-style="normal" officeooo:rsid="00e651d3" style:font-style-asian="normal" style:font-style-complex="normal"/>
    </style:style>
    <style:style style:name="T168" style:family="text">
      <style:text-properties fo:font-style="normal" officeooo:rsid="00e6650d" style:font-style-asian="normal" style:font-style-complex="normal"/>
    </style:style>
    <style:style style:name="T169" style:family="text">
      <style:text-properties fo:font-style="normal" fo:font-weight="bold" officeooo:rsid="00aa25b7" style:font-style-asian="normal" style:font-weight-asian="bold" style:font-style-complex="normal" style:font-weight-complex="bold"/>
    </style:style>
    <style:style style:name="T17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font-style="normal" style:text-underline-style="solid" style:text-underline-width="auto" style:text-underline-color="font-color" fo:font-weight="bold" officeooo:rsid="00bfc7b4" style:font-style-asian="normal" style:font-weight-asian="bold" style:font-style-complex="normal" style:font-weight-complex="bold"/>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officeooo:rsid="009d5e79"/>
    </style:style>
    <style:style style:name="T174" style:family="text">
      <style:text-properties officeooo:rsid="009e0be8"/>
    </style:style>
    <style:style style:name="T175" style:family="text">
      <style:text-properties officeooo:rsid="009ea7dc"/>
    </style:style>
    <style:style style:name="T176" style:family="text">
      <style:text-properties officeooo:rsid="00a0e44b"/>
    </style:style>
    <style:style style:name="T177" style:family="text">
      <style:text-properties officeooo:rsid="00a117ae"/>
    </style:style>
    <style:style style:name="T178" style:family="text">
      <style:text-properties officeooo:rsid="00a43282"/>
    </style:style>
    <style:style style:name="T179" style:family="text">
      <style:text-properties officeooo:rsid="00a61a5a"/>
    </style:style>
    <style:style style:name="T180" style:family="text">
      <style:text-properties officeooo:rsid="00a83f3f"/>
    </style:style>
    <style:style style:name="T181" style:family="text">
      <style:text-properties officeooo:rsid="00aa25b7"/>
    </style:style>
    <style:style style:name="T182" style:family="text">
      <style:text-properties fo:font-size="20pt" fo:font-weight="bold" officeooo:rsid="00aa25b7" style:font-size-asian="20pt" style:font-weight-asian="bold" style:font-size-complex="20pt" style:font-weight-complex="bold"/>
    </style:style>
    <style:style style:name="T183" style:family="text">
      <style:text-properties fo:font-size="20pt" fo:font-weight="bold" officeooo:rsid="00b0e5e5" style:font-size-asian="20pt" style:font-weight-asian="bold" style:font-size-complex="20pt" style:font-weight-complex="bold"/>
    </style:style>
    <style:style style:name="T184" style:family="text">
      <style:text-properties fo:font-size="20pt" fo:font-weight="bold" officeooo:rsid="006bd25f" style:font-size-asian="20pt" style:font-weight-asian="bold" style:font-size-complex="20pt" style:font-weight-complex="bold"/>
    </style:style>
    <style:style style:name="T185" style:family="text">
      <style:text-properties fo:font-size="20pt" fo:font-weight="bold" officeooo:rsid="00b4f8f5" style:font-size-asian="20pt" style:font-weight-asian="bold" style:font-size-complex="20pt" style:font-weight-complex="bold"/>
    </style:style>
    <style:style style:name="T186" style:family="text">
      <style:text-properties officeooo:rsid="00b3f3cc"/>
    </style:style>
    <style:style style:name="T187" style:family="text">
      <style:text-properties officeooo:rsid="00b48134"/>
    </style:style>
    <style:style style:name="T188" style:family="text">
      <style:text-properties officeooo:rsid="00b74c3a"/>
    </style:style>
    <style:style style:name="T189" style:family="text">
      <style:text-properties officeooo:rsid="00ba63ff"/>
    </style:style>
    <style:style style:name="T190" style:family="text">
      <style:text-properties officeooo:rsid="00bd651d"/>
    </style:style>
    <style:style style:name="T191" style:family="text">
      <style:text-properties officeooo:rsid="00bfc7b4"/>
    </style:style>
    <style:style style:name="T192" style:family="text">
      <style:text-properties officeooo:rsid="00c48354"/>
    </style:style>
    <style:style style:name="T193" style:family="text">
      <style:text-properties officeooo:rsid="00c5c5ad"/>
    </style:style>
    <style:style style:name="T194" style:family="text">
      <style:text-properties officeooo:rsid="00c683fd"/>
    </style:style>
    <style:style style:name="T195" style:family="text">
      <style:text-properties officeooo:rsid="00c94e05"/>
    </style:style>
    <style:style style:name="T196" style:family="text">
      <style:text-properties fo:font-size="14pt" officeooo:rsid="00cb6baa" style:font-size-asian="12.25pt" style:font-size-complex="14pt"/>
    </style:style>
    <style:style style:name="T197" style:family="text">
      <style:text-properties fo:font-size="14pt" officeooo:rsid="00e23f25" style:font-size-asian="12.25pt" style:font-size-complex="14pt"/>
    </style:style>
    <style:style style:name="T198" style:family="text">
      <style:text-properties officeooo:rsid="00cb6baa"/>
    </style:style>
    <style:style style:name="T199" style:family="text">
      <style:text-properties officeooo:rsid="00ce8a38"/>
    </style:style>
    <style:style style:name="T200" style:family="text">
      <style:text-properties officeooo:rsid="00d01f81"/>
    </style:style>
    <style:style style:name="T201" style:family="text">
      <style:text-properties officeooo:rsid="0051d520"/>
    </style:style>
    <style:style style:name="T202" style:family="text">
      <style:text-properties officeooo:rsid="00d1a099"/>
    </style:style>
    <style:style style:name="T203" style:family="text">
      <style:text-properties officeooo:rsid="00d485de"/>
    </style:style>
    <style:style style:name="T204" style:family="text">
      <style:text-properties fo:font-size="10pt" style:font-size-asian="10pt" style:font-size-complex="10pt"/>
    </style:style>
    <style:style style:name="T205" style:family="text">
      <style:text-properties fo:font-size="10pt" officeooo:rsid="00c48354" style:font-size-asian="10pt" style:font-size-complex="10pt"/>
    </style:style>
    <style:style style:name="T206" style:family="text">
      <style:text-properties officeooo:rsid="00d5c575"/>
    </style:style>
    <style:style style:name="T207" style:family="text">
      <style:text-properties officeooo:rsid="00da1aec"/>
    </style:style>
    <style:style style:name="T208" style:family="text">
      <style:text-properties officeooo:rsid="00dd6255"/>
    </style:style>
    <style:style style:name="T209" style:family="text">
      <style:text-properties officeooo:rsid="00ddd2bf"/>
    </style:style>
    <style:style style:name="T210" style:family="text">
      <style:text-properties officeooo:rsid="00e23f25"/>
    </style:style>
    <style:style style:name="T211" style:family="text">
      <style:text-properties officeooo:rsid="00e369f4"/>
    </style:style>
    <style:style style:name="T212" style:family="text">
      <style:text-properties officeooo:rsid="00e4064f"/>
    </style:style>
    <style:style style:name="T213" style:family="text">
      <style:text-properties officeooo:rsid="00e5b099"/>
    </style:style>
    <style:style style:name="T214" style:family="text">
      <style:text-properties officeooo:rsid="00e651d3"/>
    </style:style>
    <style:style style:name="T215" style:family="text">
      <style:text-properties officeooo:rsid="00e87fbb"/>
    </style:style>
    <style:style style:name="T216" style:family="text">
      <style:text-properties officeooo:rsid="00e96625"/>
    </style:style>
    <style:style style:name="T217" style:family="text">
      <style:text-properties officeooo:rsid="00eafd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Meataxe64 Version <text:span text:style-name="T89">2</text:span> <text:span text:style-name="T217">User M</text:span>anual</text:p>
      <text:p text:style-name="P88">R. A. Parker. <text:s/><text:span text:style-name="T216">23.6.2017</text:span>.</text:p>
      <text:p text:style-name="P88"/>
      <text:p text:style-name="P322">Table of Contents.</text:p>
      <text:p text:style-name="P322"/>
      <text:p text:style-name="P323">1. <text:s/>Introduction.</text:p>
      <text:p text:style-name="P323"/>
      <text:p text:style-name="P323">2. <text:s/>Installation.</text:p>
      <text:p text:style-name="P323"/>
      <text:p text:style-name="P323">3. <text:s/>Shell scripts.</text:p>
      <text:p text:style-name="P323"/>
      <text:p text:style-name="P323">4. <text:s/>Programs.</text:p>
      <text:p text:style-name="P323"/>
      <text:p text:style-name="P323">5. <text:s/>Functions</text:p>
      <text:p text:style-name="P307">Section <text:span text:style-name="T90">1</text:span> – <text:span text:style-name="T90">Introduction</text:span></text:p>
      <text:p text:style-name="P120"/>
      <text:p text:style-name="P51">This<text:span text:style-name="T216"> is the manual for version 2 of the meataxe64 system. <text:s/>It</text:span> covers the installation and use of the system<text:span text:style-name="T216"> at various levels</text:span>, along with <text:span text:style-name="T216">some information about how it works.</text:span></text:p>
      <text:p text:style-name="P51"/>
      <text:p text:style-name="P321">Installation forms the subject of section 2. <text:s/>The main job is to edit the "tuning.h" file to set the main parameters of the system, and then to compile everything. <text:s/>Test suites are provided to check that the installation is successful.</text:p>
      <text:p text:style-name="P51"/>
      <text:p text:style-name="P321">The simplest user will probably use the system at the "shell script" level, and these are described in section 3. <text:s/>They operate much as they always did, except that they can now handle larger matrices and work faster. <text:s/>Usually the shell-scripts don't do that much - they just call the 'z' programs to do all the work.</text:p>
      <text:p text:style-name="P321"/>
      <text:p text:style-name="P321">The next level down are these 'z' programs - their names all start with 'z', and again do pretty-much what they always did, again with larger matrices and rather faster, and they are described in section 4.<text:span text:style-name="T217"> <text:s/>Often (e.g. multiply) they call a single "function" - see below, but more complicated operatons like "split" and "standard basis" call many functions to do the job.</text:span></text:p>
      <text:p text:style-name="P321"/>
      <text:p text:style-name="P321">The next level down are the "functions". <text:s/>This enables the user to write their own programs to combine these functions from the "c" language, where the aim is that the functions can work with matrices of any size, relying on the speed of the disk cache when the matrices are small, <text:s/>seamlessly using multiple cores or disk chopping if the matrices get large. <text:s/>These are described in section 5, and it is unlikely that the user will need to proceed further down.<text:span text:style-name="T217"> <text:s/>In particular, the functions level choses the strategy - to work simply, multi-core or disk-chopping depending on the sizes of the matrices.</text:span></text:p>
      <text:p text:style-name="P321"/>
      <text:p text:style-name="P321"/>
      <text:p text:style-name="P51"/>
      <text:p text:style-name="P78">Contents</text:p>
      <text:p text:style-name="P52"/>
      <text:p text:style-name="P52">Section 1 – this introduction.</text:p>
      <text:p text:style-name="P52">Section 2 – FIELD module prototypes</text:p>
      <text:p text:style-name="P52">Section 3 – tfarm0 locking routines</text:p>
      <text:p text:style-name="P52">Section 4 – tfarm routines</text:p>
      <text:p text:style-name="P52">Section 5 – proggies and proggie I/O</text:p>
      <text:p text:style-name="P52">Section 6 – file header formats</text:p>
      <text:p text:style-name="P52">Section 7 – tables in the field structure – not in good shape</text:p>
      <text:p text:style-name="P52">Section 8 – the bitstring module</text:p>
      <text:p text:style-name="P53">Section 9 – the I/O and logging module</text:p>
      <text:p text:style-name="P54">Section 10 – the pcrit (performance-critical) “assembler” routines.</text:p>
      <text:p text:style-name="P55">Section 11 – slab and linf modules</text:p>
      <text:p text:style-name="P56">Section 12 – HPMI interfaces</text:p>
      <text:p text:style-name="P52">Section <text:span text:style-name="T187">13</text:span> – individual program descriptions – very incomplete</text:p>
      <text:p text:style-name="P52"><text:soft-page-break/></text:p>
      <text:p text:style-name="P58">Appendix 1<text:span text:style-name="T187"> – </text:span>List of programming and design tasks outstanding</text:p>
      <text:p text:style-name="P52"/>
      <text:p text:style-name="P52"><text:span text:style-name="T1">Missing </text:span><text:span text:style-name="T25">(because they are not yet settled)</text:span><text:span text:style-name="T1">.</text:span> <text:s/></text:p>
      <text:p text:style-name="P52"/>
      <text:p text:style-name="P52">Foo-modules for layer 4</text:p>
      <text:p text:style-name="P52">tuning</text:p>
      <text:p text:style-name="P307">Section 2 – <text:span text:style-name="T90">The Field module</text:span>.</text:p>
      <text:p text:style-name="P119"/>
      <text:p text:style-name="P20"><text:span text:style-name="T62">There are several data types defined in field.h. <text:s/>The </text:span><text:span text:style-name="T58">FIELD</text:span><text:span text:style-name="T62"> structure itself is a public, defined structure containing many data items and tables needed to work in a particular finite field.</text:span><text:span text:style-name="T56">A </text:span><text:span text:style-name="T57">FELT</text:span><text:span text:style-name="T56"> is a field element – </text:span><text:span text:style-name="T62">always a uint64_t. <text:s/></text:span><text:span text:style-name="T58">Dfmt</text:span><text:span text:style-name="T62"> is defined to be a uint8_t. <text:s/>A </text:span><text:span text:style-name="T58">DSPACE</text:span><text:span text:style-name="T62"> is basically a field and a dimension.</text:span></text:p>
      <text:p text:style-name="P2"/>
      <text:p text:style-name="P2"><text:span text:style-name="T58">void</text:span><text:span text:style-name="T57"> FieldSet(uint64_</text:span><text:span text:style-name="T58">t</text:span><text:span text:style-name="T57"> fdef, FIELD * f)</text:span><text:span text:style-name="T56"> to set the FIELD structure f to work in the field specified by fdef.</text:span></text:p>
      <text:p text:style-name="P296"><text:span text:style-name="T56">int FieldSet1(uint64_t fdef, FIELD * f, int flags)</text:span><text:span text:style-name="T63"> may alternatively be used to set the field. <text:s/>The flags bit of value 8 specifies that the routine should return -1 if the provided field order is not a power of a prime. <text:s/>Flags bit of value 4 indicates that the field order is to be fully checked for being a prime-power, even if it is a prime approaching 2</text:span><text:span text:style-name="T43">64. <text:s/></text:span><text:span text:style-name="T63"><text:s text:c="2"/>The least significant two bits specify whether the smallest primitive root is compulsory for prime field orders. <text:s/>Value 0 allows it to be zero (not computed). <text:s/>Value 1 requires it to be computed. <text:s/>Value 2 is specialized – it has a good guess, but the user may need to check that it is correct, which in a minority of cases it will not be.</text:span></text:p>
      <text:p text:style-name="P20"/>
      <text:p text:style-name="P2"><text:span text:style-name="T1">FELT FieldAdd(const FIELD * f, <text:s/>FELT a, FELT b)</text:span> to add the field elements together in the field specified in the FIELD structure, so a+b is returned.</text:p>
      <text:p text:style-name="P2"/>
      <text:p text:style-name="P2"><text:span text:style-name="T1">FELT FieldNeg(const FIELD * f, FELT a)</text:span> to return the negative of the field element a in the field specified in the FIELD structure.</text:p>
      <text:p text:style-name="P2"/>
      <text:p text:style-name="P2"><text:span text:style-name="T1">FELT FieldSub(const FIELD * f, FELT a, <text:s/>FELT b)</text:span> to return the element a<text:span text:style-name="T41">−</text:span>b in the field specified in the FIELD structure.</text:p>
      <text:p text:style-name="P2"/>
      <text:p text:style-name="P2"><text:span text:style-name="T1">FELT FieldMul(const FIELD * f, FELT a, FELT b)</text:span> to multiply the field elements together in the field specified in the FIELD structure.</text:p>
      <text:p text:style-name="P2"/>
      <text:p text:style-name="P2"><text:span text:style-name="T1">FELT FieldInv(const FIELD * f, FELT a)</text:span> to return the inverse of the element a in the field specified in the FIELD structure. <text:s/>The FELT a must not be zero.</text:p>
      <text:p text:style-name="P2"/>
      <text:p text:style-name="P2"><text:span text:style-name="T57">FELT FieldDiv(const FIELD * f, FELT a, FELT b)</text:span><text:span text:style-name="T56"> to return a/b in the field specified in the FIELD <text:s/>structure. <text:s/>The FELT b must not be zero.</text:span></text:p>
      <text:p text:style-name="P2"/>
      <text:p text:style-name="P2"><text:span text:style-name="T1">void DSSet(const FIELD * f, uint64 noc, DSPACE * ds)</text:span><text:span text:style-name="T26"> to set ds ready for working in a vector space of dimension “noc” over the given field.</text:span></text:p>
      <text:p text:style-name="P20"/>
      <text:p text:style-name="P15"><text:span text:style-name="T1">void </text:span><text:span text:style-name="T15">P</text:span><text:span text:style-name="T1">SSet(const FIELD * f, uint64 noc, DSPACE * ds)</text:span><text:span text:style-name="T26"> to set ds ready for working in a vector space of dimension “noc” over the </text:span><text:span text:style-name="T15">ground</text:span><text:span text:style-name="T39"> field whose charactersitic is that of</text:span><text:span text:style-name="T26"> given field. <text:s/></text:span><text:span text:style-name="T40">In version 2, all routines work with a space set in this way except DCut and DPaste, although the six “four-function” routines (FieldAdd to FieldDiv) work (often slowly) over the extension field.</text:span></text:p>
      <text:p text:style-name="P2"/>
      <text:p text:style-name="P2"><text:span text:style-name="T1">FELT DUnpak(const DSPACE * ds, uint64 col, const Dfmt * d)</text:span> to return the element in the specified column of the row pointed to by d in the specified space.</text:p>
      <text:p text:style-name="P80"/>
      <text:p text:style-name="P2"><text:span text:style-name="T57">void DCut(const DSPACE * ms, uint64 nor, <text:s/>uint64 col, const Dfmt * m, const DSPACE * cbs, Dfmt * cb)</text:span><text:span text:style-name="T59"> </text:span><text:span text:style-name="T60">to take a section of columns of Dfmt matrix m, starting </text:span><text:soft-page-break/><text:span text:style-name="T60">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108"/>
      <text:p text:style-name="P2"><text:span text:style-name="T61">For the next two routines, the destination vector must be </text:span><text:span text:style-name="T69">valid</text:span><text:span text:style-name="T61">, where binary zero is always valid.</text:span></text:p>
      <text:p text:style-name="P109"/>
      <text:p text:style-name="P2"><text:span text:style-name="T59">void DPak(const DSPACE * ds, uint64 col, Dfmt * d, FELT a)</text:span><text:span text:style-name="T60"> to insert the given element a into the specified column of the row pointed to by d in the specified space. <text:s/></text:span><text:span text:style-name="T61">The destination vector must be </text:span><text:span text:style-name="T69">valid</text:span><text:span text:style-name="T61"> – for example by setting it to binary zero.</text:span></text:p>
      <text:p text:style-name="P112"/>
      <text:p text:style-name="P2"><text:span text:style-name="T57">void DPaste(const DSPACE * cbs, const Dfmt * cb, uint64 nor, uint64 col, const DSPACE * ms, Dfmt * m) </text:span><text:span text:style-name="T56">to take nor rows from the clipboard matrix cb and paste them starting at column col into the matrix m. <text:s/>If more columns are supplied than exist in m, the surplus columns are discarded.</text:span></text:p>
      <text:p text:style-name="P2"/>
      <text:p text:style-name="P2"><text:span text:style-name="T1">void DAdd(const DSPACE * ms, uint64 nor, const Dfmt * m1, const Dfmt * m2, Dfmt * m)</text:span> 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2"/>
      <text:p text:style-name="P1"><text:span text:style-name="T1">void DSub(const DSPACE * ms, uint64 nor, const Dfmt * m1, const Dfmt * m2, Dfmt * m)</text:span> to subtract the matrix m2 from the matrix m1 (i.e. compute m1<text:span text:style-name="T41">−m</text:span>2) in the specified space and put the result into m. <text:s/>This routine is specified as being of “good” performance, suitable for Strassen. <text:s/>Any or all of the areas m, m1 and m2 may be the same, but they must not otherwise overlap.</text:p>
      <text:p text:style-name="P2"/>
      <text:p text:style-name="P2"><text:span text:style-name="T1">void DSMad(const DSPACE * ds, FELT a, uint64 nor, const Dfmt * v1, Dfmt * v2)</text:span> to adds the scalar multiple of the "nor" vectors at v1 by a into v2. <text:s/>This is done at reasonable performance.</text:p>
      <text:p text:style-name="P2"/>
      <text:p text:style-name="P2"><text:span text:style-name="T1">void DSMul(const DSPACE * ds, FELT a, uint64 nor, Dfmt * m)</text:span> to multiply the matrix pointed to by m by the scalar (field element) a. <text:s/>This is done “in situ”, and at reasonable performance.</text:p>
      <text:p text:style-name="P2"/>
      <text:p text:style-name="P2"><text:span text:style-name="T1">uint64 DNzl(const DSPACE * ds, const Dfmt * v)</text:span> to return the column number of the first non-zero entry in the vector. <text:s/>ZEROROW (#defined in field.h) is returned if the row is entirely zero.</text:p>
      <text:p text:style-name="P2"/>
      <text:p text:style-name="P2"><text:span text:style-name="T57">void DCpy(const DSPACE * ms, const Dfmt * m1, uint64 nor, Dfmt * m2)</text:span><text:span text:style-name="T56"> to move nor rows of the matrix m1 to m2 in the specified space. <text:s/>The areas m1 and m2 may not overlap in any way (memcpy is used). <text:s/>m1 is left unchanged.</text:span></text:p>
      <text:p text:style-name="P79"/>
      <text:p text:style-name="P98"><text:span text:style-name="T81">uint8 * AlignMalloc(size_t bytes)</text:span><text:span text:style-name="T84"> allocates memory aligned to the </text:span><text:span text:style-name="T85">page - currently 4096</text:span><text:span text:style-name="T84">. <text:s/>If this routine is used to allocate memory, the following routine must be used </text:span><text:soft-page-break/><text:span text:style-name="T84">to free it. <text:s/></text:span></text:p>
      <text:p text:style-name="P277"/>
      <text:p text:style-name="P99"><text:span text:style-name="T81">void AlignFree(uint8 * ptr)</text:span><text:span text:style-name="T84"> frees memory that was allocated by AlignMalloc</text:span></text:p>
      <text:p text:style-name="P279"/>
      <text:p text:style-name="P101"><text:span text:style-name="T81">void PExtract(const DSPACE * ds, </text:span><text:span text:style-name="T82">const </text:span><text:span text:style-name="T81">Dfmt * mq, Dfmt * mp,</text:span></text:p>
      <text:p text:style-name="P101"><text:span text:style-name="T81"><text:s text:c="4"/></text:span><text:span text:style-name="T83">uint64_t nor, </text:span><text:span text:style-name="T81"><text:s/>uint64_t psiz)</text:span><text:span text:style-name="T84"> to take </text:span><text:span text:style-name="T87">“nor” rows</text:span><text:span text:style-name="T84"> of the matrix mq, and to convert </text:span><text:span text:style-name="T87">each row </text:span><text:span text:style-name="T84">into d rows (d the degree of the field extension) of the matrix mp where each row starts psiz </text:span><text:span text:style-name="T88">bytes </text:span><text:span text:style-name="T84">further up in memory. <text:s/></text:span><text:span text:style-name="T86">The first </text:span><text:span text:style-name="T87">matrix</text:span><text:span text:style-name="T86"> is set to the constant terms, the second the coefficient of x, etc. <text:s/></text:span><text:span text:style-name="T87">The “ds” parameter must be for the extension field.</text:span></text:p>
      <text:p text:style-name="P278"/>
      <text:p text:style-name="P101"><text:span text:style-name="T81">void PAssemble(const DSPACE * ds, </text:span><text:span text:style-name="T82">const </text:span><text:span text:style-name="T81">Dfmt * mp, Dfmt * mq, </text:span></text:p>
      <text:p text:style-name="P101"><text:span text:style-name="T81"><text:s text:c="4"/></text:span><text:span text:style-name="T83">uint64_t nor, </text:span><text:span text:style-name="T81">uint64_t psiz)</text:span><text:span text:style-name="T84"> to take d * </text:span><text:span text:style-name="T87">nor </text:span><text:span text:style-name="T84"><text:s/>rows of the matrices mp (spaced psiz apart) and combine them into </text:span><text:span text:style-name="T87">nor rows</text:span><text:span text:style-name="T84"> of the matrix mp over the extension field. <text:s/></text:span><text:span text:style-name="T86">The inverse of the previous routine. <text:s/></text:span><text:span text:style-name="T87">The “ds” parameter must be for the extension field.</text:span></text:p>
      <text:p text:style-name="P315"><text:span text:style-name="T1">Section </text:span><text:span text:style-name="T8">3</text:span><text:span text:style-name="T1"> – </text:span><text:span text:style-name="T6">Tfarm 0 </text:span><text:span text:style-name="T5">Locking routines.</text:span></text:p>
      <text:p text:style-name="P113"/>
      <text:p text:style-name="P117">The following routines are provided in the tfarm0 module to provide thread-safe access to data-structures that must be accessed from multiple threads.</text:p>
      <text:p text:style-name="P117"/>
      <text:p text:style-name="P3"><text:span text:style-name="T1">int TfAdd(int * ctr, int val)</text:span> adds "val" to the counter whose address is given in "ctr" and returns the new value. <text:s/>The heart of this a 4-byte lock xadd assembler instruction. <text:s/>It should be noticed that the xadd instruction returns the old value, but the TfAdd routine adds this to the val before returning it.</text:p>
      <text:p text:style-name="P113"/>
      <text:p text:style-name="P3"><text:span text:style-name="T2">long </text:span><text:span text:style-name="T1">Tf</text:span><text:span text:style-name="T2">GetUni</text:span><text:span text:style-name="T1">(</text:span><text:span text:style-name="T2">long</text:span><text:span text:style-name="T1"> * </text:span><text:span text:style-name="T2">uni</text:span><text:span text:style-name="T1">)</text:span> <text:span text:style-name="T91">waits until it is not busy, and then returns the value stored there leaving the variable in memory busy so no other TfGetUni can succeed until the TfPutUni is called.</text:span></text:p>
      <text:p text:style-name="P3"/>
      <text:p text:style-name="P3"><text:span text:style-name="T2">void </text:span><text:span text:style-name="T1">Tf</text:span><text:span text:style-name="T2">PutUni</text:span><text:span text:style-name="T1">(</text:span><text:span text:style-name="T2">long</text:span><text:span text:style-name="T1"> * </text:span><text:span text:style-name="T2">uni, long val</text:span><text:span text:style-name="T1">)</text:span> <text:span text:style-name="T91">unlocks the variable and sets it to val. <text:s/>A value must previously have been fetched by TfGetUni. <text:s/>Val must not be 0x800...00.</text:span></text:p>
      <text:p text:style-name="P6"/>
      <text:p text:style-name="P59">uint64_t * Tf<text:span text:style-name="T93">LinkOut</text:span>(uint64_t * chain)<text:span text:style-name="T26"> atomically takes an element out of the singly linked list "chain" and returns it. <text:s/>It is of no significance what it is</text:span><text:span text:style-name="T27"> or</text:span><text:span text:style-name="T26"> how long it is, provided only that it is at least 8 bytes long</text:span><text:span text:style-name="T28"> and 8 byte aligned</text:span><text:span text:style-name="T26">. <text:s/>The first 8 bytes are used for the chain.</text:span><text:span text:style-name="T29"> <text:s/>If the chain is empty, the value returned is zero, which always compares equal (in C) to NULL.</text:span><text:span text:style-name="T27"> <text:s/></text:span><text:span text:style-name="T30">I</text:span><text:span text:style-name="T27">f the list is closed (which should only happen if TfLinkClose is called) then 2 is returned. <text:s/>This is probably an error condition</text:span><text:span text:style-name="T30"> - the "close" is intended to prevent insertion, not removal.</text:span></text:p>
      <text:p text:style-name="P4"/>
      <text:p text:style-name="P4"><text:span text:style-name="T3">int</text:span><text:span text:style-name="T1"> Tf</text:span><text:span text:style-name="T4">LinkIn</text:span><text:span text:style-name="T1">(uint64_t * chain, uint64_t * ours)</text:span> atomically inserts the element "ours" at the front of the chain - the reverse of TfNew. <text:s/>The chain therefore operates as a stack - a first-in last-out queue.<text:span text:style-name="T92"> <text:s/>If the list is closed, the insertion is refused and 2 (closed) is returned. <text:s/>Hence a reader using TfLinkClose can be certain of processing the entire list, leaving it to the writer to deal with the case where the reader has ended.</text:span></text:p>
      <text:p text:style-name="P4"/>
      <text:p text:style-name="P59">uint64_t * Tf<text:span text:style-name="T93">LinkClose</text:span>(uint64_t * chain)<text:span text:style-name="T26"> atomically takes an element out of the singly linked list "chain" and returns it</text:span><text:span text:style-name="T27">, but sets the chain to "closed" if (and only if) the list was already empty</text:span><text:span text:style-name="T26">. </text:span><text:span text:style-name="T27"><text:s/>Otherwise its action is the same as TfLinkOut. <text:s/>If the list was already closed (probably an error) 2 is returned</text:span><text:span text:style-name="T30">. <text:s/>If the list was previously empty and closed by this call, </text:span><text:span text:style-name="T27">0 (NULL) is returned.</text:span></text:p>
      <text:p text:style-name="P22"/>
      <text:p text:style-name="P60">uint64_t * Tf<text:span text:style-name="T96">GrowOut</text:span>(uint64_t * chain)<text:span text:style-name="T26"> </text:span><text:span text:style-name="T37">Takes an element out of the list, and if it is empty either returns NULL holding a mutex, or waits if the mutex is held elsewhere.</text:span></text:p>
      <text:p text:style-name="P5"/>
      <text:p text:style-name="P5"><text:span text:style-name="T3">int</text:span><text:span text:style-name="T1"> Tf</text:span><text:span text:style-name="T7">Grow</text:span><text:span text:style-name="T4">In</text:span><text:span text:style-name="T1">(uint64_t * chain, uint64_t * ours)</text:span> <text:span text:style-name="T95">returns an object to the list. <text:s/>This succeeds even if the mutex is held by another thread allocating more.</text:span></text:p>
      <text:p text:style-name="P5"/>
      <text:p text:style-name="P60"><text:span text:style-name="T98">void</text:span> Tf<text:span text:style-name="T97">GrowGrow </text:span>(uint64_t * chain, <text:span text:style-name="T97">uint64_t * first, uint64_t * last</text:span>)<text:span text:style-name="T34"> </text:span></text:p>
      <text:p text:style-name="P63"><text:span text:style-name="T26">atomically inserts a new chain of objects whose first entry is “first” and whose last entry is “last”, and </text:span><text:span text:style-name="T33">releases the allocation mutex.</text:span></text:p>
      <text:p text:style-name="P23"><text:soft-page-break/></text:p>
      <text:p text:style-name="P64">uint8_t<text:span text:style-name="T94"> Tf</text:span>BMLock<text:span text:style-name="T94">(</text:span>uint8_t * bm<text:span text:style-name="T94">)</text:span><text:span text:style-name="T32"> </text:span><text:span text:style-name="T36">The routine spinlocks while the value is odd, and then </text:span><text:span text:style-name="T35">simply returns that value if the terminal bit is set, and atomically – </text:span><text:span text:style-name="T36">using compare-and-exchange – </text:span><text:span text:style-name="T37">sets the mutex and</text:span><text:span text:style-name="T36"> returns th</text:span><text:span text:style-name="T35">e original </text:span><text:span text:style-name="T37">(</text:span><text:span text:style-name="T35">even</text:span><text:span text:style-name="T37">)</text:span><text:span text:style-name="T35"> </text:span><text:span text:style-name="T36">value </text:span><text:span text:style-name="T35">if it was divisible by 4 (i.e. the terminal bit is not set)</text:span><text:span text:style-name="T36">.</text:span></text:p>
      <text:p text:style-name="P21"/>
      <text:p text:style-name="P64">void TfBMUnlock(uint8_t * bm, uint8_t val)<text:span text:style-name="T26"> to put “val” </text:span><text:span text:style-name="T36">(which must be even) </text:span><text:span text:style-name="T26">into the 1-byte mutex.</text:span></text:p>
      <text:p text:style-name="P24"/>
      <text:p text:style-name="P61">void TfAppend(uint64_t * list, uint64_t new)<text:span text:style-name="T26"> adds the new object into the next available slot. <text:s/>There is no test for the list being full. <text:s/>The first uint64_t of the list is the number of items in the list, and must be initialized to zero. <text:s/>Currently there is no routine to take an item off the list, as it is only used to list the objects to be free'd at the end of the thread-farm ru</text:span><text:span text:style-name="T31">n, at which time the list is private</text:span><text:span text:style-name="T26">. <text:s/>It is of no consequence what the 64-bit objects represent, and they can take any value.</text:span><text:span text:style-name="T30"> <text:s/>The list must be 8-byte aligned.</text:span></text:p>
      <text:p text:style-name="P62"/>
      <text:p text:style-name="P61"><text:span text:style-name="T94">void TfPause(long wait) </text:span><text:span text:style-name="T32">does a loop, including a pause, going round "wait" times. <text:s/>It takes about 10*wait nSec.</text:span></text:p>
      <text:p text:style-name="P25"/>
      <text:p text:style-name="P309"><text:span text:style-name="T1">Section </text:span><text:span text:style-name="T8">4</text:span><text:span text:style-name="T1"> – </text:span><text:span text:style-name="T6">Tfarm </text:span><text:span text:style-name="T8">R</text:span><text:span text:style-name="T5">outines.</text:span></text:p>
      <text:p text:style-name="P114"/>
      <text:p text:style-name="P122">The following routines are provided in the <text:span text:style-name="T99">tfarm1 sub-module.</text:span></text:p>
      <text:p text:style-name="P122"/>
      <text:p text:style-name="P7"><text:span text:style-name="T1">void * TFPointer(MOJ moj)</text:span> to provide the pointer to the data area of the specified</text:p>
      <text:p text:style-name="P7"><text:tab/>MOJ.</text:p>
      <text:p text:style-name="P7"><text:span text:style-name="T1">void * TFAllocate(MOJ moj, size_t bytes)</text:span> to allocate the data area for the specified</text:p>
      <text:p text:style-name="P7"><text:tab/>MOJ of the given length in bytes.</text:p>
      <text:p text:style-name="P7"><text:span text:style-name="T1">void <text:s text:c="2"/>TFRelease(MOJ moj)</text:span> to decrement the read reference count for the specified</text:p>
      <text:p text:style-name="P7"><text:tab/>MOJ. <text:s/>This indicates that the routine no longer wishes to read it. <text:s/>This is done</text:p>
      <text:p text:style-name="P7"><text:tab/>automatically by tfdo and is not needed in a proggy.</text:p>
      <text:p text:style-name="P7"><text:span text:style-name="T1">void <text:s text:c="2"/>TFStable(MOJ moj)</text:span> to indicate that the specified MOJ is now available for</text:p>
      <text:p text:style-name="P7"><text:tab/>other JOBs to access. <text:s/>Usually it indicates that the output MOJ has been</text:p>
      <text:p text:style-name="P7"><text:tab/>fully written.</text:p>
      <text:p text:style-name="P7"><text:span text:style-name="T1">void <text:s text:c="2"/>TFWait(MOJ moj)</text:span> to wait for the specified MOJ to become stable. <text:s/>This is</text:p>
      <text:p text:style-name="P7"><text:tab/>achieved by inspecting the closure of the RDL list, and using MainWait to</text:p>
      <text:p text:style-name="P7"><text:tab/>await stability.</text:p>
      <text:p text:style-name="P7"><text:span text:style-name="T1">void <text:s text:c="2"/>TFGetReadRef(MOJ moj)</text:span> <text:span text:style-name="T100">to increment the read reference count of the MOJ.</text:span></text:p>
      <text:p text:style-name="P7"><text:span text:style-name="T1">void <text:s text:c="2"/>TFSubmit(int priority, int proggyno, …)</text:span> <text:span text:style-name="T100">to submit a job with the specified</text:span></text:p>
      <text:p text:style-name="P7"><text:tab/><text:span text:style-name="T100">priority, proggyno and (MOJ) parameters.</text:span></text:p>
      <text:p text:style-name="P7"><text:span text:style-name="T1">MOJ <text:s/>TFNewMOJ(void)</text:span> <text:span text:style-name="T100">to obtain a new MOJ structure from the free list.</text:span></text:p>
      <text:p text:style-name="P7"><text:span text:style-name="T1">void <text:s text:c="2"/>TFQuickReady(MOJ moj)</text:span> <text:span text:style-name="T100">to set the specified MOJ to be ready when it is</text:span></text:p>
      <text:p text:style-name="P7"><text:tab/><text:span text:style-name="T100">known that there are no JOBs dependent on it.</text:span></text:p>
      <text:p text:style-name="P8"><text:span text:style-name="T1">void <text:s text:c="2"/>TFInit(int threads)</text:span> to start the thread farm</text:p>
      <text:p text:style-name="P14"><text:span text:style-name="T1">void <text:s text:c="2"/>TFWaitEnd(void)</text:span> to wait until all jobs have completed.</text:p>
      <text:p text:style-name="P8"><text:span text:style-name="T1">void <text:s text:c="2"/>TFClose(void) </text:span>To wait for all jobs to complete and then close down</text:p>
      <text:p text:style-name="P8"><text:span text:style-name="T1">void <text:s text:c="2"/>TFUpJobs(void)</text:span> To increment the number of jobs needing to complete</text:p>
      <text:p text:style-name="P8"><text:span text:style-name="T1">void <text:s text:c="2"/>TFDownJobs(void) </text:span>To decrement the number of jobs needing to complete.</text:p>
      <text:p text:style-name="P8"/>
      <text:p text:style-name="P9">The following routines are provided in the tfarm2 sub-module</text:p>
      <text:p text:style-name="P8"/>
      <text:p text:style-name="P9"><text:span text:style-name="T1">MOJ TFFlowMOJCons(uint64_t firststage)</text:span> to create a Flow control MOJ</text:p>
      <text:p text:style-name="P9"><text:tab/>initialized at the stage supplied.</text:p>
      <text:p text:style-name="P9"><text:span text:style-name="T1">void TFFlowMOJUp(MOJ moj)</text:span> to increment the stage of the Flow control MOJ</text:p>
      <text:p text:style-name="P9"><text:span text:style-name="T1">void TFFlowMOJWait(MOJ moj,uint64_t target)</text:span> to wait until the Flow control</text:p>
      <text:p text:style-name="P9"><text:tab/>MOJ reaches the target stage.</text:p>
      <text:p text:style-name="P9"><text:span text:style-name="T1">void TFFlowMOJDest(MOJ moj)</text:span> destroy the Flow control MOJ and free all</text:p>
      <text:p text:style-name="P9"><text:tab/>associated memory</text:p>
      <text:p text:style-name="P310"><text:span text:style-name="T1">Section </text:span><text:span text:style-name="T9">5</text:span><text:span text:style-name="T1"> – </text:span><text:span text:style-name="T9">Proggy</text:span><text:span text:style-name="T6"> </text:span><text:span text:style-name="T8">R</text:span><text:span text:style-name="T5">outines.</text:span></text:p>
      <text:p text:style-name="P10"/>
      <text:p text:style-name="P13"><text:span text:style-name="T102">Input/Output.</text:span><text:span text:style-name="T105"> <text:s/></text:span></text:p>
      <text:p text:style-name="P13"/>
      <text:p text:style-name="P81">M3 structure – M3 is a pointer to this.</text:p>
      <text:p text:style-name="P11"/>
      <text:p text:style-name="P11"><text:tab/>char *<text:tab/><text:tab/><text:span text:style-name="T1">fn</text:span><text:tab/>filename</text:p>
      <text:p text:style-name="P11"><text:tab/>uint64_t<text:tab/><text:span text:style-name="T1">fdef</text:span><text:tab/>Field order</text:p>
      <text:p text:style-name="P11"><text:tab/>uint64_t<text:tab/><text:span text:style-name="T1">nor</text:span><text:tab/>Total Number of rows</text:p>
      <text:p text:style-name="P11"><text:tab/>uint64_t<text:tab/><text:span text:style-name="T1">noc</text:span><text:tab/>Total number of columns</text:p>
      <text:p text:style-name="P11"><text:tab/>MOJ<text:tab/><text:tab/><text:span text:style-name="T1">fmoj</text:span><text:tab/>Field MOJ</text:p>
      <text:p text:style-name="P11"><text:tab/>uint64_t <text:tab/><text:span text:style-name="T1">r</text:span><text:tab/>Number of chops of the rows</text:p>
      <text:p text:style-name="P11"><text:tab/>uint64_t <text:tab/><text:span text:style-name="T1">c</text:span><text:tab/>Number of chops of the columns</text:p>
      <text:p text:style-name="P11"><text:tab/>uint64_t * <text:tab/><text:span text:style-name="T1">rnor</text:span><text:tab/>[r] <text:s text:c="2"/>number of rows in each chunk</text:p>
      <text:p text:style-name="P11"><text:tab/>uint64_t * <text:tab/><text:span text:style-name="T1">cnoc</text:span><text:tab/>[c] <text:s text:c="2"/>number of columns in each chunk</text:p>
      <text:p text:style-name="P11"><text:tab/>MOJ ** <text:tab/><text:span text:style-name="T1">m</text:span><text:tab/>[r][c] <text:s text:c="2"/>MOJ for each chunk</text:p>
      <text:p text:style-name="P11"><text:tab/>MOJ <text:tab/><text:tab/><text:span text:style-name="T1">fl</text:span><text:tab/>(may be NULL) flow control MOJ</text:p>
      <text:p text:style-name="P11"/>
      <text:p text:style-name="P65">Routines.</text:p>
      <text:p text:style-name="P14"/>
      <text:p text:style-name="P11"><text:span text:style-name="T1"><text:s/>M3 <text:s/>M3Cons(char * fn)</text:span> to construct (allocate) the M3, and to set the filename</text:p>
      <text:p text:style-name="P11"><text:span text:style-name="T1">void M3Peek(M3 a)</text:span> to peek at the file to get fdef nor noc</text:p>
      <text:p text:style-name="P12"><text:span text:style-name="T1">MOJ <text:s/>M3FieldMOJ (uint64_t fdef)</text:span> <text:span text:style-name="T104">to construct an fmoj for the field of order fdef</text:span></text:p>
      <text:p text:style-name="P12"><text:span text:style-name="T1">void M3</text:span><text:span text:style-name="T10">Same</text:span><text:span text:style-name="T1">(M3 a, M3 b)</text:span> <text:span text:style-name="T104">to copy fmoj, fdef, nor noc from b to a</text:span></text:p>
      <text:p text:style-name="P12"><text:span text:style-name="T1">void M3EvenChop (M3 a)</text:span> <text:span text:style-name="T104">take r,c, and populate rnor and cnoc as evenly as possible</text:span></text:p>
      <text:p text:style-name="P11"><text:span text:style-name="T1">void M3CopyChop (M3 a, M3 b)</text:span> <text:span text:style-name="T104">Copy chopping (r,c,rnor,cnor) from b</text:span></text:p>
      <text:p text:style-name="P11"><text:span text:style-name="T1">void M3MOJs <text:s/>(M3 a)</text:span> <text:span text:style-name="T104">allocate m and MOJs ready for reading</text:span></text:p>
      <text:p text:style-name="P12"><text:span text:style-name="T1">void M3</text:span><text:span text:style-name="T10">MOJArray</text:span><text:span text:style-name="T1"> (M3 a)</text:span> <text:span text:style-name="T104">Allocate MOJ array but not MOJs ready for writing.</text:span></text:p>
      <text:p text:style-name="P12"><text:span text:style-name="T1">void M3Read (M3 a)</text:span> <text:span text:style-name="T105">kick of read thread</text:span></text:p>
      <text:p text:style-name="P11"><text:span text:style-name="T1">void M3Write(M3 a)</text:span> kick off write thread</text:p>
      <text:p text:style-name="P11"><text:span text:style-name="T1">void M3Dest(M3 a)</text:span> destroy M3 struct</text:p>
      <text:p text:style-name="P11"/>
      <text:p text:style-name="P82">Submitted proggies</text:p>
      <text:p text:style-name="P14"/>
      <text:p text:style-name="P14">“pri” is the priority – lowest runs first.</text:p>
      <text:p text:style-name="P14"/>
      <text:p text:style-name="P14"><text:span text:style-name="T1">ADD(pri, fmoj, Amoj, Bmoj, Cmoj)</text:span> computes C = A + B.</text:p>
      <text:p text:style-name="P311"><text:span text:style-name="T1">Section </text:span><text:span text:style-name="T11">6</text:span><text:span text:style-name="T1"> – </text:span><text:span text:style-name="T11">File formats</text:span><text:span text:style-name="T5">.</text:span></text:p>
      <text:p text:style-name="P115"/>
      <text:p text:style-name="P123">The first 64 bytes of a meatax64 file are a “header”. <text:s/>The first word of this must be a 1, and this was originally intended to be a “version number”. <text:s/>This is currently not checked (probably best viewed as a bug) and may well stay 1 for evermore. <text:s/>The next five uint64_t words are decriptiors of the file and this can be inspected, without reading the rest of the file, using the EPeek call. <text:s/>Current values are . . .</text:p>
      <text:p text:style-name="P123"/>
      <text:p text:style-name="P123"><text:span text:style-name="T1">1 <text:s/>fdef <text:s/>nor <text:s text:c="2"/>noc <text:s/>0</text:span> is a Dfmt matrix over the field of order “fdef”, with “nor” rows and “noc” columns. <text:s/><text:span text:style-name="T106">This is (currenly) the commonest case.</text:span></text:p>
      <text:p text:style-name="P123"/>
      <text:p text:style-name="P234">2 <text:s text:c="4"/>1 <text:s text:c="2"/>bits <text:s text:c="2"/>setb <text:s/>0<text:span text:style-name="T26"> is a bit-string consisting of “bits” bits of which “setb” are set to 1 and the rest are set to 0.</text:span></text:p>
      <text:p text:style-name="P123"/>
      <text:p text:style-name="P127"><text:span text:style-name="T1">3 <text:s text:c="3"/>1 <text:s text:c="2"/>dom <text:s text:c="2"/>img <text:s text:c="2"/>0</text:span> <text:s/>is a map (often a permutation) from a set of size “dom” to a set of size “img”. <text:s/></text:p>
      <text:p text:style-name="P127"/>
      <text:p text:style-name="P128">There are currently no programs using type 4, but “prethrash” and hopefully some later programs for analysing the partially spun-up space will soon do so.</text:p>
      <text:p text:style-name="P128"/>
      <text:p text:style-name="P128"><text:span text:style-name="T1">4 <text:s/>fdef <text:s text:c="2"/>nor <text:s/>noc <text:s/>dim</text:span> is a 3-tensor. <text:s/>The original null-space will be nor rows of noc columns with dim=1. <text:s/>The various images of this null-space will then come in by increasing dim. <text:s/>The matrices are stored in Dfmt, with the first dim first, then the second and so on, with no bytes “wasted” in between.</text:p>
      <text:p text:style-name="P128"/>
      <text:p text:style-name="P129">We will ultimately need to work with polynomials (for Holt/Rees, matrix recognition etc.) and this will need . . .</text:p>
      <text:p text:style-name="P129"/>
      <text:p text:style-name="P129"><text:span text:style-name="T1">5 <text:s text:c="2"/>fdef <text:s text:c="2"/>deg <text:s/>fact 0</text:span> is a partially factorized polynomial with “fact” factors over the field of order “fdef” and total degree “deg”. <text:s/>There then follows “fact” uint64_t values, being the degrees of the various factors, and then that many vectors in Dfmt, where the first co-ordinate of the vector is the constant term.</text:p>
      <text:p text:style-name="P129"/>
      <text:p text:style-name="P129">To work with these, we will need a “sparsified” matrix format.</text:p>
      <text:p text:style-name="P129"/>
      <text:p text:style-name="P129"><text:span text:style-name="T1">6 <text:s text:c="2"/>fdef <text:s text:c="2"/>nor <text:s text:c="2"/>noc <text:s text:c="2"/>spr</text:span> <text:s/>where there are “spr” sparse rows – rows where there is a single entry, and that entry is 1. <text:s/>There then follows a bit-string of nor bits – 1 if the row is sparse, so “spr” bits set – and then spr uint64_t values specifying, for each sparsified row, in which column the 1 occurs in, numbered from zero. <text:s/>There then follows [nor-spr] rows in Dfmt, giving the rows that are not sparse.</text:p>
      <text:p text:style-name="P129"/>
      <text:p text:style-name="P312"><text:span text:style-name="T1">Section </text:span><text:span text:style-name="T12">7</text:span><text:span text:style-name="T1"> – </text:span><text:span text:style-name="T12">Tables in the FIELD structure</text:span><text:span text:style-name="T5">.</text:span></text:p>
      <text:p text:style-name="P130"/>
      <text:p text:style-name="P227">To access these tables, the values below are “int” byte displacements from the start of the FIELD structure. <text:s/>Hence, typically one would write</text:p>
      <text:p text:style-name="P227"/>
      <text:p text:style-name="P285"><text:s text:c="4"/>uint16_t log16</text:p>
      <text:p text:style-name="P285"><text:s text:c="4"/>log16 = (uint16_t *) ( ((uint8_t *)f) + f-&gt;Tlog16 )</text:p>
      <text:p text:style-name="P227"/>
      <text:p text:style-name="P130">Tlog16<text:tab/>fdef&lt;=65536<text:tab/>fdef 16-bit entries. <text:s/>Tlog16[0] is undefined.</text:p>
      <text:p text:style-name="P130"><text:tab/><text:tab/>What power of the primitive element <text:span text:style-name="T208">e </text:span>each field element is</text:p>
      <text:p text:style-name="P130">Talog16<text:tab/>fdef&lt;=65536<text:tab/>2*fdef entries<text:tab/>all entries defined</text:p>
      <text:p text:style-name="P130"><text:tab/><text:tab/>alog16[n] is <text:span text:style-name="T208">p</text:span>rimitive element <text:span text:style-name="T208">e </text:span>raised to power n. <text:s/>e<text:span text:style-name="T42">n</text:span>.</text:p>
      <text:p text:style-name="P130">Tzech16<text:tab/>fdef&lt;65536 char !=2 <text:s text:c="2"/>fdef entries<text:tab/>log(e<text:span text:style-name="T42">n</text:span>+1) or q-1 if e<text:span text:style-name="T42">n</text:span>+1=0.</text:p>
      <text:p text:style-name="P130"><text:tab/><text:tab/>Zech logarithm.</text:p>
      <text:p text:style-name="P227">Ttra<text:tab/><text:tab/>fdef&lt;=16<text:tab/><text:tab/>a+bq+cq<text:span text:style-name="T42">2</text:span> . . . → a+256b+65536c…</text:p>
      <text:p text:style-name="P227">Tlfx<text:tab/><text:tab/>fdef=4,8,9,16 so far<text:tab/>Used for linear form extact.</text:p>
      <text:p text:style-name="P227">Tlfa<text:tab/><text:tab/>fdef=4,8,9,16 so far<text:tab/>Used for linear forms assembly</text:p>
      <text:p text:style-name="P131">Trdlog16<text:tab/>fdef&lt;4200<text:tab/><text:tab/>2*fdef entries<text:tab/>x%(q-1)</text:p>
      <text:p text:style-name="P130"/>
      <text:p text:style-name="P131">Tspac16<text:tab/></text:p>
      <text:p text:style-name="P131">Tsquid16</text:p>
      <text:p text:style-name="P131">Tred16<text:tab/>Reduce mod p</text:p>
      <text:p text:style-name="P226"/>
      <text:p text:style-name="P225"/>
      <text:p text:style-name="P131"/>
      <text:p text:style-name="P314"><text:span text:style-name="T1">Section </text:span><text:span text:style-name="T14">8</text:span><text:span text:style-name="T1"> – </text:span><text:span text:style-name="T14">The Bitstring module.</text:span></text:p>
      <text:p text:style-name="P116"/>
      <text:p text:style-name="P118">The main data structure used in the bitstring module is the bitstring – an array of uint64_t values, where the first is the number of bits in the string, the second is the number of <text:span text:style-name="T128">set</text:span><text:span text:style-name="T159"> bits in the string, and the bits are then held in the third and subsequent values, 64 bits to a value little-endian, so that bitno = 0 is the bit of value 1 in bs[2].</text:span></text:p>
      <text:p text:style-name="P110"/>
      <text:p text:style-name="P110">The main use (so far, at least) of bitstrings is to record which rows and columns contain pivots.</text:p>
      <text:p text:style-name="P110"/>
      <text:p text:style-name="P124"><text:span text:style-name="T169">int <text:s/>BSBitRead (const uint64 *bs, uint64 bitno)</text:span><text:span text:style-name="T161"> to return the “bitno” bit in the bitstring bs. <text:s/>The returned value is either 0 (unset) or 1 (set).</text:span></text:p>
      <text:p text:style-name="P100"/>
      <text:p text:style-name="P124"><text:span text:style-name="T169">void BSBitSet (uint64 * bs, uint64 bitno)</text:span><text:span text:style-name="T161"> to set the specified bit to 1. <text:s/>There is no function to set the bit to zero.</text:span></text:p>
      <text:p text:style-name="P100"/>
      <text:p text:style-name="P253"><text:span text:style-name="T181">void BSCombine (const uint64 * bs1, const uint64 * bs2, </text:span><text:span text:style-name="T161">uint64 * comb,</text:span></text:p>
      <text:p text:style-name="P124"><text:span text:style-name="T169">uint64 * rif)</text:span><text:span text:style-name="T161"> takes two bitstrings bs1 and bs2, where the number of bits of bs2 must equal the number of </text:span><text:span text:style-name="T129">unset</text:span><text:span text:style-name="T161"> bits in bs1, and the bits of bs2 correspond to these unset bits. <text:s/>The “comb” output is the combined bitstring, with as many bits as there are in bs2, and as many set bits as there are in bs1 and bs2 combined. <text:s/>The bit in “comb” is set if either it was set in bs1, or if it was unset in bs1, the corresponding bit was set in bs2. <text:s/>The “rif” output has as many bits as there are set bits of “comb”, the bit being set if it was set in bs1, and unset if it was set in bs2.</text:span></text:p>
      <text:p text:style-name="P100"/>
      <text:p text:style-name="P125"><text:span text:style-name="T169">void BSShiftOr (const uint64 * bs1, uint64 shift, uint64 * bs2) </text:span><text:span text:style-name="T162">does the inclusive-or of bs1 shifted “shift” positions, into bs2. <text:s/>It is used to assemble a big bit-string from lots of little ones – the bitstring equivalent of “paste”. <text:s/></text:span></text:p>
      <text:p text:style-name="P100"/>
      <text:p text:style-name="P201"><text:span text:style-name="T159">The main use (so far, at least) of bitstrings is to record which rows and columns contain pivots. <text:s/></text:span><text:span text:style-name="T162">When selecting rows, there is no great difficulty, but for columns, particularly when extracting matrices of pivots, a better performance is useful.</text:span></text:p>
      <text:p text:style-name="P100"/>
      <text:p text:style-name="P124"><text:span text:style-name="T14">void BSColSelect (const FIELD * f, const uint64 * bs, uint64 nor, const Dfmt * d, Dfmt * sel, Dfmt * nonsel)</text:span><text:span text:style-name="T181"> to split the columns of matrix d into two matrices – those from the columns whose bits are set (selected) in the bitstring, and those whose bits are unset (non-selected). <text:s/>This uses cut-n-paste, and is of good performance in the common case where the initial bits are nearly all set and the later ones are nearly all unset.</text:span></text:p>
      <text:p text:style-name="P124"/>
      <text:p text:style-name="P126"><text:span text:style-name="T14">void BSColRiffle (const FIELD * f, const uint64 * bs, uint64 nor, const Dfmt * set, <text:s/>const Dfmt * unset, Dfmt * rif)</text:span><text:span text:style-name="T181"> does the corresponding inverse. <text:s/>This is currently done using DPak and DUnpak, as it is only used to make an explicit echelon form. <text:s/>It is likely that this will need improvement once the “recursive” echelize is written.</text:span></text:p>
      <text:p text:style-name="P318"><text:span text:style-name="T182">Section </text:span><text:span text:style-name="T183">9</text:span><text:span text:style-name="T182"> – </text:span><text:span text:style-name="T184">I/</text:span><text:span text:style-name="T183">O routines and log.</text:span></text:p>
      <text:p text:style-name="P202"/>
      <text:p text:style-name="P205">In meataxe64, a file consists of a string of 64-byte blocks. <text:s/>The first is a header block whose nature is described in section 6 – File Formats. <text:s/>The remainder of the file is the subject of zero compression and a proprietory checksum.</text:p>
      <text:p text:style-name="P205"/>
      <text:p text:style-name="P205">The opening of a file (ERHdr, EWHdr) returns an EFIL structure holding the state of the reading/writing.</text:p>
      <text:p text:style-name="P205"/>
      <text:p text:style-name="P205">There is also a “logfile” produced by the close calls so that the run is documented.</text:p>
      <text:p text:style-name="P205"/>
      <text:p text:style-name="P202"><text:span text:style-name="T1">void EPeek(const char * fname, uint64 * header)</text:span> to read the header of the file and</text:p>
      <text:p text:style-name="P202"><text:tab/>to close it again.</text:p>
      <text:p text:style-name="P202"/>
      <text:p text:style-name="P202"><text:span text:style-name="T1">EFIL * ERHdr(const char * fname, uint64 * header)</text:span> to open the file for reading,</text:p>
      <text:p text:style-name="P202"><text:tab/>read the header, and leave the file ready for reading the data.</text:p>
      <text:p text:style-name="P202"/>
      <text:p text:style-name="P202"><text:span text:style-name="T1">EFIL * EWHdr(const char * fname, const uint64 * header)</text:span> to open the file for</text:p>
      <text:p text:style-name="P202"><text:tab/>writing, to write the header, and leave the file open ready for adding data.</text:p>
      <text:p text:style-name="P202"><text:span text:style-name="T1">void ERData(EFIL * e, size_t bytes, uint8 * d)</text:span> to read the stated number of bytes</text:p>
      <text:p text:style-name="P202"><text:tab/>the file (opened with ERHdr) into the area d.</text:p>
      <text:p text:style-name="P202"/>
      <text:p text:style-name="P202"><text:span text:style-name="T1">void EWData(EFIL * e, size_t bytes, const uint8 * d)</text:span> to write the stated number of</text:p>
      <text:p text:style-name="P202"><text:tab/>bytes from the area d.</text:p>
      <text:p text:style-name="P202"/>
      <text:p text:style-name="P202"><text:span text:style-name="T17">void</text:span><text:span text:style-name="T1"> ERClose(EFIL * e)</text:span> <text:span text:style-name="T186">equivalent to ERClose1 with a flag of zero.</text:span></text:p>
      <text:p text:style-name="P202"/>
      <text:p text:style-name="P202"><text:span text:style-name="T17">void</text:span><text:span text:style-name="T1"> EWClose(EFIL * e)</text:span> <text:span text:style-name="T186">equivalent to EWClose1 with a flag of zero.</text:span></text:p>
      <text:p text:style-name="P202"/>
      <text:p text:style-name="P206">The following two routines have a bit-significant flag, where the bit of value 1 being set indicates that no logging is to be performed, and a bit of value 2 indicates that an error should not print an error and exit, but instead return a non-zero value.</text:p>
      <text:p text:style-name="P206"/>
      <text:p text:style-name="P203"><text:span text:style-name="T1">int ERClose</text:span><text:span text:style-name="T17">1</text:span><text:span text:style-name="T1">(EFIL * e, </text:span><text:span text:style-name="T17">int flag</text:span><text:span text:style-name="T1">)</text:span> <text:span text:style-name="T186">Closes the file that has been read.</text:span></text:p>
      <text:p text:style-name="P203"/>
      <text:p text:style-name="P202"><text:span text:style-name="T1">int EWClose</text:span><text:span text:style-name="T17">1</text:span><text:span text:style-name="T1">(EFIL * e, </text:span><text:span text:style-name="T17">int flag</text:span><text:span text:style-name="T1">)</text:span> <text:span text:style-name="T186">Closes the file that has been written.</text:span></text:p>
      <text:p text:style-name="P202"/>
      <text:p text:style-name="P202"><text:span text:style-name="T1">void LogCmd(int argv, char ** argc)</text:span> to log the program run.</text:p>
      <text:p text:style-name="P202"/>
      <text:p text:style-name="P202"><text:span text:style-name="T1">void LogString(int type, char * string)</text:span> <text:span text:style-name="T187">t</text:span>o log the given string to the logfile.</text:p>
      <text:p text:style-name="P319"><text:span text:style-name="T182">Section </text:span><text:span text:style-name="T185">10</text:span><text:span text:style-name="T182"> – </text:span><text:span text:style-name="T185">pcrit routines</text:span><text:span text:style-name="T183">.</text:span></text:p>
      <text:p text:style-name="P204"/>
      <text:p text:style-name="P207">Version 2 performance critical routines are implemented in three versions.</text:p>
      <text:p text:style-name="P207"><text:span text:style-name="T1">GEN</text:span> is entirely in “C”.</text:p>
      <text:p text:style-name="P207"><text:span text:style-name="T1">NEH</text:span> uses SSE and relies only on x86 instructions available on almost all 64-bit processors.</text:p>
      <text:p text:style-name="P207"><text:span text:style-name="T1">HAS</text:span> uses AVX-2 and needs at least a Haswell chip.</text:p>
      <text:p text:style-name="P207">The <text:span text:style-name="T1">PIL</text:span> version for AMD piledriver is no longer maintained, though it could be brought back into operation if it becomes important.</text:p>
      <text:p text:style-name="P207"/>
      <text:p text:style-name="P208"><text:span text:style-name="T1">uint64_t pcpmad(uint64_t p, uint64_t a, uint64_t b, uint64_t c)</text:span> to compute</text:p>
      <text:p text:style-name="P208"><text:tab/>a*b+c (mod p) at full 64-bit length using division.</text:p>
      <text:p text:style-name="P208"><text:span text:style-name="T1">uint64_t pcb64p(uint64_t x)</text:span> to compute b = 2<text:span text:style-name="T42">64</text:span>/x (rounded up) using division to</text:p>
      <text:p text:style-name="P208"><text:tab/>produce the b suitable for pcb64.</text:p>
      <text:p text:style-name="P208"><text:span text:style-name="T1">uint64_t pcb64(uint64_t x, uint64_t b)</text:span> to compute b*x/2<text:span text:style-name="T42">64</text:span>, usually used for Barrett </text:p>
      <text:p text:style-name="P208"><text:tab/>purposes.</text:p>
      <text:p text:style-name="P208"><text:span text:style-name="T1">void pcxor(Dfmt * d, const Dfmt * s1, const Dfmt * s2, uint64_t nob)</text:span> to perform</text:p>
      <text:p text:style-name="P208"><text:tab/>the exclusive-or of s1 and s2 (nob bytes long) putting the result in d. <text:s/>d may be</text:p>
      <text:p text:style-name="P208"><text:tab/>equal to s1, s2 or both if required.</text:p>
      <text:p text:style-name="P254">void pcbif(Dfmt * d, const Dfmt * s1, const Dfmt * s2, uint64_t nob,</text:p>
      <text:p text:style-name="P208"><text:span text:style-name="T1"><text:tab/>const uint8_t * t2)</text:span> to perform byte-wide lookups on s1,s2 (256*s1+s2) in </text:p>
      <text:p text:style-name="P208"><text:tab/>table t2 for nob bytes, putting the resulting bytes in d.</text:p>
      <text:p text:style-name="P255">void pc<text:span text:style-name="T189">bun</text:span>f(Dfmt * d, const Dfmt * s, uint64_t nob, </text:p>
      <text:p text:style-name="P209"><text:span text:style-name="T1"><text:tab/>const uint8_t * t1, const uint8_t * t2)</text:span> <text:span text:style-name="T188">to do a unary function t1 on each byte</text:span></text:p>
      <text:p text:style-name="P211"><text:tab/>of s, and then a binary function t2 using 256*<text:span text:style-name="T190">t1(s)</text:span>+<text:span text:style-name="T190">d</text:span>.</text:p>
      <text:p text:style-name="P209"><text:span text:style-name="T1">void pc</text:span><text:span text:style-name="T20">xunf</text:span><text:span text:style-name="T1">(Dfmt * d, const Dfmt * s, uint64_t nob, const uint8_t * t</text:span><text:span text:style-name="T19">1</text:span><text:span text:style-name="T1">)</text:span> <text:span text:style-name="T188">to do a</text:span></text:p>
      <text:p text:style-name="P209"><text:span text:style-name="T188"><text:tab/>unary</text:span><text:tab/><text:span text:style-name="T188">function t1 on s, and then xor the result into d (putting the result in d)</text:span></text:p>
      <text:p text:style-name="P211"><text:tab/>suitable for multiply-and-add in characteristic 2.</text:p>
      <text:p text:style-name="P210"><text:span text:style-name="T1">void pc</text:span><text:span text:style-name="T20">unf</text:span><text:span text:style-name="T1">(Dfmt * d, uint64_t nob, const uint8_t * t</text:span><text:span text:style-name="T19">1</text:span><text:span text:style-name="T1">)</text:span> <text:span text:style-name="T188">to do a byte-wide unary</text:span></text:p>
      <text:p text:style-name="P210"><text:tab/><text:span text:style-name="T207">function </text:span><text:span text:style-name="T130">in situ</text:span><text:span text:style-name="T165"> to the byte-string in d.</text:span></text:p>
      <text:p text:style-name="P103"/>
      <text:p text:style-name="P208"><text:span text:style-name="T1">void pchset(HPMI * hp, const FIELD * f)</text:span> <text:span text:style-name="T188">(implemented in “C”) to populate the</text:span></text:p>
      <text:p text:style-name="P208"><text:tab/><text:span text:style-name="T188">HPMI structure suitable for working the field given by f.</text:span></text:p>
      <text:p text:style-name="P209"><text:span text:style-name="T1">uint64_t pcinfocauld(uint64_t </text:span><text:span text:style-name="T19">charc</text:span><text:span text:style-name="T1">)</text:span> <text:span text:style-name="T188">to return the cauldron size (in bytes) for a</text:span></text:p>
      <text:p text:style-name="P211"><text:tab/>field of the given characteristic.</text:p>
      <text:p text:style-name="P208"><text:span text:style-name="T1">void pcbm2(const uint8_t *a, uint8_t * bv, uint8_t *c)</text:span> <text:span text:style-name="T188">to perform the brick</text:span></text:p>
      <text:p text:style-name="P208"><text:tab/><text:span text:style-name="T188">multiply-and-add in characteristic 2.</text:span></text:p>
      <text:p text:style-name="P209"><text:span text:style-name="T1">void pcad3(const uint8_t *a, const uint8_t *b, uint8_t * c)</text:span> <text:span text:style-name="T188">to add two Bfmt</text:span></text:p>
      <text:p text:style-name="P211"><text:tab/>cauldrons in characteristic 3.</text:p>
      <text:p text:style-name="P208"><text:span text:style-name="T1">void pcbm3(const uint8_t *a, uint8_t * bv, uint8_t *c)</text:span> <text:span text:style-name="T188">to perform the brick</text:span></text:p>
      <text:p text:style-name="P208"><text:tab/><text:span text:style-name="T188">multiply-and-add in characteristic 3.</text:span></text:p>
      <text:p text:style-name="P207"/>
      <text:p text:style-name="P316"><text:span text:style-name="T1">Section </text:span><text:span text:style-name="T16">1</text:span><text:span text:style-name="T18">1</text:span><text:span text:style-name="T1"> – </text:span><text:span text:style-name="T21">Slab and Linf modules</text:span><text:span text:style-name="T5">.</text:span></text:p>
      <text:p text:style-name="P183"/>
      <text:p text:style-name="P217">The “slab” module runs in a single core, executing the main performance-critical functions of multiply, echelize and transpose on arbitrary matrices in memory in Dfmt. </text:p>
      <text:p text:style-name="P183"/>
      <text:p text:style-name="P256">void SLMul(const FIELD * f, const Dfmt * a, const Dfmt * b,</text:p>
      <text:p text:style-name="P256"><text:s text:c="18"/>Dfmt * c, uint64 nora, uint64 noca, uint64 nocb)</text:p>
      <text:p text:style-name="P256"><text:span text:style-name="T26">Multiplies matrix a by matrix b, putting the result in matrix c. <text:s/>a is nora x noca in size, b has noca </text:span><text:span text:style-name="T131">rows</text:span><text:span text:style-name="T172"> and nocb columns, and c is therefore nora rows and nocb columns. <text:s/>One of four strategies are chosen – the HPMI is used if available, with linear forms (for extension fields) if available, otherwise Dfmt is used, either for the entire field or for the prime field (if linear forms are available).</text:span></text:p>
      <text:p text:style-name="P217"/>
      <text:p text:style-name="P256">void SLTra(const FIELD *f, const Dfmt *a, Dfmt *b,uint64 nora, uint64 noca)</text:p>
      <text:p text:style-name="P217">Tranposes the matrix a (nora x noca) into the matrix b (noca x nora). <text:s/>This is done using DPak and DUnpak, but at least a fairly cache-friendly algorithm (doing it in 120x120 blocks) is used.</text:p>
      <text:p text:style-name="P217"/>
      <text:p text:style-name="P256">uint64 SLEch(const FIELD *f, Dfmt *a, uint64 *rs, uint64 *cs,</text:p>
      <text:p text:style-name="P256"><text:s text:c="20"/>Dfmt *m, Dfmt *c, Dfmt *r, uint64 nor, uint64 noc)</text:p>
      <text:p text:style-name="P217">To Echelize matrix a (a nor x noc matrix), producing rs (the row-select bit string) cs (the column-select bit string) and three matrices – m the multiplier, c the cleaner and r the remnant – and the rank is returned as the return value. </text:p>
      <text:p text:style-name="P217"/>
      <text:p text:style-name="P217">There is also the PLMul routine</text:p>
      <text:p text:style-name="P256">void PLMul(const FIELD * f, const Dfmt * a, const Dfmt * b,</text:p>
      <text:p text:style-name="P256"><text:s text:c="18"/>Dfmt * c, uint64 nora, uint64 noca, uint64 nocb)</text:p>
      <text:p text:style-name="P217">which is called from linf, and multiplies matrices over the ground field (even if the field is set for an extension field).</text:p>
      <text:p text:style-name="P217"/>
      <text:p text:style-name="P217">The linf module (linear functions) has <text:span text:style-name="T195">functions which are only called internally, namely</text:span></text:p>
      <text:p text:style-name="P217"><text:span text:style-name="T1">void linfset(FIELD * f)</text:span> <text:span text:style-name="T195">which is called from FieldSet, and this simply sets f→linf to zero (if linear functions are not available) or 1 (if they are available).</text:span></text:p>
      <text:p text:style-name="P217"/>
      <text:p text:style-name="P256">void LLMul(const FIELD *f,const Dfmt *a,const Dfmt *b,Dfmt *c,</text:p>
      <text:p text:style-name="P256"><text:s text:c="11"/>uint64_t nora,uint64_t noca, uint64_t nocb)</text:p>
      <text:p text:style-name="P218">Which multiplies the matrices by using linear forms, and is only to be called if f→linf==1. </text:p>
      <text:p text:style-name="P317"><text:span text:style-name="T1">Section </text:span><text:span text:style-name="T16">1</text:span><text:span text:style-name="T22">2</text:span><text:span text:style-name="T1"> – </text:span><text:span text:style-name="T22">HPMI.</text:span></text:p>
      <text:p text:style-name="P184"/>
      <text:p text:style-name="P219">For some primes (currently only 2 and 3) there is an implementation of matrix multiplication that sacrifices ease-of-use at the altar of performance. <text:s/>The routines use an HPMI structure containing considerable information (some of which should not really be there). <text:s/>It should be noticed that much of this may vary depending on which “technology” – NEH, HAS etc – it was compiled with. <text:s/>The HPMI interface offers the following routines.</text:p>
      <text:p text:style-name="P219"/>
      <text:p text:style-name="P219"><text:span text:style-name="T1">void hpmiset(HPMI * hp, const FIELD * f)</text:span> to set the basic variables for working with the HPMI for the field given. </text:p>
      <text:p text:style-name="P220"><text:span text:style-name="T1">void AllocWA(HPMI * hp) </text:span><text:span text:style-name="T199">to allocate the memory needed to use the HPMI. <text:s/>Between hpmiset and AllocWA the caller must populate hp-&gt;nz0 to be the maximum number of rows of A/C that will be used, and populate hp→nz1 to be the maximum number of alcoves that the Afmt must hold.</text:span></text:p>
      <text:p text:style-name="P219"><text:span text:style-name="T1">void FreeWA(HPMI * hp)</text:span> <text:span text:style-name="T199">to free the memory allocated by AllocWA.</text:span></text:p>
      <text:p text:style-name="P219"><text:span text:style-name="T1">void DtoA(HPMI * hp, const Dfmt * a, uint64_</text:span><text:span text:style-name="T23">t</text:span><text:span text:style-name="T1"> z4, uint64_</text:span><text:span text:style-name="T23">t</text:span><text:span text:style-name="T1"> z3)</text:span> <text:span text:style-name="T199">to convert a block that is … of the matrix a, with the given z3 and z4, into Afmt. <text:s/>The variables z3 is … and z4 is …, and these are only needed to find the needed chunks from the input.</text:span></text:p>
      <text:p text:style-name="P219"><text:span text:style-name="T1">void DtoB(HPMI * hp, const Dfmt * a, uint8_</text:span><text:span text:style-name="T23">t</text:span><text:span text:style-name="T1"> * b)</text:span> <text:span text:style-name="T199">to convert the given matrix from Dfmt to Bfmt. <text:s/>Only used in characteristic 3 so far.</text:span></text:p>
      <text:p text:style-name="P219"><text:span text:style-name="T1">void CZer(HPMI * hp, uint8_</text:span><text:span text:style-name="T23">t</text:span><text:span text:style-name="T1"> * c)</text:span> <text:span text:style-name="T199">to set the given matrix of Cfmt to zero.</text:span></text:p>
      <text:p text:style-name="P219"><text:span text:style-name="T1">void CtoD(HPMI * hp, uint8 * cc, Dfmt * c)</text:span> <text:span text:style-name="T199">to convert the given matrix from Cfmt to Dfmt.</text:span></text:p>
      <text:p text:style-name="P219"><text:span text:style-name="T1">void BSeed(HPMI * hp, const uint8 * bb, uint64 z3, uint64 z2, uint64 z1)</text:span> <text:span text:style-name="T199">to extract one brick of the given matrix in Bftm into the brick work area. <text:s/>Only used in characteristic 3 so far.</text:span></text:p>
      <text:p text:style-name="P219"><text:span text:style-name="T1">void DSeed(HPMI * hp, const Dfmt * b, uint64 z3, uint64 z2, uint64 z1)</text:span> <text:span text:style-name="T199">to similarly extract one brick direct from Dfmt. <text:s/>Only used in characteristic 2 so far.</text:span></text:p>
      <text:p text:style-name="P219"><text:span text:style-name="T1">void BGrease(HPMI * hp)</text:span> <text:span text:style-name="T199">to fully populate the brick with grease ready for the BrickMad operation.</text:span></text:p>
      <text:p text:style-name="P219"><text:span text:style-name="T1">void BrickMad(HPMI * hp, uint8_</text:span><text:span text:style-name="T24">t</text:span><text:span text:style-name="T1"> * c, uint64_</text:span><text:span text:style-name="T24">t</text:span><text:span text:style-name="T1"> z1)</text:span> <text:span text:style-name="T199">to multiply the given matrices.</text:span></text:p>
      <text:p text:style-name="P219"/>
      <text:p text:style-name="P16"><text:span text:style-name="T63">From the data supplied by the hpmiset, the caller must then populate the next batch of data to specify a considerably larger size of matrix (the “slab”) </text:span><text:span text:style-name="T64">in terms of five more chopping parameters Z0-Z4 as the various calls work at different scales.</text:span></text:p>
      <text:p text:style-name="P221"/>
      <text:p text:style-name="P221">Here are the seven sizes of matrix multiplication involved.</text:p>
      <text:p text:style-name="P221"/>
      <text:p text:style-name="P222"><text:span text:style-name="T103">B- Row</text:span> <text:tab/>1x1 <text:span text:style-name="T202">X</text:span> 1xC → 1xC <text:s/>C is the cauldron, basically set by the amount of a</text:p>
      <text:p text:style-name="P222"><text:tab/><text:tab/>row that can be <text:span text:style-name="T200">h</text:span>eld in the <text:span text:style-name="T200">(vector) </text:span>registers. <text:s/><text:span text:style-name="T200">This multiplication is</text:span></text:p>
      <text:p text:style-name="P222"><text:tab/><text:tab/><text:span text:style-name="T200">determined at hpmiset time, and is performed in the pcrit module.</text:span></text:p>
      <text:p text:style-name="P222"><text:span text:style-name="T103">C-row</text:span><text:tab/>1xA X AxC → 1xC <text:s/>A is the alcove. <text:s/>This code is <text:span text:style-name="T200">also fized by hpmiset <text:tab/><text:tab/></text:span>where the limiting factor on A is to hold the “brick” AxC of matrix B in</text:p>
      <text:p text:style-name="P222"><text:tab/><text:tab/>L1 cache.</text:p>
      <text:p text:style-name="P222"><text:soft-page-break/></text:p>
      <text:p text:style-name="P222"><text:span text:style-name="T101">Stage </text:span><text:span text:style-name="T103">0</text:span><text:span text:style-name="T101">.</text:span><text:tab/>Z0xA X AxC → Z0xC. <text:s/>Z0 is suggested by the HPMI, such that the</text:p>
      <text:p text:style-name="P222"><text:tab/><text:tab/>Z0xC matrix <text:span text:style-name="T201">Brick </text:span>fits into L2 cache. <text:s/><text:span text:style-name="T200">hpmiset therefore an “idealnz0”</text:span></text:p>
      <text:p text:style-name="P222"><text:tab/><text:tab/><text:span text:style-name="T200">variable to guide the choice of z0. <text:s/>It is at this scale that the pcrit routine</text:span></text:p>
      <text:p text:style-name="P222"><text:tab/><text:tab/><text:span text:style-name="T200">(pcbm2 or pcbm3) is called.</text:span></text:p>
      <text:p text:style-name="P18"><text:span text:style-name="T74">Stage </text:span><text:span text:style-name="T75">1</text:span><text:span text:style-name="T74">.</text:span><text:span text:style-name="T65"><text:tab/>Z0x(Z1*A) X (Z1*A)xC → Z0xC.</text:span><text:span text:style-name="T68"> <text:s/>The HPMI sets the value of </text:span></text:p>
      <text:p text:style-name="P230"><text:tab/><text:tab/>f-&gt;maxawa as the size in bytes that the Afmt chunk should occupy. <text:s/>This</text:p>
      <text:p text:style-name="P230"><text:tab/><text:tab/>is essentially independent of the field.</text:p>
      <text:p text:style-name="P17"><text:span text:style-name="T76">Stage </text:span><text:span text:style-name="T75">2</text:span><text:span text:style-name="T76">.</text:span><text:span text:style-name="T66"><text:tab/></text:span><text:span text:style-name="T65">Z0x(Z1*A) X (Z1*A)x</text:span><text:span text:style-name="T66">(Z2*</text:span><text:span text:style-name="T65">C</text:span><text:span text:style-name="T66">)</text:span><text:span text:style-name="T65"> → Z0x</text:span><text:span text:style-name="T66">(Z2*</text:span><text:span text:style-name="T65">C</text:span><text:span text:style-name="T66">)</text:span><text:span text:style-name="T65">. <text:s/></text:span><text:span text:style-name="T66">Z2 is determined by the</text:span></text:p>
      <text:p text:style-name="P17"><text:span text:style-name="T67"><text:tab/><text:tab/></text:span><text:span text:style-name="T66">slab level as the number of cauldrons that need to be done.</text:span></text:p>
      <text:p text:style-name="P17"><text:span text:style-name="T76">Stage </text:span><text:span text:style-name="T75">3</text:span><text:span text:style-name="T76">.</text:span><text:span text:style-name="T66"><text:tab/></text:span><text:span text:style-name="T65">Z0x(</text:span><text:span text:style-name="T66">Z3*</text:span><text:span text:style-name="T65">Z1*A) X (</text:span><text:span text:style-name="T66">Z3*</text:span><text:span text:style-name="T65">Z1*A)x</text:span><text:span text:style-name="T66">(Z2*</text:span><text:span text:style-name="T65">C</text:span><text:span text:style-name="T66">)</text:span><text:span text:style-name="T65"> → Z0x</text:span><text:span text:style-name="T66">(Z2*</text:span><text:span text:style-name="T65">C</text:span><text:span text:style-name="T66">). <text:s/>Z3 is determined</text:span></text:p>
      <text:p text:style-name="P17"><text:span text:style-name="T66"><text:tab/><text:tab/>by the slab </text:span><text:span text:style-name="T67">level </text:span><text:span text:style-name="T66">as the number of Z1xA </text:span><text:span text:style-name="T67">columns of A/rows of B that</text:span></text:p>
      <text:p text:style-name="P17"><text:span text:style-name="T67"><text:tab/><text:tab/>need to be done</text:span><text:span text:style-name="T66">.</text:span></text:p>
      <text:p text:style-name="P17"><text:span text:style-name="T76">Stage </text:span><text:span text:style-name="T75">4</text:span><text:span text:style-name="T76">.</text:span><text:span text:style-name="T66"><text:tab/>(Z4*</text:span><text:span text:style-name="T65">Z0</text:span><text:span text:style-name="T66">)</text:span><text:span text:style-name="T65">x(</text:span><text:span text:style-name="T66">Z3*</text:span><text:span text:style-name="T65">Z1*A) X (</text:span><text:span text:style-name="T66">Z3*</text:span><text:span text:style-name="T65">Z1*A)x</text:span><text:span text:style-name="T66">(Z2*</text:span><text:span text:style-name="T65">C</text:span><text:span text:style-name="T66">)</text:span><text:span text:style-name="T65"> → </text:span><text:span text:style-name="T66">(Z4*</text:span><text:span text:style-name="T65">Z0</text:span><text:span text:style-name="T66">)</text:span><text:span text:style-name="T65">x</text:span><text:span text:style-name="T66">(Z2*</text:span><text:span text:style-name="T65">C</text:span><text:span text:style-name="T66">). <text:s/>Z4 is</text:span></text:p>
      <text:p text:style-name="P17"><text:span text:style-name="T66"><text:tab/><text:tab/></text:span><text:span text:style-name="T67">d</text:span><text:span text:style-name="T66">etermined by the slab to get the matrix sizes and shapes final.</text:span></text:p>
      <text:p text:style-name="P223"/>
      <text:p text:style-name="P19"><text:span text:style-name="T66">L</text:span><text:span text:style-name="T63">inear forms for extension fields, if they are in use, are the next stage above this.</text:span></text:p>
      <text:p text:style-name="P224"/>
      <text:p text:style-name="P83"><text:span text:style-name="T63">BrickMad</text:span><text:span text:style-name="T78"> is a “Stage 0” call. <text:s/>As the Afmt is made at the “Stage 2” level, BrickMad must be told the value nz0 to specify which alcove of the Afmt is to be used. <text:s/>The brick must be populated and greased (a pointer to this is kept in the HPMI structure as the same area is used for each brick) and the Cfmt must be available as the parameter c.</text:span></text:p>
      <text:p text:style-name="P264"/>
      <text:p text:style-name="P84"><text:span text:style-name="T63">BSeed</text:span><text:span text:style-name="T78"> is also a “Stage 0” call. <text:s/>It must therefore be told z1, z2 and z3 so that the correct part of matrix B can be selected and placed (ready for BGrease) in the brick work area. <text:s/>This routine is currently only used for characterstic 3. <text:s/></text:span><text:span text:style-name="T80">If the entire brick is zero, a flag is set (hp→sparsity=0) to mark this, and BrickMad tests this flag and does nothing if it is indeed zero.</text:span></text:p>
      <text:p text:style-name="P265"/>
      <text:p text:style-name="P84"><text:span text:style-name="T63">DSeed</text:span><text:span text:style-name="T78"> is similarly a “Stage 0” call, and differs only from BSeed in that it takes its input in Dfmt, not in Bfmt. <text:s/>It is (so far) only used in characteristic 2, where Dfmt is so similar to the internal format of the brick that any conversion would involve a needless move </text:span><text:span text:style-name="T80">and memory usage</text:span><text:span text:style-name="T78">.</text:span></text:p>
      <text:p text:style-name="P265"/>
      <text:p text:style-name="P84"><text:span text:style-name="T63">BGrease</text:span><text:span text:style-name="T78"> is a “Stage 0” routine, called after BSeed or DSeed to fully populate the brick with the correct grease code ready for the calling of BrickMad. <text:s/></text:span></text:p>
      <text:p text:style-name="P264"/>
      <text:p text:style-name="P83"><text:span text:style-name="T63">DtoA</text:span><text:span text:style-name="T78"> is a “Stage 2” call. <text:s/>It is given a pointer to the entire matrix a, and must therefore be told, using z3 and z4, which part of the matrix is to be converted into Afmt. <text:s/>The result is z1 chunks of Afmt, and one of them is selected for any particular call to BrickMad. <text:s/>Notice that there may not be Z1 alcoves, and even the last alcove may be incomplete. <text:s/>Similarly there may not be Z0 rows left either. <text:s/>In other words this routine is responsible that it does not convert </text:span><text:span text:style-name="T79">past the boundaries of the input matrix A. <text:s/></text:span><text:span text:style-name="T80">Sparsity at the 1xA scale is noticed as the Afmt is generated so that the multiply-and-add can be skipped in essentially zero time for 1xA zero matrices in the input.</text:span></text:p>
      <text:p text:style-name="P266"><text:soft-page-break/></text:p>
      <text:p text:style-name="P265">The remainder of the operations are “Stage 4” calls, operating at the scale of the entire matrix (slab) to be multiplied.</text:p>
      <text:p text:style-name="P265"/>
      <text:p text:style-name="P87"><text:span text:style-name="T56">TBD</text:span><text:span text:style-name="T77"> describe the remaining calls, including what needs to be done by the caller to set up the HPMI structure ready for use.</text:span></text:p>
      <text:p text:style-name="P265"/>
      <text:p text:style-name="P267">If Bfmt is in use (currently characteristic 3) its layout is entirely private to the HPMI. <text:s/>For Cfmt this is not the case, and consists of a sequence of strips each one cauldron wide.</text:p>
      <text:p text:style-name="P267"/>
      <text:p text:style-name="P269">Suggestions for improvement.</text:p>
      <text:p text:style-name="P268">1. <text:s/>I observe that CZer is clearing zeroizing one byte at a time, rather than using memset, which would clearly be faster and no more difficult.</text:p>
      <text:p text:style-name="P268">2. <text:s/>DtoB (characteristic 3) is capable of significant speedup if required. </text:p>
      <text:p text:style-name="P313"><text:span text:style-name="T21">S</text:span><text:span text:style-name="T1">ection </text:span><text:span text:style-name="T16">1</text:span><text:span text:style-name="T22">3</text:span><text:span text:style-name="T1"> – </text:span><text:span text:style-name="T13">Individual program descriptions</text:span><text:span text:style-name="T5">.</text:span></text:p>
      <text:p text:style-name="P173"/>
      <text:p text:style-name="P92">z<text:span text:style-name="T152">e2</text:span><text:span text:style-name="T108"> </text:span><text:span text:style-name="T111">&lt;</text:span><text:span text:style-name="T114">m1</text:span><text:span text:style-name="T110">&gt; </text:span><text:span text:style-name="T112">&lt;</text:span><text:span text:style-name="T114">m2</text:span><text:span text:style-name="T112"> </text:span><text:span text:style-name="T119">=</text:span><text:span text:style-name="T112"> </text:span><text:span text:style-name="T117">exterior square of m1</text:span><text:span text:style-name="T112">&gt;</text:span></text:p>
      <text:p text:style-name="P290"><text:span text:style-name="T152">Exterior (Skew) square</text:span>.</text:p>
      <text:p text:style-name="P30"/>
      <text:p text:style-name="P180">This program <text:span text:style-name="T152">reads m1 into memory, and then forms its exterior square. <text:s/>There is no requirement that m1 be square.</text:span></text:p>
      <text:p text:style-name="P180"/>
      <text:p text:style-name="P187">The basis chosen for the resulting space is (Vi.Vj-<text:span text:style-name="T155">Vj.Vi</text:span>) for i &lt; j in lexicographic order of the pair (i,j). <text:s/>The program uses cut-n-paste and DSMad for the innermost loop.</text:p>
      <text:p text:style-name="P187"/>
      <text:p text:style-name="P70">Example</text:p>
      <text:p text:style-name="P30"/>
      <text:p text:style-name="P301">z<text:span text:style-name="T153">e2</text:span> <text:span text:style-name="T137">a1 b1</text:span></text:p>
      <text:p text:style-name="P30"/>
      <text:p text:style-name="P180">Computes the <text:span text:style-name="T153">exterior square of a1 and writes it to b1</text:span>.</text:p>
      <text:p text:style-name="P136"/>
      <text:p text:style-name="P239">Performance.</text:p>
      <text:p text:style-name="P145"/>
      <text:p text:style-name="P190">Making the exterior square of 448 (giving dimension 100128) for the following fields takes the times given. <text:s/>q=2 takes 13 sec, q=3 takes 21 sec, q=17 takes 104 sec, q=169 takes <text:span text:style-name="T154">113 sec</text:span>, q=<text:span text:style-name="T154">15625 (5</text:span><text:span text:style-name="T53">6</text:span><text:span text:style-name="T154">) takes 423 sec, q=234571 (a prime) takes 551 sec.</text:span></text:p>
      <text:p text:style-name="P192">For extension fields above 65536, performance is much lower. <text:s/>Making the exterior square of 142 (giving dimension 10011) for 823543 (7<text:span text:style-name="T42">7</text:span>) takes <text:span text:style-name="T156">1444 sec, or about 24 <text:s/>mins.</text:span></text:p>
      <text:p text:style-name="P192"/>
      <text:p text:style-name="P192">Performance is quadratic in the dimension <text:span text:style-name="T173">and only a single core is used</text:span>.</text:p>
      <text:p text:style-name="P145"/>
      <text:p text:style-name="P247">Suggestions for Version 3.</text:p>
      <text:p text:style-name="P257"/>
      <text:p text:style-name="P260">It is possible that a version of this program using linear form technology would improve things considerably for large extension fields</text:p>
      <text:p text:style-name="P260"/>
      <text:p text:style-name="P175"/>
      <text:p text:style-name="P94">z<text:span text:style-name="T152">e3</text:span><text:span text:style-name="T108"> </text:span><text:span text:style-name="T111">&lt;</text:span><text:span text:style-name="T114">m1</text:span><text:span text:style-name="T110">&gt; </text:span><text:span text:style-name="T112">&lt;</text:span><text:span text:style-name="T114">m2</text:span><text:span text:style-name="T112"> </text:span><text:span text:style-name="T119">=</text:span><text:span text:style-name="T112"> </text:span><text:span text:style-name="T117">exterior </text:span><text:span text:style-name="T120">cub</text:span><text:span text:style-name="T117">e of m1</text:span><text:span text:style-name="T112">&gt;</text:span></text:p>
      <text:p text:style-name="P292"><text:span text:style-name="T152">Exterior (Skew) cube</text:span>.</text:p>
      <text:p text:style-name="P32"/>
      <text:p text:style-name="P182">This program <text:span text:style-name="T152">reads m1 into memory, and then forms its exterior cube. <text:s/>There is no requirement that m1 be square.</text:span></text:p>
      <text:p text:style-name="P182"/>
      <text:p text:style-name="P189">The basis chosen for the resulting space is <text:span text:style-name="T175">(i,j,k) in </text:span>lexicographic order. <text:span text:style-name="T159"><text:s/>The program uses cut-n-paste and DSMad for the innermost loop.</text:span></text:p>
      <text:p text:style-name="P189"/>
      <text:p text:style-name="P72"><text:soft-page-break/>Example</text:p>
      <text:p text:style-name="P32"/>
      <text:p text:style-name="P303">z<text:span text:style-name="T153">e3</text:span> <text:span text:style-name="T137">a1 b1</text:span></text:p>
      <text:p text:style-name="P32"/>
      <text:p text:style-name="P182">Computes the <text:span text:style-name="T153">exterior cube of a1 and writes it to b1</text:span>.</text:p>
      <text:p text:style-name="P138"/>
      <text:p text:style-name="P241">Performance.</text:p>
      <text:p text:style-name="P147"/>
      <text:p text:style-name="P198">Making the exterior cube of 85 (dimension 102340) for the following fields takes the times given. <text:s/>q=2 takes <text:span text:style-name="T176">3m15s</text:span>, q=3 takes <text:span text:style-name="T176">3m34s, </text:span><text:s/><text:span text:style-name="T176">q=17 takes 4m11s, q=169 takes 4m15s, q=15625 (5</text:span><text:span text:style-name="T54">6</text:span><text:span text:style-name="T176">) takes 13 mins and q=234571 takes 15m25s.</text:span></text:p>
      <text:p text:style-name="P199">For extension fields above 65536, performance is much lower. <text:s/>823543 (7<text:span text:style-name="T42">7</text:span>) . . .</text:p>
      <text:p text:style-name="P199"/>
      <text:p text:style-name="P195">Performance is quadratic in the dimension <text:span text:style-name="T177">of the output, and only a single core is used</text:span>.</text:p>
      <text:p text:style-name="P147"/>
      <text:p text:style-name="P249">Suggestions for Version 3.</text:p>
      <text:p text:style-name="P258"/>
      <text:p text:style-name="P111">It is possible that a version of this program using linear form technology would improve things considerably for large extension fields</text:p>
      <text:p text:style-name="P262"/>
      <text:p text:style-name="P261"/>
      <text:p text:style-name="P92">z<text:span text:style-name="T107">fr</text:span><text:span text:style-name="T108"> </text:span><text:span text:style-name="T110">&lt;input&gt; &lt;output&gt;</text:span></text:p>
      <text:p text:style-name="P286">Frobenius automorphism</text:p>
      <text:p text:style-name="P26"/>
      <text:p text:style-name="P36">The Frobenius <text:span text:style-name="T133">field </text:span>automorphism is applied to each matrix entry separately of the input matrix to produce the output. <text:s/>This program is applicable to any input matrix.</text:p>
      <text:p text:style-name="P36">Internally it uses <text:span text:style-name="T206">four</text:span> modes. <text:s/></text:p>
      <text:p text:style-name="P36">Mode 1 just copies the matrix when the field is <text:span text:style-name="T133">of prime order</text:span>.</text:p>
      <text:p text:style-name="P57">Mode 2 computes a byte-wide lookup table and applies this using pcunf, and is used for all extension fields up to 256. <text:s/></text:p>
      <text:p text:style-name="P36">Mode <text:span text:style-name="T206">3</text:span> uses logs if they are provided <text:span text:style-name="T134">by the field module</text:span>, namely for extension fields of order <text:span text:style-name="T206">at least 289 </text:span>at most 65536.</text:p>
      <text:p text:style-name="P36">Mode <text:span text:style-name="T206">5</text:span> uses the binary powering methods for all other cases.</text:p>
      <text:p text:style-name="P36"/>
      <text:p text:style-name="P153"><text:span text:style-name="T133">The program</text:span> works by reading and writing one row at a time, so is <text:span text:style-name="T133">virtually</text:span> </text:p>
      <text:p text:style-name="P153">unlimited in the size of matrix it can handle.</text:p>
      <text:p text:style-name="P150"/>
      <text:p text:style-name="P150">zfr2 is the production version. <text:s/>There is a<text:span text:style-name="T133">lso a</text:span> <text:span text:style-name="T133">slow, </text:span>simple zfr1 (for testing <text:span text:style-name="T133">only</text:span>)</text:p>
      <text:p text:style-name="P26"/>
      <text:p text:style-name="P66">Example</text:p>
      <text:p text:style-name="P26"/>
      <text:p text:style-name="P297">z<text:span text:style-name="T107">fr</text:span> <text:span text:style-name="T107">a1 b1</text:span></text:p>
      <text:p text:style-name="P26"/>
      <text:p text:style-name="P132">applies the Frobenius automorphism to a1, producing b1.</text:p>
      <text:p text:style-name="P132"/>
      <text:p text:style-name="P235"><text:soft-page-break/>Performance.</text:p>
      <text:p text:style-name="P139"/>
      <text:p text:style-name="P139">The program is primarily aimed at fields of order at most 65536. <text:s/><text:span text:style-name="T132">For 100,000 x 100,000 . . . over 2</text:span><text:span text:style-name="T44">2</text:span><text:span text:style-name="T132"> zfr takes about 52 seconds, and for 3</text:span><text:span text:style-name="T44">2</text:span><text:span text:style-name="T132"> about 105 seconds and for 5</text:span><text:span text:style-name="T49">6</text:span><text:span text:style-name="T142"> it takes 9 minutes. <text:s/>They are pretty-much disk I/O-bound.</text:span></text:p>
      <text:p text:style-name="P139"/>
      <text:p text:style-name="P139">For fields <text:span text:style-name="T142">of order greater than 65536,</text:span> the program is <text:span text:style-name="T209">very</text:span> bit slow but works. <text:s/>For example <text:span text:style-name="T136">with </text:span>1000 x 1000 matrices . . . over 3<text:span text:style-name="T42">25</text:span>, zfr takes 270 seconds, and over 257<text:span text:style-name="T42">2</text:span> takes 170 seconds.</text:p>
      <text:p text:style-name="P139"/>
      <text:p text:style-name="P139">The program is of quadratic complexity in the dimension <text:span text:style-name="T133">and uses only a single core.</text:span></text:p>
      <text:p text:style-name="P139"/>
      <text:p text:style-name="P252">Suggestions for Version 3.</text:p>
      <text:p text:style-name="P161"/>
      <text:p text:style-name="P165"><text:span text:style-name="T206">Mode 4 using extract and assemble should be implemented, </text:span>working with little matrices and vectors mod p.</text:p>
      <text:p text:style-name="P165"/>
      <text:p text:style-name="P95">z<text:span text:style-name="T135">kb</text:span><text:span text:style-name="T108"> </text:span><text:span text:style-name="T111">&lt;</text:span><text:span text:style-name="T110">input&gt; </text:span><text:span text:style-name="T112">&lt;</text:span><text:span text:style-name="T121">small</text:span><text:span text:style-name="T112"> field order &gt; </text:span><text:span text:style-name="T110">&lt;output&gt;</text:span></text:p>
      <text:p text:style-name="P293"><text:span text:style-name="T178">Matrix “bloat”</text:span>.</text:p>
      <text:p text:style-name="P33"/>
      <text:p text:style-name="P85">This program has not yet been written!</text:p>
      <text:p text:style-name="P45"/>
      <text:p text:style-name="P47">Each entry in the input matrix (in a “larger” field) is rewritten as a matrix in the smaller field, so that the field is made smaller at the expense of the dimension.</text:p>
      <text:p text:style-name="P40"/>
      <text:p text:style-name="P75">Design.</text:p>
      <text:p text:style-name="P45"/>
      <text:p text:style-name="P45">If the field is the same, the matrix is simply copied.</text:p>
      <text:p text:style-name="P45"/>
      <text:p text:style-name="P77"><text:span text:style-name="T26">Otherwise the key step is to compute a companion matrix over the smaller field representing the generator of the larger one. <text:s/></text:span><text:span text:style-name="T38">This looks a bit tricky. <text:s/>The basic idea is to compute, as an element of the large field, the roots of the small-field polynomial and then compute the polynomial itself. <text:s/>It remains then to identify the elements of the large field that are in fact in the small one as elements in the small one. <text:s/>This problem arises with greater force in zkc, and the solution (whatever it may be) needs to be applied to this program also. <text:s/>If the target field is the ground field, or if logs are available, this does not pose too great a problem, but otherwise I think there is a need to do Gaussian elimination over the ground field to solve this problem, so I am not writing this program at the moment until I have thought this out properly.</text:span></text:p>
      <text:p text:style-name="P48"/>
      <text:p text:style-name="P77"><text:span text:style-name="T26">Once this has been done, it is powered up (in Dfmt) to make one matrix for each power of the generator in the large field. <text:s/>For example to move from 3</text:span><text:span text:style-name="T43">12</text:span><text:span text:style-name="T63"> to 3</text:span><text:span text:style-name="T43">3</text:span><text:span text:style-name="T63"> we make 12 powers. <text:s/>Each element of the input matrix is then extracted into its coefficients (over the ground field) and the corresponding matrices multiply-and-added to make a block of the output matrix.</text:span></text:p>
      <text:p text:style-name="P155"/>
      <text:p text:style-name="P73"><text:soft-page-break/>Example</text:p>
      <text:p text:style-name="P33"/>
      <text:p text:style-name="P304">z<text:span text:style-name="T137">kb</text:span> <text:span text:style-name="T137">a1 3 b1</text:span></text:p>
      <text:p text:style-name="P33"/>
      <text:p text:style-name="P160">writes b1 as the matrix a1, but <text:span text:style-name="T139">written </text:span>over the field of order <text:span text:style-name="T178">3</text:span>. <text:s/>The matrix a1 must be over a field of <text:span text:style-name="T178">order 3</text:span><text:span text:style-name="T55">d</text:span><text:span text:style-name="T178"> and the dimension of the matrix is increased by a factor of d.</text:span></text:p>
      <text:p text:style-name="P160"/>
      <text:p text:style-name="P242">Performance.</text:p>
      <text:p text:style-name="P148"/>
      <text:p text:style-name="P200">None as yet.</text:p>
      <text:p text:style-name="P148"/>
      <text:p text:style-name="P250">Suggestions for Version 3.</text:p>
      <text:p text:style-name="P166"/>
      <text:p text:style-name="P200">None as yet.</text:p>
      <text:p text:style-name="P166"/>
      <text:p text:style-name="P89">z<text:span text:style-name="T135">kc</text:span><text:span text:style-name="T108"> </text:span><text:span text:style-name="T111">&lt;</text:span><text:span text:style-name="T110">input&gt; </text:span><text:span text:style-name="T112">&lt;</text:span><text:span text:style-name="T113">small</text:span><text:span text:style-name="T112"> field order &gt; </text:span><text:span text:style-name="T110">&lt;output&gt;</text:span></text:p>
      <text:p text:style-name="P287">Field <text:span text:style-name="T142">Contract</text:span>.</text:p>
      <text:p text:style-name="P28"/>
      <text:p text:style-name="P38"><text:span text:style-name="T135">Each entry in the input matrix (in a “larger” field) is rewritten (if possible) in the smaller field, whose order is given in &lt;small field order&gt;.</text:span><text:span text:style-name="T70"> <text:s/>The </text:span><text:span text:style-name="T71">smaller field must be a subfield of the larger one. <text:s/>If an entry is found that is not in the smaller field, the conversion is abandoned with an error message.</text:span></text:p>
      <text:p text:style-name="P169"/>
      <text:p text:style-name="P42"><text:span text:style-name="T71">I</text:span><text:span text:style-name="T56">nternally, zkc uses three modes.</text:span></text:p>
      <text:p text:style-name="P39">Mode 1 just copies the matrix when the field<text:span text:style-name="T137">s are identical</text:span>.</text:p>
      <text:p text:style-name="P39">Mode 2 uses <text:span text:style-name="T137">the natural embedding if the field of &lt;output&gt; is of prime order.</text:span></text:p>
      <text:p text:style-name="P39"><text:span text:style-name="T56">Mode 3 </text:span><text:span text:style-name="T72">uses log and alog to make the conversion, and is therefore limited to &lt;input&gt; fields of order at most 65536.</text:span></text:p>
      <text:p text:style-name="P172"/>
      <text:p text:style-name="P42"><text:span text:style-name="T56">If none of these applies, the current version of the program will not function at all. <text:s/>This will be the case where the &lt;input&gt; field is bigger than 65536, and the &lt;output&gt; field is </text:span><text:span text:style-name="T73">strictly </text:span><text:span text:style-name="T56">smaller, but still not the prime field.</text:span></text:p>
      <text:p text:style-name="P38"/>
      <text:p text:style-name="P152"><text:span text:style-name="T133">The program</text:span> works by reading and writing one row at a time, so is <text:span text:style-name="T133">virtually</text:span> unlimited in the size of matrix it can handle.</text:p>
      <text:p text:style-name="P152"/>
      <text:p text:style-name="P159">There is only one version – zk<text:span text:style-name="T143">c</text:span> – of this program.</text:p>
      <text:p text:style-name="P28"/>
      <text:p text:style-name="P68">Example</text:p>
      <text:p text:style-name="P28"/>
      <text:p text:style-name="P299">z<text:span text:style-name="T137">kc</text:span> <text:span text:style-name="T137">a1 9 b1</text:span></text:p>
      <text:p text:style-name="P28"/>
      <text:p text:style-name="P159">writes b1 as the matrix a1, but <text:span text:style-name="T139">written </text:span>over the field of order 9. <text:s/>The matrix a1 must be <text:span text:style-name="T143">over a field of order { 9 , 81 , 729 , 6561 , 59049 }, </text:span>or an error message will be given. <text:s/><text:span text:style-name="T143">Furthermore the basis must be such that each element of the input matrix is </text:span><text:soft-page-break/><text:span text:style-name="T143">actually already in the field of order 9, even though it is not written as such. <text:s/>The “standard basis” procedure is usually used to reach this stage.</text:span></text:p>
      <text:p text:style-name="P134"/>
      <text:p text:style-name="P237">Performance.</text:p>
      <text:p text:style-name="P142"/>
      <text:p text:style-name="P171">The performance of this program is relatively insensitive to the field. <text:s/>For 100,000 x 100,000 it took 512 sec from 3<text:span text:style-name="T42">10</text:span> to 3<text:span text:style-name="T42">2</text:span>, 629 sec from 991<text:span text:style-name="T42">3</text:span> to 991, 442 sec from 2<text:span text:style-name="T42">3</text:span> to 2 and 424 sec from 5<text:span text:style-name="T42">6</text:span> to 5<text:span text:style-name="T42">3</text:span>.</text:p>
      <text:p text:style-name="P142"/>
      <text:p text:style-name="P142">The program is of quadratic complexity in the dimension <text:span text:style-name="T133">and uses only a single core.</text:span></text:p>
      <text:p text:style-name="P142"/>
      <text:p text:style-name="P245">Suggestions for Version 3.</text:p>
      <text:p text:style-name="P163"/>
      <text:p text:style-name="P43"><text:span text:style-name="T56">Once the linear functions module has settled down it should be possible to do large extension fields to </text:span><text:span text:style-name="T73">smaller</text:span><text:span text:style-name="T56"> ones by working with little matrices and vectors mod p, </text:span><text:span text:style-name="T73">thereby allowing the program to work in all cases.</text:span></text:p>
      <text:p text:style-name="P170"/>
      <text:p text:style-name="P44"><text:span text:style-name="T73">I</text:span><text:span text:style-name="T56">t would also be possible to use some sort of hash-table look-up for the case where the input field is large but the output field is reasonably small.</text:span></text:p>
      <text:p text:style-name="P170"/>
      <text:p text:style-name="P90">z<text:span text:style-name="T135">kx</text:span><text:span text:style-name="T108"> </text:span><text:span text:style-name="T111">&lt;</text:span><text:span text:style-name="T110">input&gt; </text:span><text:span text:style-name="T112">&lt;big field order &gt; </text:span><text:span text:style-name="T110">&lt;output&gt;</text:span></text:p>
      <text:p text:style-name="P288">Field Extend.</text:p>
      <text:p text:style-name="P27"/>
      <text:p text:style-name="P37"><text:span text:style-name="T135">Each entry in the input matrix (in a “smaller” field) is rewritten in a larger field whose order is given in &lt;big field order&gt;. <text:s/>There are issues if the input is already over an extension field approaching 2</text:span><text:span text:style-name="T45">32</text:span><text:span text:style-name="T70">, as described below. <text:s/>The input field must be a subfield of the field of order &lt;big field order&gt;.</text:span></text:p>
      <text:p text:style-name="P154"/>
      <text:p text:style-name="P37">Internally it uses t<text:span text:style-name="T137">hree</text:span> modes. <text:s/></text:p>
      <text:p text:style-name="P37">Mode 1 just copies the matrix when the field<text:span text:style-name="T137">s are identical</text:span>.</text:p>
      <text:p text:style-name="P37">Mode 2 uses <text:span text:style-name="T137">the natural embedding if the field of &lt;input&gt; is of prime order.</text:span></text:p>
      <text:p text:style-name="P37">Mode 3 <text:span text:style-name="T137">makes a look-up table for each element of the smaller &lt;input&gt; field, and then looks up each input element to produce the output element.</text:span></text:p>
      <text:p text:style-name="P37"/>
      <text:p text:style-name="P151"><text:span text:style-name="T133">The program</text:span> works by reading and writing one row at a time, so is <text:span text:style-name="T133">virtually</text:span> unlimited in the size of matrix it can handle.</text:p>
      <text:p text:style-name="P151"/>
      <text:p text:style-name="P156">There is only one version – zkx – of this program.</text:p>
      <text:p text:style-name="P27"/>
      <text:p text:style-name="P67">Example</text:p>
      <text:p text:style-name="P27"/>
      <text:p text:style-name="P298">z<text:span text:style-name="T137">kx</text:span> <text:span text:style-name="T137">a1 729 b1</text:span></text:p>
      <text:p text:style-name="P27"/>
      <text:p text:style-name="P157">writes b1 as the matrix a1, but <text:span text:style-name="T139">written </text:span>over the field of order 729. <text:s/>The matrix a1 must be over a field of order 3, 9, 27 or 729, or an error message will be given.</text:p>
      <text:p text:style-name="P133"/>
      <text:p text:style-name="P236"><text:soft-page-break/>Performance.</text:p>
      <text:p text:style-name="P140"/>
      <text:p text:style-name="P156">Mode 1 (fields identical) is not a very useful case, and should run at I/O speed. <text:s/><text:span text:style-name="T140">For example</text:span> <text:span text:style-name="T140">100,000 x 100,000 takes 52 seconds from 2</text:span><text:span text:style-name="T47">2</text:span><text:span text:style-name="T140"> to 2</text:span><text:span text:style-name="T47">2</text:span><text:span text:style-name="T140">.</text:span></text:p>
      <text:p text:style-name="P156">Mode 2 (extending from a ground field to an extension field) <text:span text:style-name="T141">is</text:span> fine in all cases. <text:s/><text:span text:style-name="T141">For example extending 61 to 61</text:span><text:span text:style-name="T48">4</text:span><text:span text:style-name="T138"> (13845841) takes 530 seconds at 100,000 x 100,000. <text:s/>No table look-up is required in this case.</text:span></text:p>
      <text:p text:style-name="P158">Mode 3 (Extending from an extension field to a larger extension field) is fine provided the <text:span text:style-name="T125">field</text:span> of the &lt;input&gt; is less than 1,000,000 or so. <text:s/><text:span text:style-name="T140">Extending 100,000 x 100,000 <text:s/>from 2</text:span><text:span text:style-name="T47">2</text:span><text:span text:style-name="T140"> to 2</text:span><text:span text:style-name="T47">4</text:span><text:span text:style-name="T140"> takes 300 sec, from 2</text:span><text:span text:style-name="T47">2</text:span><text:span text:style-name="T140"> to 2</text:span><text:span text:style-name="T47">12</text:span><text:span text:style-name="T140"> takes 350 sec, and from 3</text:span><text:span text:style-name="T48">6</text:span><text:span text:style-name="T140"> to 3</text:span><text:span text:style-name="T48">12</text:span><text:span text:style-name="T140"> takes 675 sec.</text:span></text:p>
      <text:p text:style-name="P158"><text:span text:style-name="T140">F</text:span>or “massive” &lt;input&gt; <text:span text:style-name="T1">extension</text:span> field<text:span text:style-name="T141">s, however</text:span>, this program is slow and may even fail entirely <text:span text:style-name="T144">due to the excessive size of the look-up table</text:span>. <text:s/><text:span text:style-name="T138">For example, extending 3</text:span><text:span text:style-name="T46">12</text:span><text:span text:style-name="T138"> (531,441) to 3</text:span><text:span text:style-name="T46">24</text:span><text:span text:style-name="T138"> , it takes nearly a minute to build the look-up table, though the conversion of a 10,000 x 10,000 matrix then only takes another ten seconds. </text:span></text:p>
      <text:p text:style-name="P141"/>
      <text:p text:style-name="P141">The program is of quadratic complexity in the dimension <text:span text:style-name="T133">and uses only a single core.</text:span></text:p>
      <text:p text:style-name="P141"/>
      <text:p text:style-name="P244">Suggestions for Version 3.</text:p>
      <text:p text:style-name="P162"/>
      <text:p text:style-name="P162">Once the linear functions module has settled down it should be possible to do large extension fields to yet larger ones by working with little matrices and vectors mod p, removing the need for the look-up table when the input is over a large extension field.</text:p>
      <text:p text:style-name="P176">The look-up table method should still be used for small and moderate starting fields.</text:p>
      <text:p text:style-name="P176"/>
      <text:p text:style-name="P167"/>
      <text:p text:style-name="P96">z<text:span text:style-name="T179">pt</text:span><text:span text:style-name="T108"> </text:span><text:span text:style-name="T111">&lt;</text:span><text:span text:style-name="T122">vec</text:span><text:span text:style-name="T110">&gt; </text:span><text:span text:style-name="T112">&lt;</text:span><text:span text:style-name="T122">gen-pfx</text:span><text:span text:style-name="T112"> &gt; </text:span><text:span text:style-name="T110">&lt;</text:span><text:span text:style-name="T122">#gens</text:span><text:span text:style-name="T110">&gt; </text:span><text:span text:style-name="T122">&lt;output-space&gt;</text:span></text:p>
      <text:p text:style-name="P295">Prethrash</text:p>
      <text:p text:style-name="P34"/>
      <text:p text:style-name="P86">This program has not yet been written!</text:p>
      <text:p text:style-name="P46"/>
      <text:p text:style-name="P49">The vector <text:span text:style-name="T127">TBD</text:span><text:span text:style-name="T124"> or vectors?</text:span> in &lt;vec&gt; <text:span text:style-name="T180">is grown to a space that </text:span>is multiplied repeatedly by the generators, <text:span text:style-name="T180">discarding any that are linearly dependent,</text:span> until <text:span text:style-name="T180">it reaches the stage where 64 vectors </text:span><text:span text:style-name="T127">TBD</text:span><text:span text:style-name="T124"> can this be over-ridden by the user?</text:span><text:span text:style-name="T180"> or more would be multiplied by the next generator. <text:s/>It is then output, along with a little file </text:span><text:span text:style-name="T126">(</text:span><text:span text:style-name="T127">TBD</text:span><text:span text:style-name="T124"> to ./nextgen?)</text:span><text:span text:style-name="T109"> </text:span><text:span text:style-name="T127">TBD</text:span><text:span text:style-name="T124"> in decimal? <text:s/>In standard file format?</text:span><text:span text:style-name="T180"> specifying the next generator that was not used.</text:span></text:p>
      <text:p text:style-name="P41"/>
      <text:p text:style-name="P76">Design.</text:p>
      <text:p text:style-name="P46"/>
      <text:p text:style-name="P50">The program works in a single core in Dfmt, retaining the original orbit of vectors. <text:s/>It works by keeping and multiplying the original vectors, keeping a separate echelon form (unreduced – not back-cleaned) to test linear dependence. <text:s/>It is therefore suitable for both split and standard-base</text:p>
      <text:p text:style-name="P49"/>
      <text:p text:style-name="P177"/>
      <text:p text:style-name="P93"><text:soft-page-break/>z<text:span text:style-name="T157">s2</text:span><text:span text:style-name="T108"> </text:span><text:span text:style-name="T111">&lt;</text:span><text:span text:style-name="T114">m1</text:span><text:span text:style-name="T110">&gt; </text:span><text:span text:style-name="T112">&lt;</text:span><text:span text:style-name="T114">m2</text:span><text:span text:style-name="T112"> <text:s/></text:span><text:span text:style-name="T119">=</text:span><text:span text:style-name="T112"> </text:span><text:span text:style-name="T118">Symmetric</text:span><text:span text:style-name="T117"> of m1</text:span><text:span text:style-name="T112">&gt;</text:span></text:p>
      <text:p text:style-name="P291"><text:span text:style-name="T157">Symmetric square – action on quadratic polynomials</text:span>.</text:p>
      <text:p text:style-name="P31"/>
      <text:p text:style-name="P181">This program <text:span text:style-name="T152">reads m1 into memory, and then forms its symmetric square. <text:s/>There is no requirement that m1 be square.</text:span></text:p>
      <text:p text:style-name="P181"/>
      <text:p text:style-name="P188">The basis chosen for the resulting space is <text:span text:style-name="T158">first Vi.Vi for all I, and then </text:span>(Vi.Vj<text:span text:style-name="T157">+Vj.Vi</text:span>) for i &lt; j in lexicographic order of the pair (i,j).<text:span text:style-name="T159"> <text:s/></text:span><text:span text:style-name="T160">Cut-n-paste and </text:span><text:span text:style-name="T159">DSMad </text:span><text:span text:style-name="T160">are used </text:span><text:span text:style-name="T159">for the innermost loop.</text:span></text:p>
      <text:p text:style-name="P188"/>
      <text:p text:style-name="P196">The program computes the action on quadratic polynomials. <text:s/>In characteristic 2 this is the tensor square modulo the exterior square, with the Frobenius square as a submodule. <text:s/>If the action on the subspace is wanted, this can be obtained by first transposing the generators, then applying this program, then transposing the result.</text:p>
      <text:p text:style-name="P188"/>
      <text:p text:style-name="P71">Example</text:p>
      <text:p text:style-name="P31"/>
      <text:p text:style-name="P302">z<text:span text:style-name="T157">s2</text:span> <text:span text:style-name="T137">a1 b1</text:span></text:p>
      <text:p text:style-name="P31"/>
      <text:p text:style-name="P181">Computes the <text:span text:style-name="T158">symmetric square of a1 and writes it to b1</text:span>.</text:p>
      <text:p text:style-name="P137"/>
      <text:p text:style-name="P240">Performance.</text:p>
      <text:p text:style-name="P146"/>
      <text:p text:style-name="P191">Making the <text:span text:style-name="T158">symmetric</text:span> square of 44<text:span text:style-name="T157">7</text:span> (giving dimension 100128) for the following fields takes the times given. <text:s text:c="2"/>q=2 takes 13 sec, q=3 takes <text:span text:style-name="T158">39</text:span> sec, q=17 takes <text:span text:style-name="T158">105</text:span> sec, q=169 takes <text:span text:style-name="T154">106 sec</text:span>, q=<text:span text:style-name="T154">15625 (5</text:span><text:span text:style-name="T53">6</text:span><text:span text:style-name="T154">) takes 408 sec, q=234571 (a prime) takes 515 sec.</text:span></text:p>
      <text:p text:style-name="P194">For extension fields above 65536, performance is much lower. <text:s/>Making the <text:span text:style-name="T157">symmetric</text:span> square of 14<text:span text:style-name="T158">1</text:span> (giving dimension 10011) for 823543 (7<text:span text:style-name="T42">7</text:span>) takes <text:span text:style-name="T174">1425 <text:s/>sec, or about 24 <text:s/>mins.</text:span></text:p>
      <text:p text:style-name="P193"/>
      <text:p text:style-name="P193">Performance is quadratic in the dimension <text:span text:style-name="T173">and only a single core is used.</text:span></text:p>
      <text:p text:style-name="P146"/>
      <text:p text:style-name="P248">Suggestions for Version 3.</text:p>
      <text:p text:style-name="P263"/>
      <text:p text:style-name="P259">It is possible that a version of this program using linear form technology would improve things considerably for large extension fields.</text:p>
      <text:p text:style-name="P174"/>
      <text:p text:style-name="P91">z<text:span text:style-name="T145">te</text:span><text:span text:style-name="T108"> </text:span><text:span text:style-name="T111">&lt;</text:span><text:span text:style-name="T114">m1</text:span><text:span text:style-name="T110">&gt; </text:span><text:span text:style-name="T112">&lt;</text:span><text:span text:style-name="T114">m2</text:span><text:span text:style-name="T112"> &gt; </text:span><text:span text:style-name="T110">&lt;</text:span><text:span text:style-name="T115">m3 </text:span><text:span text:style-name="T119">=</text:span><text:span text:style-name="T115"> </text:span><text:span text:style-name="T116">m1 tensor m2</text:span><text:span text:style-name="T110">&gt;</text:span></text:p>
      <text:p text:style-name="P289"><text:span text:style-name="T145">Tensor Product</text:span>.</text:p>
      <text:p text:style-name="P29"/>
      <text:p text:style-name="P178">This program take two matrices m1 and m2, and forms their tensor product <text:span text:style-name="T147">m3</text:span>. <text:s/><text:span text:style-name="T148">In general, the operation will be fastest if m2 is the larger, provided only that m2 fits into memory.</text:span></text:p>
      <text:p text:style-name="P135"/>
      <text:p text:style-name="P178">Internally it uses <text:span text:style-name="T147">one of three strategies.</text:span></text:p>
      <text:p text:style-name="P178"><text:soft-page-break/><text:span text:style-name="T147">Strategy 0</text:span> is only used when the resulting matrix has zero entries – one of the input dimensions is zero. <text:s/>The program still reads through the input matrices to check the checksum and to write the logfile.</text:p>
      <text:p text:style-name="P178"><text:span text:style-name="T147">Strategy 1</text:span> is the natural <text:span text:style-name="T147">one</text:span>, whereby matrix m2 is read into memory, and the matrix m1 is read one row at a time. <text:s/>As many rows of the result matrix m3 are computed at once as will fit in memory, <text:span text:style-name="T150">computed</text:span> <text:span text:style-name="T147">using cut-n-paste and scalar multiplication. <text:s/>This strategy is used provided matrix m2, one row of m1 and at least one row of m3 and a working row of m2 can all fit together into memory.</text:span></text:p>
      <text:p text:style-name="P179"><text:span text:style-name="T147">Strategy</text:span> <text:span text:style-name="T147">2</text:span> <text:span text:style-name="T146">is for when m2 is huge and m1 is tiny. <text:s/>For each row of m1 the matrix m2 is read and a chunk of m3 written with as many rows as m2 has. <text:s/>Again cut-n-paste is used to increase performance. <text:s/>This strategy is used only when there is not enough memory for strategy 1, and where at least one row of matrices m1 and m3, and two rows of m2 fit in memory. <text:s/></text:span></text:p>
      <text:p text:style-name="P135"/>
      <text:p text:style-name="P69">Example</text:p>
      <text:p text:style-name="P29"/>
      <text:p text:style-name="P300">z<text:span text:style-name="T145">te</text:span> <text:span text:style-name="T137">a1 b1 c1</text:span></text:p>
      <text:p text:style-name="P29"/>
      <text:p text:style-name="P178">Computes the tensor product of a1 and b1, and writes the result to c1. <text:s/>The matrix c1 therefore has a block structure, where each block is a copy of matrix b1 scaled by the entry in a1 corresponding to the block.</text:p>
      <text:p text:style-name="P135"/>
      <text:p text:style-name="P238">Performance.</text:p>
      <text:p text:style-name="P143"/>
      <text:p text:style-name="P186"><text:span text:style-name="T148">Under normal circumstances, the performance is dominated by the time taken to write the result. <text:s/>For example for 100x100 tensor 1000x1000 to produce a matrix of 100,000x100,000 for the following fields, the times given. <text:s/>q=2 takes 10 sec, q=3 takes 19 sec, q=243 (3</text:span><text:span text:style-name="T50">5</text:span><text:span text:style-name="T148">) takes 108 sec, <text:s/>q=257 takes 240 sec. <text:s/>In common with meataxe64 generally, performance is poor for extension fields of order greater than 65536, so that 100x100 tensor 100x100 for the field of order 9765625 (5</text:span><text:span text:style-name="T51">10</text:span><text:span text:style-name="T149">) takes 1410 sec (23.5 mins). <text:s/>This is primarily spent doing the 10</text:span><text:span text:style-name="T52">8</text:span><text:span text:style-name="T151"> field multiplications.</text:span></text:p>
      <text:p text:style-name="P186"/>
      <text:p text:style-name="P197">Only a single core is used.</text:p>
      <text:p text:style-name="P144"/>
      <text:p text:style-name="P246">Suggestions for Version 3.</text:p>
      <text:p text:style-name="P164"/>
      <text:p text:style-name="P228">For extension fields of order greater than 65536 it may be desirable to find a better way to multiply field elements for this program. <text:s/>For example, where log and antilog tables fit in memory, it would be worthwhile for large matrices to compute this upfront for the zte program. <text:s/>Alternatively the linear functions module may provide a better approach once it is settled.</text:p>
      <text:p text:style-name="P228"/>
      <text:p text:style-name="P97">z<text:span text:style-name="T145">tr</text:span><text:span text:style-name="T108"> </text:span><text:span text:style-name="T111">&lt;</text:span><text:span text:style-name="T114">m1</text:span><text:span text:style-name="T110">&gt; </text:span><text:span text:style-name="T112">&lt;</text:span><text:span text:style-name="T114">m2</text:span><text:span text:style-name="T112"> </text:span><text:span text:style-name="T123">= transpose of m1</text:span><text:span text:style-name="T112">&gt;</text:span></text:p>
      <text:p text:style-name="P294"><text:span text:style-name="T209">Transpose</text:span>.</text:p>
      <text:p text:style-name="P35"/>
      <text:p text:style-name="P185">This program take<text:span text:style-name="T209">s</text:span> <text:span text:style-name="T209">one input matrix and computes its transpose.</text:span></text:p>
      <text:p text:style-name="P229"><text:soft-page-break/>There are currently <text:span text:style-name="T211">four</text:span> implementations. <text:s/>ztr1 is a simple-minded memory version for testing purposes only. <text:s/>ztr2 <text:span text:style-name="T211">does a single-core slab-based transpose in memory, ztr3 used multiple cores in memory - now entirely obsolete. <text:s/>ztr4 is the production version, transposing in memory if possible, otherwise chopping on disk. <text:s/>The slab transpose uses cache-friendly look-up tables and a single core is fast enough to keep up with the disk. <text:s/>This version will only use 10% of memory at most.</text:span></text:p>
      <text:p text:style-name="P229"/>
      <text:p text:style-name="P74">Example</text:p>
      <text:p text:style-name="P35"/>
      <text:p text:style-name="P305">z<text:span text:style-name="T145">tr</text:span> <text:span text:style-name="T137">a1 b1</text:span></text:p>
      <text:p text:style-name="P35"/>
      <text:p text:style-name="P185">Computes the <text:span text:style-name="T209">transpose of a1 and put the result into b1.</text:span></text:p>
      <text:p text:style-name="P185"/>
      <text:p text:style-name="P243">Performance.</text:p>
      <text:p text:style-name="P149"/>
      <text:p text:style-name="P229">The performance is dominated by the time taken to perform the disk I/O. <text:s/>On my laptop, it takes 25 seconds to transpose a 1 GB matrix<text:span text:style-name="T212"> essentially</text:span> independent of the field.</text:p>
      <text:p text:style-name="P149"/>
      <text:p text:style-name="P251">Suggestions for Version 3.</text:p>
      <text:p text:style-name="P168"/>
      <text:p text:style-name="P231">No enhancement currently expected.</text:p>
      <text:p text:style-name="P308"><text:span text:style-name="T191">Appendix</text:span> <text:span text:style-name="T214">1</text:span> – <text:span text:style-name="T192">Things to do.</text:span></text:p>
      <text:p text:style-name="P121"/>
      <text:p text:style-name="P270"><text:span text:style-name="T204">1. <text:s/></text:span><text:span text:style-name="T205">Port zpe to new interfaces <text:s/></text:span><text:span text:style-name="T192">DONE</text:span>.</text:p>
      <text:p text:style-name="P283">The zpe program is now the only program that uses the older technology. <text:s/>It needs to be ported to the new interfaces, after which a general clear-up of the thread-farm will be possible, deleting lots of older routines. <text:s/>There is also a more minor clear-up of the proggies, which probably still have some older things.</text:p>
      <text:p text:style-name="P281"><text:span text:style-name="T192">2</text:span>. <text:s/><text:span text:style-name="T192">Write a proper (multi-core) ftra</text:span>.<text:span text:style-name="T210"> <text:s/></text:span><text:span text:style-name="T197">NOT NEEDED</text:span></text:p>
      <text:p text:style-name="P283">Thackray’s ztr4 is now working correctly, but the foo program that it calls is still the single-core version.<text:span text:style-name="T210"> <text:s/>NO! <text:s/>The table-based single-core ftra is now fast enough.</text:span></text:p>
      <text:p text:style-name="P270"><text:span text:style-name="T192">3</text:span>. <text:s/><text:span text:style-name="T192">Sort out mezzanine.</text:span></text:p>
      <text:p text:style-name="P214">Ther<text:span text:style-name="T213">e are eventually two mezzanine programs</text:span>.<text:span text:style-name="T213"> <text:s/>The first (and easiest) is multiply-and-add. <text:s/>This is mainly done, needing only flow-control on the addition matrix. <text:s/>The Gaussian one needs to address the problem of multi-core </text:span><text:span text:style-name="T159">Gaussian elimination.</text:span><text:span text:style-name="T166"> <text:s/>Hopefully Gabi will write the "paper" that will clarify this procedure.</text:span><text:span text:style-name="T213"> <text:s/></text:span></text:p>
      <text:p text:style-name="P270"><text:span text:style-name="T192">4</text:span>. <text:s/><text:span text:style-name="T192">zpe needs to emit the row-select</text:span>.</text:p>
      <text:p text:style-name="P213">Full-scale splitting, let alone Standard Base, require knowledge of which of the new rows were linearly independent, so that these can be row-selected and further multiplied by the generators. <text:s/><text:span text:style-name="T198">This may be sufficient to produce an early “standard base” program/shell-script.</text:span></text:p>
      <text:p text:style-name="P270"><text:span text:style-name="T192">5</text:span>. <text:s/><text:span text:style-name="T213">Function for disk chopping Gaussian.</text:span></text:p>
      <text:p text:style-name="P232"><text:span text:style-name="T166">A</text:span><text:span text:style-name="T159"> whole new algorithm is needed here. <text:s/>The input matrix is chopped horizontally (only) on disk, and then the parts are subjected to mezzanine Gaussian and mezzanine multiply-and-add. <text:s/>This must (optionally) handle keeptrack, and we must consider whether a non-back-cleaned option is appropriate.</text:span></text:p>
      <text:p text:style-name="P270"><text:span text:style-name="T205">6</text:span><text:span text:style-name="T204">. <text:s/></text:span><text:span text:style-name="T205">Need a simple pre-thrash program</text:span><text:span text:style-name="T204">. <text:s/></text:span><text:span text:style-name="T203">DONE</text:span></text:p>
      <text:p text:style-name="P284">At the very early stages of spinning, whether for split or for standard base, a program is needed that simply works by reading the generators a few rows at a time and multiplies vectors, directly in Dfmt, and keeps a Gaussian version of the vectors also to test linear dependence.</text:p>
      <text:p text:style-name="P270"><text:span text:style-name="T192">7</text:span>. <text:s/><text:span text:style-name="T192">Grow the RDL, MOJ and JOB structures.</text:span></text:p>
      <text:p text:style-name="P102">The interfaces to the thread farm have now been changed, but the job of making more structures when they run out has not yet been done.</text:p>
      <text:p text:style-name="P270"><text:span text:style-name="T192">8</text:span>. <text:s/><text:span text:style-name="T193">Grow the runnable job heap</text:span></text:p>
      <text:p text:style-name="P215"><text:span text:style-name="T163">E</text:span><text:span text:style-name="T159">ach layer of the runnable job heap needs to be a separate “malloc” and the heap managed so that the rows use an array of pointers rather than a single array.</text:span></text:p>
      <text:p text:style-name="P271"><text:span text:style-name="T193">9</text:span>. <text:s/><text:span text:style-name="T193">HPMI for characteristic 5.</text:span></text:p>
      <text:p text:style-name="P215"><text:span text:style-name="T163">T</text:span><text:span text:style-name="T159">he “logic-13” approach has been fairly completely designed. <text:s/>It remains to implement it. <text:s/>I am not sure whether anything other than AVX-2 will be worth doing – I think it is OK to insist on Haswell+ for big work in characteristic 5.</text:span></text:p>
      <text:p text:style-name="P271">1<text:span text:style-name="T193">0</text:span>. <text:s/><text:span text:style-name="T193">The Barrett-41 might be replaced with Barrett-64</text:span></text:p>
      <text:p text:style-name="P215"><text:span text:style-name="T163">T</text:span><text:span text:style-name="T159">he Barrett 64 approach is more powerful than 41, but it is a subroutine call and it may be that Barrett-41 still has a place. <text:s/>This needs to be checked out, and a decision made as to how to proceed.</text:span></text:p>
      <text:p text:style-name="P215"><text:span text:style-name="T171">1</text:span><text:span text:style-name="T170">1</text:span><text:span text:style-name="T171">. <text:s/></text:span><text:span text:style-name="T170">How much performance is lost with Cfmt-Dfmt-Cfmt conversions?</text:span></text:p>
      <text:p text:style-name="P215"><text:span text:style-name="T163">A</text:span><text:span text:style-name="T159">t present, the slab multiplication converts the output to Dfmt and does the addition in Dfmt. <text:s/>It would surely be faster to have an alternative whereby the Cfmt is passed from slab to slab, though I don’t know how much faster that would be.</text:span></text:p>
      <text:p text:style-name="P272">1<text:span text:style-name="T194">2</text:span>. <text:s/><text:span text:style-name="T194">Start the job of having polynomials in meataxe64</text:span>.</text:p>
      <text:p text:style-name="P216"><text:span text:style-name="T163">T</text:span><text:span text:style-name="T159">he Holt/Rees trick is probably the place to start. <text:s/>Currently it is not really possible to work even with small matrices over large fields, and this should be fixed.</text:span></text:p>
      <text:p text:style-name="P272"><text:soft-page-break/>1<text:span text:style-name="T194">3</text:span>. <text:s/><text:span text:style-name="T194">Review the field programs zfr, zkx, zkc and zkb now the field stuff works.</text:span></text:p>
      <text:p text:style-name="P212"><text:span text:style-name="T163">The</text:span><text:span text:style-name="T164">se four programs were written before the “ground field” changes were done to the field module. <text:s/>They should now be upgraded to use these features, both for performance and also to make them work in harder cases.</text:span></text:p>
      <text:p text:style-name="P272">1<text:span text:style-name="T194">4</text:span>. <text:s/>“<text:span text:style-name="T194">thrash” program wanted</text:span>.</text:p>
      <text:p text:style-name="P216"><text:span text:style-name="T163">A</text:span><text:span text:style-name="T159">fter pre-thrash, the next stage is to use multi-core slab proggies to grow a small (but not tiny) space into a memory-full of invariant subspace.</text:span></text:p>
      <text:p text:style-name="P280">1<text:span text:style-name="T194">5</text:span>. <text:s/><text:span text:style-name="T194">A program to compute the Albrecht linear forms.</text:span><text:span text:style-name="T196">DONE</text:span></text:p>
      <text:p text:style-name="P282"><text:span text:style-name="T163">A</text:span><text:span text:style-name="T159">t present, linear forms can compute only with quadratic extensions (Karatsuba) and the field of order 8. <text:s/>Probably the key difficulty for doing other fields is to do the Gaussian work over the prime field to compute the linear forms. <text:s/>A secondary issue is to convert the matrices into a sequence of program steps to execute them. <text:s/>This would enable fields li</text:span><text:span text:style-name="T167">k</text:span><text:span text:style-name="T159">e 16, 27, 125 etc. to utilize the HPMI, which currently they do not.</text:span></text:p>
      <text:p text:style-name="P272">1<text:span text:style-name="T194">6</text:span>. <text:s/><text:span text:style-name="T194">Large prime HPMI</text:span>.</text:p>
      <text:p text:style-name="P216"><text:span text:style-name="T163">T</text:span><text:span text:style-name="T159">here are vectorized instructions that can be used to multiply lots of values at once, and (probably with several versions) this can be used to work with large primes. <text:s/>I think that different sized primes need their own version (e.g. 8-bit, 16-bit and 32-bit primes) and additionaly there may be two versions depending on how often the reduction mod p is needed. (often or rarely at least).</text:span></text:p>
      <text:p text:style-name="P272">1<text:span text:style-name="T194">7</text:span>. <text:s/><text:span text:style-name="T194">AS-code HPMI</text:span>.</text:p>
      <text:p text:style-name="P216"><text:span text:style-name="T163">F</text:span><text:span text:style-name="T159">or moderate primes (probably 11-5000) the fastest way I know to multiply matrices is to use the AS-codes. <text:s/>There is considerable difficulty in finding the correct compromise between speed and generality – the fastest for any given prime is best done specificatlly for that prime. <text:s/>This is particularly the case for “adequate reduction”.</text:span></text:p>
      <text:p text:style-name="P273">1<text:span text:style-name="T213">8</text:span>. <text:s/><text:span text:style-name="T213">Slab echelize speedup.</text:span></text:p>
      <text:p text:style-name="P104">The plan is to implement a pivot extract from Cfmt and Dftm-&gt;Cfmt conversion in the HPMI, to upgrade linear forms to enable them to extract into target (a bit like Cfmt, but in Dfmt) form, and then to change slab echelize to do a "batch" of rows in Dfmt, and then use the HPMI to do the majority of the cleaning.</text:p>
      <text:p text:style-name="P273">1<text:span text:style-name="T213">9</text:span>. <text:s/><text:span text:style-name="T213">A version of spinning with an instructions file.</text:span></text:p>
      <text:p text:style-name="P104">For free decomposition we will need a program that spins a batch of rows according to an instructions file. <text:s/>This can be used for standard base and pre-thrash, I believe.</text:p>
      <text:p text:style-name="P273"><text:span text:style-name="T213">20</text:span>. <text:s/><text:span text:style-name="T213">Pubcrawl.</text:span></text:p>
      <text:p text:style-name="P104">This program reads a group as permutations and a maximum number of registers, and produces an instructions file for visiting all the points exactly once.</text:p>
      <text:p text:style-name="P274"><text:span text:style-name="T213">21</text:span>. <text:s/><text:span text:style-name="T214">Vector Permute.</text:span></text:p>
      <text:p text:style-name="P105">As a minimum, we need a method for producing permutations for input to pubcrawl. <text:s/>There is then a very considerable scope for enhancement to work with spaces rather than vectors, helper-subgroups, multiple cores, direct condense (including trivial source condense) etc. etc. etc.</text:p>
      <text:p text:style-name="P274"><text:span text:style-name="T213">22</text:span>. <text:s/><text:span text:style-name="T214">Standard Base with instruction output.</text:span></text:p>
      <text:p text:style-name="P233"><text:span text:style-name="T159">This is needed when a new representation is investigated to produce the instruction file (including the register limit) for testing isomorphism via the spin-with-instructions. <text:s/></text:span><text:span text:style-name="T168">It is not clear where the group-algebra element belongs.</text:span></text:p>
      <text:p text:style-name="P275"><text:span text:style-name="T213">23</text:span>. <text:s/><text:span text:style-name="T213">Peakword search.</text:span></text:p>
      <text:p text:style-name="P106">This may well be several programs, whose aim is to take a set of (mainly small) representations and search for group-algebra elements with suitable nullity properties.</text:p>
      <text:p text:style-name="P106"/>
      <text:p text:style-name="P276"><text:soft-page-break/><text:span text:style-name="T213">24.</text:span> <text:span text:style-name="T215">3-tensor "transpose".</text:span></text:p>
      <text:p text:style-name="P107">For large matrices, this is a heavily disk-based operation needed to take a 3-tensor and swap the second and third indices. <text:s/>In other words, it permutes the rows such that instead of the batches being contiguous, the images of each vector of a batch are contingu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06-23T19:53:56.955917738</dc:date>
    <meta:editing-duration>P1DT5H51M38S</meta:editing-duration>
    <meta:editing-cycles>234</meta:editing-cycles>
    <meta:generator>LibreOffice/5.1.6.2$Linux_X86_64 LibreOffice_project/10m0$Build-2</meta:generator>
    <meta:print-date>2016-05-21T17:31:23.826722282</meta:print-date>
    <meta:document-statistic meta:table-count="0" meta:image-count="0" meta:object-count="0" meta:page-count="31" meta:paragraph-count="498" meta:word-count="10018" meta:character-count="56248" meta:non-whitespace-character-count="46105"/>
  </office:meta>
</office:document-meta>
</file>